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10" style:family="table-cell">
      <style:table-cell-properties fo:padding="0.0201in" fo:border-left="0.0007in solid #000000" fo:border-right="none" fo:border-top="none" fo:border-bottom="0.0347in solid #000000"/>
    </style:style>
    <style:style style:name="t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10" style:family="table-cell">
      <style:table-cell-properties fo:padding="0.0201in" fo:border-left="0.0007in solid #000000" fo:border-right="none" fo:border-top="none" fo:border-bottom="0.0347in solid #000000"/>
    </style:style>
    <style:style style:name="t2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6694in" style:rel-column-width="6553*"/>
    </style:style>
    <style:style style:name="s2.J" style:family="table-column">
      <style:table-column-properties style:column-width="0.6701in" style:rel-column-width="6558*"/>
    </style:style>
    <style:style style:name="s2.A1" style:family="table-cell">
      <style:table-cell-properties fo:padding="0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10" style:family="table-cell">
      <style:table-cell-properties fo:padding="0.0201in" fo:border-left="0.0007in solid #000000" fo:border-right="none" fo:border-top="none" fo:border-bottom="0.0347in solid #000000"/>
    </style:style>
    <style:style style:name="t3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6694in" style:rel-column-width="6553*"/>
    </style:style>
    <style:style style:name="s3.J" style:family="table-column">
      <style:table-column-properties style:column-width="0.6701in" style:rel-column-width="6558*"/>
    </style:style>
    <style:style style:name="s3.A1" style:family="table-cell">
      <style:table-cell-properties fo:padding="0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3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3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10" style:family="table-cell">
      <style:table-cell-properties fo:padding="0.0201in" fo:border-left="0.0007in solid #000000" fo:border-right="none" fo:border-top="none" fo:border-bottom="0.0347in solid #000000"/>
    </style:style>
    <style:style style:name="t4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6694in" style:rel-column-width="6553*"/>
    </style:style>
    <style:style style:name="s4.J" style:family="table-column">
      <style:table-column-properties style:column-width="0.6701in" style:rel-column-width="6558*"/>
    </style:style>
    <style:style style:name="s4.A1" style:family="table-cell">
      <style:table-cell-properties fo:padding="0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4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4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10" style:family="table-cell">
      <style:table-cell-properties fo:padding="0.0201in" fo:border-left="0.0007in solid #000000" fo:border-right="none" fo:border-top="none" fo:border-bottom="0.0347in solid #000000"/>
    </style:style>
    <style:style style:name="t5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6694in" style:rel-column-width="6553*"/>
    </style:style>
    <style:style style:name="s5.J" style:family="table-column">
      <style:table-column-properties style:column-width="0.6701in" style:rel-column-width="6558*"/>
    </style:style>
    <style:style style:name="s5.A1" style:family="table-cell">
      <style:table-cell-properties fo:padding="0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5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5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table:align="margins" style:may-break-between-rows="false"/>
    </style:style>
    <style:style style:name="t6.A" style:family="table-column">
      <style:table-column-properties style:rel-column-width="7975*"/>
    </style:style>
    <style:style style:name="t6.B" style:family="table-column">
      <style:table-column-properties style:rel-column-width="4542*"/>
    </style:style>
    <style:style style:name="t6.C" style:family="table-column">
      <style:table-column-properties style:rel-column-width="4827*"/>
    </style:style>
    <style:style style:name="t6.D" style:family="table-column">
      <style:table-column-properties style:rel-column-width="14374*"/>
    </style:style>
    <style:style style:name="t6.E" style:family="table-column">
      <style:table-column-properties style:rel-column-width="6765*"/>
    </style:style>
    <style:style style:name="t6.F" style:family="table-column">
      <style:table-column-properties style:rel-column-width="6758*"/>
    </style:style>
    <style:style style:name="t6.I" style:family="table-column">
      <style:table-column-properties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10" style:family="table-cell">
      <style:table-cell-properties fo:padding="0.0201in" fo:border-left="0.0007in solid #000000" fo:border-right="none" fo:border-top="none" fo:border-bottom="0.0347in solid #000000"/>
    </style:style>
    <style:style style:name="t6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table:align="margins" style:may-break-between-rows="false"/>
    </style:style>
    <style:style style:name="s6.A" style:family="table-column">
      <style:table-column-properties style:rel-column-width="6553*"/>
    </style:style>
    <style:style style:name="s6.J" style:family="table-column">
      <style:table-column-properties style:rel-column-width="6558*"/>
    </style:style>
    <style:style style:name="s6.A1" style:family="table-cell">
      <style:table-cell-properties fo:padding="0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6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6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table:align="margins" style:may-break-between-rows="false"/>
    </style:style>
    <style:style style:name="t7.A" style:family="table-column">
      <style:table-column-properties style:rel-column-width="7973*"/>
    </style:style>
    <style:style style:name="t7.B" style:family="table-column">
      <style:table-column-properties style:rel-column-width="4540*"/>
    </style:style>
    <style:style style:name="t7.C" style:family="table-column">
      <style:table-column-properties style:rel-column-width="4826*"/>
    </style:style>
    <style:style style:name="t7.D" style:family="table-column">
      <style:table-column-properties style:rel-column-width="14376*"/>
    </style:style>
    <style:style style:name="t7.E" style:family="table-column">
      <style:table-column-properties style:rel-column-width="6763*"/>
    </style:style>
    <style:style style:name="t7.F" style:family="table-column">
      <style:table-column-properties style:rel-column-width="6756*"/>
    </style:style>
    <style:style style:name="t7.I" style:family="table-column">
      <style:table-column-properties style:rel-column-width="6782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10" style:family="table-cell">
      <style:table-cell-properties fo:padding="0.0201in" fo:border-left="0.0007in solid #000000" fo:border-right="none" fo:border-top="none" fo:border-bottom="0.0347in solid #000000"/>
    </style:style>
    <style:style style:name="t7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table:align="margins" style:may-break-between-rows="false"/>
    </style:style>
    <style:style style:name="s7.A" style:family="table-column">
      <style:table-column-properties style:rel-column-width="6553*"/>
    </style:style>
    <style:style style:name="s7.J" style:family="table-column">
      <style:table-column-properties style:rel-column-width="6558*"/>
    </style:style>
    <style:style style:name="s7.A1" style:family="table-cell">
      <style:table-cell-properties fo:padding="0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7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7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table:align="margins" style:may-break-between-rows="false"/>
    </style:style>
    <style:style style:name="t8.A" style:family="table-column">
      <style:table-column-properties style:rel-column-width="7975*"/>
    </style:style>
    <style:style style:name="t8.B" style:family="table-column">
      <style:table-column-properties style:rel-column-width="4542*"/>
    </style:style>
    <style:style style:name="t8.C" style:family="table-column">
      <style:table-column-properties style:rel-column-width="4827*"/>
    </style:style>
    <style:style style:name="t8.D" style:family="table-column">
      <style:table-column-properties style:rel-column-width="14374*"/>
    </style:style>
    <style:style style:name="t8.E" style:family="table-column">
      <style:table-column-properties style:rel-column-width="6765*"/>
    </style:style>
    <style:style style:name="t8.F" style:family="table-column">
      <style:table-column-properties style:rel-column-width="6758*"/>
    </style:style>
    <style:style style:name="t8.I" style:family="table-column">
      <style:table-column-properties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10" style:family="table-cell">
      <style:table-cell-properties fo:padding="0.0201in" fo:border-left="0.0007in solid #000000" fo:border-right="none" fo:border-top="none" fo:border-bottom="0.0347in solid #000000"/>
    </style:style>
    <style:style style:name="t8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table:align="margins" style:may-break-between-rows="false"/>
    </style:style>
    <style:style style:name="s8.A" style:family="table-column">
      <style:table-column-properties style:rel-column-width="6553*"/>
    </style:style>
    <style:style style:name="s8.J" style:family="table-column">
      <style:table-column-properties style:rel-column-width="6558*"/>
    </style:style>
    <style:style style:name="s8.A1" style:family="table-cell">
      <style:table-cell-properties fo:padding="0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8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8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table:align="margins" style:may-break-between-rows="false"/>
    </style:style>
    <style:style style:name="t9.A" style:family="table-column">
      <style:table-column-properties style:rel-column-width="7975*"/>
    </style:style>
    <style:style style:name="t9.B" style:family="table-column">
      <style:table-column-properties style:rel-column-width="4542*"/>
    </style:style>
    <style:style style:name="t9.C" style:family="table-column">
      <style:table-column-properties style:rel-column-width="4827*"/>
    </style:style>
    <style:style style:name="t9.D" style:family="table-column">
      <style:table-column-properties style:rel-column-width="14374*"/>
    </style:style>
    <style:style style:name="t9.E" style:family="table-column">
      <style:table-column-properties style:rel-column-width="6765*"/>
    </style:style>
    <style:style style:name="t9.F" style:family="table-column">
      <style:table-column-properties style:rel-column-width="6758*"/>
    </style:style>
    <style:style style:name="t9.I" style:family="table-column">
      <style:table-column-properties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10" style:family="table-cell">
      <style:table-cell-properties fo:padding="0.0201in" fo:border-left="0.0007in solid #000000" fo:border-right="none" fo:border-top="none" fo:border-bottom="0.0347in solid #000000"/>
    </style:style>
    <style:style style:name="t9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table:align="margins" style:may-break-between-rows="false"/>
    </style:style>
    <style:style style:name="s9.A" style:family="table-column">
      <style:table-column-properties style:rel-column-width="6553*"/>
    </style:style>
    <style:style style:name="s9.J" style:family="table-column">
      <style:table-column-properties style:rel-column-width="6558*"/>
    </style:style>
    <style:style style:name="s9.A1" style:family="table-cell">
      <style:table-cell-properties fo:padding="0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9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9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table:align="margins" style:may-break-between-rows="false"/>
    </style:style>
    <style:style style:name="t10.A" style:family="table-column">
      <style:table-column-properties style:rel-column-width="7975*"/>
    </style:style>
    <style:style style:name="t10.B" style:family="table-column">
      <style:table-column-properties style:rel-column-width="4542*"/>
    </style:style>
    <style:style style:name="t10.C" style:family="table-column">
      <style:table-column-properties style:rel-column-width="4827*"/>
    </style:style>
    <style:style style:name="t10.D" style:family="table-column">
      <style:table-column-properties style:rel-column-width="14374*"/>
    </style:style>
    <style:style style:name="t10.E" style:family="table-column">
      <style:table-column-properties style:rel-column-width="6765*"/>
    </style:style>
    <style:style style:name="t10.F" style:family="table-column">
      <style:table-column-properties style:rel-column-width="6758*"/>
    </style:style>
    <style:style style:name="t10.I" style:family="table-column">
      <style:table-column-properties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10" style:family="table-cell">
      <style:table-cell-properties fo:padding="0.0201in" fo:border-left="0.0007in solid #000000" fo:border-right="none" fo:border-top="none" fo:border-bottom="0.0347in solid #000000"/>
    </style:style>
    <style:style style:name="t10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table:align="margins" style:may-break-between-rows="false"/>
    </style:style>
    <style:style style:name="s10.A" style:family="table-column">
      <style:table-column-properties style:rel-column-width="6553*"/>
    </style:style>
    <style:style style:name="s10.J" style:family="table-column">
      <style:table-column-properties style:rel-column-width="6558*"/>
    </style:style>
    <style:style style:name="s10.A1" style:family="table-cell">
      <style:table-cell-properties fo:padding="0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0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0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table:align="margins" style:may-break-between-rows="false"/>
    </style:style>
    <style:style style:name="t11.A" style:family="table-column">
      <style:table-column-properties style:rel-column-width="7975*"/>
    </style:style>
    <style:style style:name="t11.B" style:family="table-column">
      <style:table-column-properties style:rel-column-width="4542*"/>
    </style:style>
    <style:style style:name="t11.C" style:family="table-column">
      <style:table-column-properties style:rel-column-width="4827*"/>
    </style:style>
    <style:style style:name="t11.D" style:family="table-column">
      <style:table-column-properties style:rel-column-width="14374*"/>
    </style:style>
    <style:style style:name="t11.E" style:family="table-column">
      <style:table-column-properties style:rel-column-width="6765*"/>
    </style:style>
    <style:style style:name="t11.F" style:family="table-column">
      <style:table-column-properties style:rel-column-width="6758*"/>
    </style:style>
    <style:style style:name="t11.I" style:family="table-column">
      <style:table-column-properties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10" style:family="table-cell">
      <style:table-cell-properties fo:padding="0.0201in" fo:border-left="0.0007in solid #000000" fo:border-right="none" fo:border-top="none" fo:border-bottom="0.0347in solid #000000"/>
    </style:style>
    <style:style style:name="t11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table:align="margins" style:may-break-between-rows="false"/>
    </style:style>
    <style:style style:name="s11.A" style:family="table-column">
      <style:table-column-properties style:rel-column-width="6553*"/>
    </style:style>
    <style:style style:name="s11.J" style:family="table-column">
      <style:table-column-properties style:rel-column-width="6558*"/>
    </style:style>
    <style:style style:name="s11.A1" style:family="table-cell">
      <style:table-cell-properties fo:padding="0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table:align="margins" style:may-break-between-rows="false"/>
    </style:style>
    <style:style style:name="t12.A" style:family="table-column">
      <style:table-column-properties style:rel-column-width="7975*"/>
    </style:style>
    <style:style style:name="t12.B" style:family="table-column">
      <style:table-column-properties style:rel-column-width="4542*"/>
    </style:style>
    <style:style style:name="t12.C" style:family="table-column">
      <style:table-column-properties style:rel-column-width="4827*"/>
    </style:style>
    <style:style style:name="t12.D" style:family="table-column">
      <style:table-column-properties style:rel-column-width="14374*"/>
    </style:style>
    <style:style style:name="t12.E" style:family="table-column">
      <style:table-column-properties style:rel-column-width="6765*"/>
    </style:style>
    <style:style style:name="t12.F" style:family="table-column">
      <style:table-column-properties style:rel-column-width="6758*"/>
    </style:style>
    <style:style style:name="t12.I" style:family="table-column">
      <style:table-column-properties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10" style:family="table-cell">
      <style:table-cell-properties fo:padding="0.0201in" fo:border-left="0.0007in solid #000000" fo:border-right="none" fo:border-top="none" fo:border-bottom="0.0347in solid #000000"/>
    </style:style>
    <style:style style:name="t12.I10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table:align="margins" style:may-break-between-rows="false"/>
    </style:style>
    <style:style style:name="s12.A" style:family="table-column">
      <style:table-column-properties style:rel-column-width="6553*"/>
    </style:style>
    <style:style style:name="s12.J" style:family="table-column">
      <style:table-column-properties style:rel-column-width="6558*"/>
    </style:style>
    <style:style style:name="s12.A1" style:family="table-cell">
      <style:table-cell-properties fo:padding="0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2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2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5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6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ru" fo:country="RU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0" style:family="paragraph" style:parent-style-name="Standard">
      <style:paragraph-properties fo:margin-top="0in" fo:margin-bottom="0in"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in" fo:margin-bottom="0in"/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22" style:family="paragraph" style:parent-style-name="Standard">
      <style:paragraph-properties fo:margin-top="0in" fo:margin-bottom="0in"/>
      <style:text-properties style:font-name="Arial" fo:font-size="10pt" fo:language="en" fo:country="US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6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margin-top="0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28" style:family="paragraph" style:parent-style-name="Standard">
      <style:paragraph-properties fo:margin-top="0in" fo:margin-bottom="0in"/>
      <style:text-properties fo:font-size="6pt" style:font-size-asian="6pt" style:font-size-complex="6pt"/>
    </style:style>
    <style:style style:name="P29" style:family="paragraph" style:parent-style-name="Standard">
      <style:paragraph-properties fo:margin-top="0in" fo:margin-bottom="0in"/>
      <style:text-properties fo:font-size="10pt" style:font-size-asian="10pt" style:font-size-complex="10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33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en" fo:country="US" fo:font-style="normal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P3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text-position="0% 100%" style:font-name="Arial" fo:font-size="7pt" fo:letter-spacing="0.0138in" fo:language="ru" fo:country="RU" fo:font-style="normal" style:text-underline-style="none" fo:font-weight="normal" fo:background-color="transparent" style:font-size-asian="7pt" style:font-style-asian="normal" style:font-weight-asian="normal" style:font-name-complex="Arial" style:font-size-complex="7pt" style:font-style-complex="normal" style:font-weight-complex="normal"/>
    </style:style>
    <style:style style:name="P37" style:family="paragraph" style:parent-style-name="Standard">
      <style:paragraph-properties fo:margin-top="0in" fo:margin-bottom="0in"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38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9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41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45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8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52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3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54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55" style:family="paragraph" style:parent-style-name="Text_20_body">
      <style:text-properties style:font-name="Arial" fo:font-size="6pt" style:font-size-asian="6pt" style:font-size-complex="6pt"/>
    </style:style>
    <style:style style:name="P56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7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8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9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61" style:family="paragraph" style:parent-style-name="Standard">
      <style:paragraph-properties fo:margin-left="0.6598in" fo:margin-right="0in" fo:margin-top="0in" fo:margin-bottom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62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style:font-name="Arial" fo:font-size="6pt" fo:language="en" fo:country="US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0" style:family="text">
      <style:text-properties style:font-name="Arial" fo:font-size="6pt" fo:language="ru" fo:country="RU" fo:font-style="italic" style:text-underline-style="none" fo:font-weight="bold" style:font-size-asian="6pt" style:font-style-asian="italic" style:font-weight-asian="bold" style:font-name-complex="Arial" style:font-size-complex="6pt" style:font-style-complex="italic" style:font-weight-complex="bold"/>
    </style:style>
    <style:style style:name="T21" style:family="text">
      <style:text-properties fo:language="en" fo:country="US"/>
    </style:style>
    <style:style style:name="T22" style:family="text">
      <style:text-properties fo:language="en" fo:country="US" fo:font-style="italic" style:font-style-asian="italic"/>
    </style:style>
    <style:style style:name="T23" style:family="text">
      <style:text-properties fo:language="en" fo:country="US" fo:font-style="italic" style:font-style-asian="italic" style:font-style-complex="italic"/>
    </style:style>
    <style:style style:name="T2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5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6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7" style:family="text">
      <style:text-properties fo:language="en" fo:country="US" fo:font-style="normal" style:font-style-asian="normal" style:font-style-complex="normal"/>
    </style:style>
    <style:style style:name="T28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9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0" style:family="text">
      <style:text-properties fo:language="en" fo:country="US" style:font-name-complex="Arial"/>
    </style:style>
    <style:style style:name="T31" style:family="text">
      <style:text-properties fo:language="en" fo:country="US" fo:background-color="transparent"/>
    </style:style>
    <style:style style:name="T32" style:family="text">
      <style:text-properties fo:language="en" fo:country="US" fo:font-weight="normal" style:font-weight-asian="normal" style:font-weight-complex="normal"/>
    </style:style>
    <style:style style:name="T33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4" style:family="text">
      <style:text-properties fo:language="ru" fo:country="RU"/>
    </style:style>
    <style:style style:name="T35" style:family="text">
      <style:text-properties fo:language="ru" fo:country="RU" fo:font-style="italic" style:font-style-asian="italic" style:font-style-complex="italic"/>
    </style:style>
    <style:style style:name="T36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7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8" style:family="text">
      <style:text-properties style:text-position="sub 58%"/>
    </style:style>
    <style:style style:name="T39" style:family="text">
      <style:text-properties style:text-position="sub 58%" fo:language="en" fo:country="US"/>
    </style:style>
    <style:style style:name="T40" style:family="text">
      <style:text-properties style:text-position="sub 58%" fo:language="en" fo:country="US" fo:font-style="italic" style:font-style-asian="italic" style:font-style-complex="italic"/>
    </style:style>
    <style:style style:name="T41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42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style:text-position="sub 58%" fo:language="en" fo:country="US" fo:font-style="normal" style:font-style-asian="normal" style:font-style-complex="normal"/>
    </style:style>
    <style:style style:name="T44" style:family="text">
      <style:text-properties style:text-position="sub 58%" fo:language="ru" fo:country="RU" fo:font-style="normal" style:font-style-asian="normal" style:font-style-complex="normal"/>
    </style:style>
    <style:style style:name="T45" style:family="text">
      <style:text-properties style:text-position="sub 58%" fo:font-style="italic" style:font-style-asian="italic" style:font-style-complex="italic"/>
    </style:style>
    <style:style style:name="T46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7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position="0% 100%" fo:language="en" fo:country="US" fo:font-style="normal" style:font-style-asian="normal" style:font-style-complex="normal"/>
    </style:style>
    <style:style style:name="T51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2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53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4" style:family="text">
      <style:text-properties style:text-position="0% 100%" fo:language="en" fo:country="US" fo:font-style="italic" style:font-style-asian="italic" style:font-style-complex="italic"/>
    </style:style>
    <style:style style:name="T55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6" style:family="text">
      <style:text-properties style:text-position="0% 100%" fo:font-style="italic" style:font-style-asian="italic" style:font-style-complex="italic"/>
    </style:style>
    <style:style style:name="T57" style:family="text">
      <style:text-properties style:text-position="0% 100%" fo:font-style="normal" style:font-style-asian="normal" style:font-style-complex="normal"/>
    </style:style>
    <style:style style:name="T58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9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0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61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62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63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4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5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6" style:family="text">
      <style:text-properties style:text-position="0% 100%" style:font-name="Arial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7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8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9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70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71" style:family="text">
      <style:text-properties style:text-position="super 58%" fo:font-style="italic" style:font-style-asian="italic" style:font-style-complex="italic"/>
    </style:style>
    <style:style style:name="T72" style:family="text">
      <style:text-properties fo:language="en" fo:country="none"/>
    </style:style>
    <style:style style:name="T73" style:family="text">
      <style:text-properties style:font-name="Times New Roman" fo:language="en" fo:country="US" style:font-name-complex="Symbol"/>
    </style:style>
    <style:style style:name="T74" style:family="text">
      <style:text-properties style:text-underline-style="none"/>
    </style:style>
    <style:style style:name="T75" style:family="text">
      <style:text-properties style:font-name="sans-serif" fo:language="en" fo:country="US" style:font-name-complex="Arial"/>
    </style:style>
    <style:style style:name="T76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7" style:family="text">
      <style:text-properties style:font-name="sans-serif" fo:font-size="9pt" fo:language="en" fo:country="US" style:font-size-asian="9pt" style:font-name-complex="Arial" style:font-size-complex="9pt"/>
    </style:style>
    <style:style style:name="T78" style:family="text">
      <style:text-properties style:font-name="sans-serif" fo:font-size="9pt" fo:language="ru" fo:country="RU" style:font-size-asian="9pt" style:font-name-complex="Arial" style:font-size-complex="9pt"/>
    </style:style>
    <style:style style:name="T79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0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81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82" style:family="text">
      <style:text-properties fo:font-size="9pt" style:font-size-asian="9pt" style:font-size-complex="9pt"/>
    </style:style>
    <style:style style:name="T83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84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5" style:family="text">
      <style:text-properties fo:font-size="9pt" fo:font-style="italic" style:font-size-asian="9pt" style:font-style-asian="italic" style:font-size-complex="9pt" style:font-style-complex="italic"/>
    </style:style>
    <style:style style:name="T86" style:family="text">
      <style:text-properties fo:font-size="6pt" fo:language="en" fo:country="US" fo:font-weight="normal" style:font-name-asian="Arial" style:font-size-asian="6pt" style:language-asian="zh" style:country-asian="TW" style:font-weight-asian="normal" style:font-name-complex="Arial" style:font-size-complex="6pt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53">CALIBRATION CERTIFICATE</text:p>
      <text:p text:style-name="P5"/>
      <text:p text:style-name="P27"><text:span text:style-name="T7">Type:</text:span><text:span text:style-name="T8"> </text:span><text:span text:style-name="T9">Personal dosimeter AT2503B/2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6"/>
      <text:p text:style-name="P20">S/n: <text:span text:style-name="T49"><text:s/></text:span><text:span text:style-name="T36">$</text:span><text:span text:style-name="T24">allSerial </text:span></text:p>
      <text:p text:style-name="P28"/>
      <text:p text:style-name="P29"><text:span text:style-name="T76">Measurement range for:</text:span><text:span text:style-name="T75"><text:line-break/></text:span><text:span text:style-name="T77"><text:tab/>-</text:span><text:span text:style-name="Знак_20_примечания"><text:span text:style-name="T79"> <text:s/></text:span></text:span><text:span text:style-name="T77">i</text:span><text:span text:style-name="T78">ndividual dose equivalent:<text:tab/><text:tab/><text:tab/><text:tab/>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8"><text:line-break/><text:tab/>-</text:span><text:span text:style-name="Знак_20_примечания"><text:span text:style-name="T79"> <text:s/></text:span></text:span><text:span text:style-name="T77">i</text:span><text:span text:style-name="T78">ndividual dose equivalent rate:<text:tab/><text:tab/><text:tab/><text:tab/></text:span><text:span text:style-name="T11">1 </text:span><text:span text:style-name="T12">µ</text:span><text:span text:style-name="T13">Sv/h</text:span><text:span text:style-name="T11"> – 10 </text:span><text:span text:style-name="T13">Sv/h</text:span><text:span text:style-name="T19"><text:line-break/></text:span><text:span text:style-name="T20"> </text:span></text:p>
      <text:p text:style-name="P21">Measurement error:</text:p>
      <text:p text:style-name="P34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6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6">relD</text:span><text:span text:style-name="T16">)%<text:line-break/><text:tab/></text:span><text:span text:style-name="T17">where </text:span><text:span text:style-name="T18">U</text:span><text:span text:style-name="T47">relD</text:span><text:span text:style-name="T17"> is the relative expanded uncertainty of the conventional value of a dose as a percentage</text:span></text:p>
      <text:p text:style-name="P33"><text:span text:style-name="T81"><text:tab/></text:span><text:span text:style-name="T29">- <text:s/>dose coefficient of variation (</text:span><text:span text:style-name="T26">H</text:span><text:span text:style-name="T29">&lt;11</text:span><text:span text:style-name="T26">H</text:span><text:span text:style-name="T42">0</text:span><text:span text:style-name="T53">)<text:tab/></text:span><text:span text:style-name="T29"><text:tab/><text:tab/></text:span><text:span text:style-name="T81">±</text:span><text:span text:style-name="T28">(16-</text:span><text:span text:style-name="T25">H</text:span><text:span text:style-name="T28">/</text:span><text:span text:style-name="T25">H</text:span><text:span text:style-name="T41">0</text:span><text:span text:style-name="T51">)%<text:line-break/></text:span><text:span text:style-name="T53"><text:tab/>- <text:s/>dose coefficient of variation (</text:span><text:span text:style-name="T55">H</text:span><text:span text:style-name="T52">⩾</text:span><text:span text:style-name="T53">11</text:span><text:span text:style-name="T55">H</text:span><text:span text:style-name="T42">0</text:span><text:span text:style-name="T53">)<text:tab/><text:tab/><text:tab/></text:span><text:span text:style-name="T62">±</text:span><text:span text:style-name="T58">5</text:span><text:span text:style-name="T51">%</text:span><text:span text:style-name="T29"><text:line-break/><text:tab/>- <text:s/>dose rate</text:span><text:span text:style-name="T37"> </text:span><text:span text:style-name="T29">coefficient of variation (</text:span><text:span text:style-name="T26">Ḣ</text:span><text:span text:style-name="T29">&lt;</text:span><text:span text:style-name="T53">10 µ</text:span><text:span text:style-name="T55">Sv/h</text:span><text:span text:style-name="T53">)<text:tab/></text:span><text:span text:style-name="T29"><text:tab/></text:span><text:span text:style-name="T81">±20</text:span><text:span text:style-name="T51">%<text:line-break/></text:span><text:span text:style-name="T53"><text:tab/>- <text:s/>dose rate coefficient of variation (10µ</text:span><text:span text:style-name="T55">Sv/h</text:span><text:span text:style-name="T53">⩽</text:span><text:span text:style-name="T55">Ḣ</text:span><text:span text:style-name="T53">&lt;60µ</text:span><text:span text:style-name="T55">Sv/h</text:span><text:span text:style-name="T53">)<text:tab/></text:span><text:span text:style-name="T63">±(21-</text:span><text:span text:style-name="T60">Ḣ</text:span><text:span text:style-name="T63">/10µ</text:span><text:span text:style-name="T60">Sv/h</text:span><text:span text:style-name="T63">)</text:span><text:span text:style-name="T51">%</text:span><text:span text:style-name="T53"><text:line-break/><text:tab/>- <text:s/>dose rate coefficient of variation (</text:span><text:span text:style-name="T61">Ḣ</text:span><text:span text:style-name="T64">⩾60µ</text:span><text:span text:style-name="T61">Sv/h</text:span><text:span text:style-name="T53">)<text:tab/><text:tab/></text:span><text:span text:style-name="T63">±15</text:span><text:span text:style-name="T51">%</text:span><text:span text:style-name="T33"><text:line-break/><text:tab/>where </text:span><text:span text:style-name="T26">H</text:span><text:span text:style-name="T42">0</text:span><text:span text:style-name="T33"> is the lower limit of dose measurement</text:span></text:p>
      <text:p text:style-name="P30"/>
      <text:p text:style-name="P22"><text:span text:style-name="T49">Operating conditions:</text:span><text:line-break/><text:span text:style-name="T82"><text:tab/>-</text:span><text:span text:style-name="Знак_20_примечания"><text:span text:style-name="T80"> <text:s/>a</text:span></text:span><text:span text:style-name="T82">ir temperature<text:tab/><text:tab/><text:tab/><text:tab/><text:tab/><text:tab/>+$temp °C<text:line-break/><text:tab/>- </text:span><text:span text:style-name="Знак_20_примечания"><text:span text:style-name="T80"><text:s/>r</text:span></text:span><text:span text:style-name="T82">elative humidity<text:tab/><text:tab/><text:tab/><text:tab/><text:tab/>$vlag %<text:line-break/><text:tab/>-</text:span><text:span text:style-name="Знак_20_примечания"><text:span text:style-name="T80"> <text:s/>g</text:span></text:span><text:span text:style-name="T82">amma radiation background<text:tab/><text:tab/><text:tab/><text:tab/>$bground <text:s/></text:span><text:span text:style-name="T85">nSv/h</text:span></text:p>
      <text:p text:style-name="P61"/>
      <text:p text:style-name="P37"><text:span text:style-name="Знак_20_примечания"><text:span text:style-name="T68">Calibration means</text:span></text:span><text:span text:style-name="Знак_20_примечания"><text:span text:style-name="T70">:</text:span></text:span><text:span text:style-name="Знак_20_примечания"><text:span text:style-name="T69"><text:line-break/><text:tab/></text:span></text:span><text:span text:style-name="Знак_20_примечания"><text:span text:style-name="T84">-</text:span></text:span><text:span text:style-name="Знак_20_примечания"><text:span text:style-name="T83"> $eng_facility_110;<text:line-break/><text:tab/>- $eng_facility_130;</text:span></text:span><text:span text:style-name="Знак_20_примечания"><text:span text:style-name="T67"><text:line-break/></text:span></text:span><text:span text:style-name="Знак_20_примечания"><text:span text:style-name="T86"> </text:span></text:span></text:p>
      <text:p text:style-name="P7"><text:span text:style-name="T21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52"><text:span text:style-name="T2">AT2503B/2 </text:span><text:span text:style-name="T21">(</text:span><text:span text:style-name="T73">γ</text:span><text:span text:style-name="T21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1.B2" office:value-type="string">
            <text:p text:style-name="P59">Radia-tion source <text:s/>number</text:p>
          </table:table-cell>
          <table:table-cell table:style-name="t1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1.B2" office:value-type="string">
            <text:p text:style-name="P46">Dose rate measurement</text:p>
            <text:p text:style-name="P42"><text:span text:style-name="T21">at check point</text:span>,</text:p>
            <text:p text:style-name="P42"><text:span text:style-name="T48">Ḣ</text:span><text:span text:style-name="T71">*</text:span><text:span text:style-name="T40">i</text:span><text:span text:style-name="T50">(10)</text:span></text:p>
          </table:table-cell>
          <table:table-cell table:style-name="t1.B2" office:value-type="string">
            <text:p text:style-name="P38"><text:span text:style-name="T21">Average value</text:span>, </text:p>
            <text:p text:style-name="P39"><text:span text:style-name="T23">H</text:span><text:span text:style-name="T40">pi</text:span><text:span text:style-name="T50">(10)</text:span></text:p>
          </table:table-cell>
          <table:table-cell table:style-name="t1.B2" office:value-type="string">
            <text:p text:style-name="P13">Response variation</text:p>
            <text:p text:style-name="P60"><text:span text:style-name="T54">R</text:span><text:span text:style-name="T43">w</text:span><text:span text:style-name="T40">i</text:span><text:span text:style-name="T34">,</text:span> %</text:p>
          </table:table-cell>
          <table:table-cell table:style-name="t1.B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t1.B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t1.I2" office:value-type="string">
            <text:p text:style-name="P23">Coefficient</text:p>
            <text:p text:style-name="P25"><text:span text:style-name="T32">of variation limits</text:span>, </text:p>
            <text:p text:style-name="P25">%</text:p>
          </table:table-cell>
        </table:table-row>
        <table:table-row>
          <table:table-cell table:style-name="t1.A3" office:value-type="string">
            <text:p text:style-name="P44">Background</text:p>
          </table:table-cell>
          <table:table-cell table:style-name="t1.B3" office:value-type="string">
            <text:p text:style-name="P47">—</text:p>
          </table:table-cell>
          <table:table-cell table:style-name="t1.B3" office:value-type="string">
            <text:p text:style-name="P16">$1-d0</text:p>
          </table:table-cell>
          <table:table-cell table:style-name="t1.D3" office:value-type="string">
            <text:section text:style-name="Sect1" text:name="Раздел5">
              <text:p text:style-name="P47">$1-bg0</text:p>
              <text:p text:style-name="P47">$1-bg1</text:p>
              <text:p text:style-name="P47">$1-bg2</text:p>
              <text:p text:style-name="P47">$1-bg3</text:p>
              <text:p text:style-name="P47">$1-bg4</text:p>
              <text:p text:style-name="P47">$1-bg5</text:p>
              <text:p text:style-name="P47">$1-bg6</text:p>
              <text:p text:style-name="P47">$1-bg7</text:p>
              <text:p text:style-name="P43"/>
            </text:section>
          </table:table-cell>
          <table:table-cell table:style-name="t1.B3" office:value-type="string">
            <text:p text:style-name="P16">$1-av-bg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B3" office:value-type="string">
            <text:p text:style-name="P16">—</text:p>
          </table:table-cell>
          <table:table-cell table:style-name="t1.I3" office:value-type="string">
            <text:p text:style-name="P11">—</text:p>
          </table:table-cell>
        </table:table-row>
        <table:table-row>
          <table:table-cell table:style-name="t1.A3" office:value-type="string">
            <text:p text:style-name="P15">0.80 µSv/h</text:p>
          </table:table-cell>
          <table:table-cell table:style-name="t1.B3" office:value-type="string">
            <text:p text:style-name="P16">$1-n0</text:p>
          </table:table-cell>
          <table:table-cell table:style-name="t1.B3" office:value-type="string">
            <text:p text:style-name="P16">$1-d0</text:p>
          </table:table-cell>
          <table:table-cell table:style-name="t1.D3" office:value-type="string">
            <text:section text:style-name="Sect1" text:name="Раздел1">
              <text:p text:style-name="P47">$1-m00</text:p>
              <text:p text:style-name="P47">$1-m01</text:p>
              <text:p text:style-name="P47">$1-m02</text:p>
              <text:p text:style-name="P47">$1-m03</text:p>
              <text:p text:style-name="P47">$1-m04</text:p>
              <text:p text:style-name="P47">$1-m05</text:p>
              <text:p text:style-name="P47">$1-m06</text:p>
              <text:p text:style-name="P47">$1-m07</text:p>
              <text:p text:style-name="P47"/>
            </text:section>
          </table:table-cell>
          <table:table-cell table:style-name="t1.B3" office:value-type="string">
            <text:p text:style-name="P16">$1-av0</text:p>
          </table:table-cell>
          <table:table-cell table:style-name="t1.B3" office:value-type="string">
            <text:p text:style-name="P16">$1-o0</text:p>
          </table:table-cell>
          <table:table-cell table:style-name="t1.B3" office:value-type="string">
            <text:p text:style-name="P9"><text:span text:style-name="T65">±</text:span><text:span text:style-name="T59">20</text:span></text:p>
          </table:table-cell>
          <table:table-cell table:style-name="t1.B3" office:value-type="string">
            <text:p text:style-name="P16">$1-q0</text:p>
          </table:table-cell>
          <table:table-cell table:style-name="t1.I3" office:value-type="string">
            <text:p text:style-name="P35">±20</text:p>
          </table:table-cell>
        </table:table-row>
        <table:table-row>
          <table:table-cell table:style-name="t1.A3" office:value-type="string">
            <text:p text:style-name="P15">4.0 mSv/h</text:p>
          </table:table-cell>
          <table:table-cell table:style-name="t1.B3" office:value-type="string">
            <text:p text:style-name="P16">$1-n1</text:p>
          </table:table-cell>
          <table:table-cell table:style-name="t1.B3" office:value-type="string">
            <text:p text:style-name="P16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47">$1-m11</text:p>
              <text:p text:style-name="P47">$1-m12</text:p>
              <text:p text:style-name="P47">$1-m13</text:p>
              <text:p text:style-name="P47">$1-m14</text:p>
            </text:section>
          </table:table-cell>
          <table:table-cell table:style-name="t1.B3" office:value-type="string">
            <text:p text:style-name="P16">$1-av1</text:p>
          </table:table-cell>
          <table:table-cell table:style-name="t1.B3" office:value-type="string">
            <text:p text:style-name="P16">$1-o1</text:p>
          </table:table-cell>
          <table:table-cell table:style-name="t1.B3" office:value-type="string">
            <text:p text:style-name="P9"><text:span text:style-name="T65">±</text:span><text:span text:style-name="T59">19</text:span></text:p>
          </table:table-cell>
          <table:table-cell table:style-name="t1.B3" office:value-type="string">
            <text:p text:style-name="P16">$1-q1</text:p>
          </table:table-cell>
          <table:table-cell table:style-name="t1.I3" office:value-type="string">
            <text:p text:style-name="P35">±15</text:p>
          </table:table-cell>
        </table:table-row>
        <table:table-row>
          <table:table-cell table:style-name="t1.A3" office:value-type="string">
            <text:p text:style-name="P15">80<text:span text:style-name="T34">.</text:span>0 mSv/h</text:p>
          </table:table-cell>
          <table:table-cell table:style-name="t1.B3" office:value-type="string">
            <text:p text:style-name="P16">$1-n2</text:p>
          </table:table-cell>
          <table:table-cell table:style-name="t1.B3" office:value-type="string">
            <text:p text:style-name="P16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47">$1-m21</text:p>
              <text:p text:style-name="P47">$1-m22</text:p>
              <text:p text:style-name="P47">$1-m23</text:p>
              <text:p text:style-name="P47">$1-m24</text:p>
            </text:section>
          </table:table-cell>
          <table:table-cell table:style-name="t1.B3" office:value-type="string">
            <text:p text:style-name="P16">$1-av2</text:p>
          </table:table-cell>
          <table:table-cell table:style-name="t1.B3" office:value-type="string">
            <text:p text:style-name="P16">$1-o2</text:p>
          </table:table-cell>
          <table:table-cell table:style-name="t1.B3" office:value-type="string">
            <text:p text:style-name="P9"><text:span text:style-name="T65">±</text:span><text:span text:style-name="T59">19</text:span></text:p>
          </table:table-cell>
          <table:table-cell table:style-name="t1.B3" office:value-type="string">
            <text:p text:style-name="P16">$1-q2</text:p>
          </table:table-cell>
          <table:table-cell table:style-name="t1.I3" office:value-type="string">
            <text:p text:style-name="P35">±15</text:p>
          </table:table-cell>
        </table:table-row>
        <table:table-row>
          <table:table-cell table:style-name="t1.A3" office:value-type="string">
            <text:p text:style-name="P18"><text:span text:style-name="T21">4</text:span>00 mSv/h</text:p>
          </table:table-cell>
          <table:table-cell table:style-name="t1.B3" office:value-type="string">
            <text:p text:style-name="P16">$1-n3</text:p>
          </table:table-cell>
          <table:table-cell table:style-name="t1.B3" office:value-type="string">
            <text:p text:style-name="P16">$1-d3</text:p>
          </table:table-cell>
          <table:table-cell table:style-name="t1.D3" office:value-type="string">
            <text:section text:style-name="Sect1" text:name="Раздел85">
              <text:p text:style-name="P3">$1-m30</text:p>
              <text:p text:style-name="P47">$1-m31</text:p>
              <text:p text:style-name="P47">$1-m32</text:p>
              <text:p text:style-name="P47">$1-m33</text:p>
              <text:p text:style-name="P47">$1-m34</text:p>
            </text:section>
          </table:table-cell>
          <table:table-cell table:style-name="t1.B3" office:value-type="string">
            <text:p text:style-name="P16">$1-av3</text:p>
          </table:table-cell>
          <table:table-cell table:style-name="t1.B3" office:value-type="string">
            <text:p text:style-name="P16">$1-o3</text:p>
          </table:table-cell>
          <table:table-cell table:style-name="t1.B3" office:value-type="string">
            <text:p text:style-name="P9"><text:span text:style-name="T65">±</text:span><text:span text:style-name="T59">19</text:span></text:p>
          </table:table-cell>
          <table:table-cell table:style-name="t1.B3" office:value-type="string">
            <text:p text:style-name="P16">$1-q3</text:p>
          </table:table-cell>
          <table:table-cell table:style-name="t1.I3" office:value-type="string">
            <text:p text:style-name="P35">±15</text:p>
          </table:table-cell>
        </table:table-row>
        <table:table-row>
          <table:table-cell table:style-name="t1.A3" office:value-type="string">
            <text:p text:style-name="P18">800 mSv/h</text:p>
          </table:table-cell>
          <table:table-cell table:style-name="t1.B3" office:value-type="string">
            <text:p text:style-name="P16">$1-n<text:span text:style-name="T34">4</text:span></text:p>
          </table:table-cell>
          <table:table-cell table:style-name="t1.B3" office:value-type="string">
            <text:p text:style-name="P16">$1-d<text:span text:style-name="T34">4</text:span></text:p>
          </table:table-cell>
          <table:table-cell table:style-name="t1.D3" office:value-type="string">
            <text:section text:style-name="Sect1" text:name="Раздел4">
              <text:p text:style-name="P3">$1-<text:span text:style-name="T34">m</text:span><text:span text:style-name="T21">4</text:span><text:span text:style-name="T34">0</text:span></text:p>
              <text:p text:style-name="P47">$1-<text:span text:style-name="T34">m</text:span><text:span text:style-name="T21">4</text:span><text:span text:style-name="T34">1</text:span></text:p>
              <text:p text:style-name="P47">$1-<text:span text:style-name="T34">m</text:span><text:span text:style-name="T21">4</text:span><text:span text:style-name="T34">2</text:span></text:p>
              <text:p text:style-name="P47">$1-<text:span text:style-name="T34">m</text:span><text:span text:style-name="T21">4</text:span><text:span text:style-name="T34">3</text:span></text:p>
              <text:p text:style-name="P47">$1-<text:span text:style-name="T34">m</text:span><text:span text:style-name="T21">4</text:span><text:span text:style-name="T34">4</text:span></text:p>
            </text:section>
          </table:table-cell>
          <table:table-cell table:style-name="t1.B3" office:value-type="string">
            <text:p text:style-name="P16">$1-av<text:span text:style-name="T34">4</text:span></text:p>
          </table:table-cell>
          <table:table-cell table:style-name="t1.B3" office:value-type="string">
            <text:p text:style-name="P16">$1-o<text:span text:style-name="T34">4</text:span></text:p>
          </table:table-cell>
          <table:table-cell table:style-name="t1.B3" office:value-type="string">
            <text:p text:style-name="P9"><text:span text:style-name="T65">±</text:span><text:span text:style-name="T59">19</text:span></text:p>
          </table:table-cell>
          <table:table-cell table:style-name="t1.B3" office:value-type="string">
            <text:p text:style-name="P16">$1-q<text:span text:style-name="T34">4</text:span></text:p>
          </table:table-cell>
          <table:table-cell table:style-name="t1.I3" office:value-type="string">
            <text:p text:style-name="P35">±15</text:p>
          </table:table-cell>
        </table:table-row>
        <table:table-row>
          <table:table-cell table:style-name="t1.A3" office:value-type="string">
            <text:p text:style-name="P15">4.0 Sv/h</text:p>
          </table:table-cell>
          <table:table-cell table:style-name="t1.B3" office:value-type="string">
            <text:p text:style-name="P16">$1-n<text:span text:style-name="T34">5</text:span></text:p>
          </table:table-cell>
          <table:table-cell table:style-name="t1.B3" office:value-type="string">
            <text:p text:style-name="P16">$1-d<text:span text:style-name="T34">5</text:span></text:p>
          </table:table-cell>
          <table:table-cell table:style-name="t1.D3" office:value-type="string">
            <text:section text:style-name="Sect1" text:name="Раздел61">
              <text:p text:style-name="P3">$1-<text:span text:style-name="T34">m</text:span><text:span text:style-name="T21">5</text:span><text:span text:style-name="T34">0</text:span></text:p>
              <text:p text:style-name="P47">$1-<text:span text:style-name="T34">m</text:span><text:span text:style-name="T21">5</text:span><text:span text:style-name="T34">1</text:span></text:p>
              <text:p text:style-name="P47">$1-<text:span text:style-name="T34">m</text:span><text:span text:style-name="T21">5</text:span><text:span text:style-name="T34">2</text:span></text:p>
              <text:p text:style-name="P47">$1-<text:span text:style-name="T34">m</text:span><text:span text:style-name="T21">5</text:span><text:span text:style-name="T34">3</text:span></text:p>
              <text:p text:style-name="P47">$1-<text:span text:style-name="T34">m</text:span><text:span text:style-name="T21">5</text:span><text:span text:style-name="T34">4</text:span></text:p>
            </text:section>
          </table:table-cell>
          <table:table-cell table:style-name="t1.B3" office:value-type="string">
            <text:p text:style-name="P16">$1-av<text:span text:style-name="T34">5</text:span></text:p>
          </table:table-cell>
          <table:table-cell table:style-name="t1.B3" office:value-type="string">
            <text:p text:style-name="P16">$1-o<text:span text:style-name="T34">5</text:span></text:p>
          </table:table-cell>
          <table:table-cell table:style-name="t1.B3" office:value-type="string">
            <text:p text:style-name="P9"><text:span text:style-name="T65">±</text:span><text:span text:style-name="T59">19</text:span></text:p>
          </table:table-cell>
          <table:table-cell table:style-name="t1.B3" office:value-type="string">
            <text:p text:style-name="P16">$1-q<text:span text:style-name="T34">5</text:span></text:p>
          </table:table-cell>
          <table:table-cell table:style-name="t1.I3" office:value-type="string">
            <text:p text:style-name="P35">±15</text:p>
          </table:table-cell>
        </table:table-row>
        <table:table-row>
          <table:table-cell table:style-name="t1.A10" office:value-type="string">
            <text:p text:style-name="P15"><text:span text:style-name="T34">8</text:span>.0 Sv/h</text:p>
          </table:table-cell>
          <table:table-cell table:style-name="t1.B10" office:value-type="string">
            <text:p text:style-name="P16">$1-n<text:span text:style-name="T34">6</text:span></text:p>
          </table:table-cell>
          <table:table-cell table:style-name="t1.B10" office:value-type="string">
            <text:p text:style-name="P16">$1-d<text:span text:style-name="T34">6</text:span></text:p>
          </table:table-cell>
          <table:table-cell table:style-name="t1.D10" office:value-type="string">
            <text:section text:style-name="Sect1" text:name="Раздел62">
              <text:p text:style-name="P3">$1-<text:span text:style-name="T34">m6</text:span><text:span text:style-name="T34">0</text:span></text:p>
              <text:p text:style-name="P47">$1-<text:span text:style-name="T34">m6</text:span><text:span text:style-name="T34">1</text:span></text:p>
              <text:p text:style-name="P47">$1-<text:span text:style-name="T34">m</text:span><text:span text:style-name="T21">6</text:span><text:span text:style-name="T34">2</text:span></text:p>
              <text:p text:style-name="P47">$1-<text:span text:style-name="T34">m</text:span><text:span text:style-name="T21">6</text:span><text:span text:style-name="T34">3</text:span></text:p>
              <text:p text:style-name="P47">$1-<text:span text:style-name="T34">m</text:span><text:span text:style-name="T21">6</text:span><text:span text:style-name="T34">4</text:span></text:p>
            </text:section>
          </table:table-cell>
          <table:table-cell table:style-name="t1.B10" office:value-type="string">
            <text:p text:style-name="P16">$1-av<text:span text:style-name="T34">6</text:span></text:p>
          </table:table-cell>
          <table:table-cell table:style-name="t1.B10" office:value-type="string">
            <text:p text:style-name="P16">$1-o<text:span text:style-name="T34">6</text:span></text:p>
          </table:table-cell>
          <table:table-cell table:style-name="t1.B10" office:value-type="string">
            <text:p text:style-name="P9"><text:span text:style-name="T65">±</text:span><text:span text:style-name="T59">19</text:span></text:p>
          </table:table-cell>
          <table:table-cell table:style-name="t1.B10" office:value-type="string">
            <text:p text:style-name="P16">$1-q<text:span text:style-name="T34">6</text:span></text:p>
          </table:table-cell>
          <table:table-cell table:style-name="t1.I10" office:value-type="string">
            <text:p text:style-name="P35">±15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52"><text:span text:style-name="T2">AT2503B/2 </text:span><text:span text:style-name="T21">(</text:span><text:span text:style-name="T73">γ</text:span><text:span text:style-name="T21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43"><text:span text:style-name="T2">Actual dose value</text:span><text:span text:style-name="T1">,</text:span></text:p>
            <text:p text:style-name="P43"><text:span text:style-name="T23">H</text:span><text:span text:style-name="T40">p</text:span><text:span text:style-name="T39">0</text:span><text:span text:style-name="T21">(10)</text:span></text:p>
          </table:table-cell>
          <table:table-cell table:style-name="s1.B2" table:number-rows-spanned="2" office:value-type="string">
            <text:p text:style-name="P4">Dose rate,</text:p>
            <text:p text:style-name="P45"><text:span text:style-name="T35">Ḣ</text:span><text:span text:style-name="T45">oi</text:span><text:span text:style-name="T57">(10) /</text:span></text:p>
            <text:p text:style-name="P57">t, s</text:p>
          </table:table-cell>
          <table:table-cell table:style-name="s1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1.B2" table:number-columns-spanned="3" office:value-type="string">
            <text:p text:style-name="P44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3">Response variation</text:p>
            <text:p text:style-name="P60"><text:span text:style-name="T54">R</text:span><text:span text:style-name="T43">w</text:span><text:span text:style-name="T40">i</text:span><text:span text:style-name="T34">,</text:span> %</text:p>
          </table:table-cell>
          <table:table-cell table:style-name="s1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1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1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43"><text:span text:style-name="T23">H</text:span><text:span text:style-name="T40">pi</text:span><text:span text:style-name="T21">(10)</text:span></text:p>
          </table:table-cell>
          <table:table-cell table:style-name="s1.D3" office:value-type="string">
            <text:p text:style-name="P43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1.D3" office:value-type="string">
            <text:p text:style-name="P43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5">4.0 <text:span text:style-name="T34">µSv</text:span></text:p>
          </table:table-cell>
          <table:table-cell table:style-name="s1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1.B4" office:value-type="string">
            <text:p text:style-name="P8"><text:s text:c="2"/>$1-<text:span text:style-name="T21">dn</text:span>_<text:span text:style-name="T34">1 <text:s/></text:span></text:p>
            <text:p text:style-name="P19"><text:span text:style-name="T34">$1-</text:span><text:span text:style-name="T21">dd_1</text:span></text:p>
          </table:table-cell>
          <table:table-cell table:style-name="s1.B4" office:value-type="string">
            <text:p text:style-name="P16">$1-d_dev_<text:span text:style-name="T34">1</text:span></text:p>
          </table:table-cell>
          <table:table-cell table:style-name="s1.B4" office:value-type="string">
            <text:p text:style-name="P16">$1-dose_<text:span text:style-name="T34">1</text:span></text:p>
          </table:table-cell>
          <table:table-cell table:style-name="s1.B4" office:value-type="string">
            <text:p text:style-name="P16">$1-d_res_<text:span text:style-name="T34">1</text:span></text:p>
          </table:table-cell>
          <table:table-cell table:style-name="s1.B4" office:value-type="string">
            <text:p text:style-name="P16">$1-o_pog_<text:span text:style-name="T34">1</text:span></text:p>
          </table:table-cell>
          <table:table-cell table:style-name="s1.B4" office:value-type="string">
            <text:p text:style-name="P26">±20</text:p>
          </table:table-cell>
          <table:table-cell table:style-name="s1.B4" office:value-type="string">
            <text:p text:style-name="P16">$1-d_gran_<text:span text:style-name="T34">1</text:span></text:p>
          </table:table-cell>
          <table:table-cell table:style-name="s1.J4" office:value-type="string">
            <text:p text:style-name="P9"><text:span text:style-name="T65">±</text:span>15.2</text:p>
          </table:table-cell>
        </table:table-row>
        <table:table-row>
          <table:table-cell table:style-name="s1.A5" office:value-type="string">
            <text:p text:style-name="P15">4.0 mSv</text:p>
          </table:table-cell>
          <table:table-cell table:style-name="s1.B5" office:value-type="string">
            <text:p text:style-name="P8"><text:s text:c="2"/><text:span text:style-name="T34">8</text:span><text:span text:style-name="T21">0 m</text:span><text:span text:style-name="T34">Sv/h</text:span> <text:s/></text:p>
            <text:p text:style-name="P9">180s</text:p>
          </table:table-cell>
          <table:table-cell table:style-name="s1.B5" office:value-type="string">
            <text:p text:style-name="P8"><text:s text:c="2"/>$1-<text:span text:style-name="T21">dn</text:span>_<text:span text:style-name="T34">2 <text:s/></text:span></text:p>
            <text:p text:style-name="P19"><text:span text:style-name="T34">$1-</text:span><text:span text:style-name="T21">dd_</text:span><text:span text:style-name="T34">2</text:span></text:p>
          </table:table-cell>
          <table:table-cell table:style-name="s1.B5" office:value-type="string">
            <text:p text:style-name="P16">$1-d_dev_<text:span text:style-name="T34">2</text:span></text:p>
          </table:table-cell>
          <table:table-cell table:style-name="s1.B5" office:value-type="string">
            <text:p text:style-name="P16">$1-dose_<text:span text:style-name="T34">2</text:span></text:p>
          </table:table-cell>
          <table:table-cell table:style-name="s1.B5" office:value-type="string">
            <text:p text:style-name="P16">$1-d_res_<text:span text:style-name="T34">2</text:span></text:p>
          </table:table-cell>
          <table:table-cell table:style-name="s1.B5" office:value-type="string">
            <text:p text:style-name="P16">$1-o_pog_<text:span text:style-name="T34">2</text:span></text:p>
          </table:table-cell>
          <table:table-cell table:style-name="s1.B5" office:value-type="string">
            <text:p text:style-name="P26">±19</text:p>
          </table:table-cell>
          <table:table-cell table:style-name="s1.B5" office:value-type="string">
            <text:p text:style-name="P16">$1-d_gran_<text:span text:style-name="T34">2</text:span></text:p>
          </table:table-cell>
          <table:table-cell table:style-name="s1.J5" office:value-type="string">
            <text:p text:style-name="P9"><text:span text:style-name="T66">±</text:span>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52"><text:span text:style-name="T2">AT2503B/2 </text:span><text:span text:style-name="T21">(</text:span><text:span text:style-name="T73">γ</text:span><text:span text:style-name="T21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2.B2" office:value-type="string">
            <text:p text:style-name="P59">Radia-tion source <text:s/>number</text:p>
          </table:table-cell>
          <table:table-cell table:style-name="t2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2.B2" office:value-type="string">
            <text:p text:style-name="P42"><text:span text:style-name="T21">Dose rate measurement at check point</text:span>,</text:p>
            <text:p text:style-name="P42"><text:span text:style-name="T48">Ḣ</text:span><text:span text:style-name="T71">*</text:span><text:span text:style-name="T40">i</text:span><text:span text:style-name="T50">(10)</text:span></text:p>
          </table:table-cell>
          <table:table-cell table:style-name="t2.B2" office:value-type="string">
            <text:p text:style-name="P38"><text:span text:style-name="T21">Average value</text:span>, </text:p>
            <text:p text:style-name="P39"><text:span text:style-name="T23">H</text:span><text:span text:style-name="T40">pi</text:span><text:span text:style-name="T50">(10)</text:span></text:p>
          </table:table-cell>
          <table:table-cell table:style-name="t2.B2" office:value-type="string">
            <text:p text:style-name="P15"><text:span text:style-name="T31">Relative <text:s/>measure-ment</text:span> <text:span text:style-name="T21">error</text:span></text:p>
            <text:p text:style-name="P60"><text:span text:style-name="T35">θ</text:span><text:span text:style-name="T44">пр</text:span><text:span text:style-name="T40">i</text:span><text:span text:style-name="T34">,</text:span> %</text:p>
          </table:table-cell>
          <table:table-cell table:style-name="t2.B2" office:value-type="string">
            <text:p text:style-name="P31"><text:span text:style-name="T21">The range of relative response variation limits error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t2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2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44">Background</text:p>
          </table:table-cell>
          <table:table-cell table:style-name="t2.B3" office:value-type="string">
            <text:p text:style-name="P47">—</text:p>
          </table:table-cell>
          <table:table-cell table:style-name="t2.B3" office:value-type="string">
            <text:p text:style-name="P16">$2-d0</text:p>
          </table:table-cell>
          <table:table-cell table:style-name="t2.D3" office:value-type="string">
            <text:section text:style-name="Sect1" text:name="Раздел6">
              <text:p text:style-name="P47">$2-bg0</text:p>
              <text:p text:style-name="P47">$2-bg1</text:p>
              <text:p text:style-name="P47">$2-bg2</text:p>
              <text:p text:style-name="P47">$2-bg3</text:p>
              <text:p text:style-name="P47">$2-bg4</text:p>
              <text:p text:style-name="P47">$2-bg5</text:p>
              <text:p text:style-name="P47">$2-bg6</text:p>
              <text:p text:style-name="P47">$2-bg7</text:p>
              <text:p text:style-name="P43"/>
            </text:section>
          </table:table-cell>
          <table:table-cell table:style-name="t2.B3" office:value-type="string">
            <text:p text:style-name="P16">$2-av-bg</text:p>
          </table:table-cell>
          <table:table-cell table:style-name="t2.B3" office:value-type="string">
            <text:p text:style-name="P16">—</text:p>
          </table:table-cell>
          <table:table-cell table:style-name="t2.B3" office:value-type="string">
            <text:p text:style-name="P16">—</text:p>
          </table:table-cell>
          <table:table-cell table:style-name="t2.B3" office:value-type="string">
            <text:p text:style-name="P16">—</text:p>
          </table:table-cell>
          <table:table-cell table:style-name="t2.I3" office:value-type="string">
            <text:p text:style-name="P11">—</text:p>
          </table:table-cell>
        </table:table-row>
        <table:table-row>
          <table:table-cell table:style-name="t2.A3" office:value-type="string">
            <text:p text:style-name="P15">0.80 µSv/h</text:p>
          </table:table-cell>
          <table:table-cell table:style-name="t2.B3" office:value-type="string">
            <text:p text:style-name="P16">$2-n0</text:p>
          </table:table-cell>
          <table:table-cell table:style-name="t2.B3" office:value-type="string">
            <text:p text:style-name="P16">$2-d0</text:p>
          </table:table-cell>
          <table:table-cell table:style-name="t2.D3" office:value-type="string">
            <text:section text:style-name="Sect1" text:name="Раздел7">
              <text:p text:style-name="P47">$2-m00</text:p>
              <text:p text:style-name="P47">$2-m01</text:p>
              <text:p text:style-name="P47">$2-m02</text:p>
              <text:p text:style-name="P47">$2-m03</text:p>
              <text:p text:style-name="P47">$2-m04</text:p>
              <text:p text:style-name="P47">$2-m05</text:p>
              <text:p text:style-name="P47">$2-m06</text:p>
              <text:p text:style-name="P47">$2-m07</text:p>
              <text:p text:style-name="P47"/>
            </text:section>
          </table:table-cell>
          <table:table-cell table:style-name="t2.B3" office:value-type="string">
            <text:p text:style-name="P16">$2-av0</text:p>
          </table:table-cell>
          <table:table-cell table:style-name="t2.B3" office:value-type="string">
            <text:p text:style-name="P16">$2-o0</text:p>
          </table:table-cell>
          <table:table-cell table:style-name="t2.B3" office:value-type="string">
            <text:p text:style-name="P9"><text:span text:style-name="T65">±</text:span><text:span text:style-name="T59">20</text:span></text:p>
          </table:table-cell>
          <table:table-cell table:style-name="t2.B3" office:value-type="string">
            <text:p text:style-name="P16">$2-q0</text:p>
          </table:table-cell>
          <table:table-cell table:style-name="t2.I3" office:value-type="string">
            <text:p text:style-name="P35">±20</text:p>
          </table:table-cell>
        </table:table-row>
        <table:table-row>
          <table:table-cell table:style-name="t2.A3" office:value-type="string">
            <text:p text:style-name="P15">4.0 mSv/h</text:p>
          </table:table-cell>
          <table:table-cell table:style-name="t2.B3" office:value-type="string">
            <text:p text:style-name="P16">$2-n1</text:p>
          </table:table-cell>
          <table:table-cell table:style-name="t2.B3" office:value-type="string">
            <text:p text:style-name="P16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47">$2-m11</text:p>
              <text:p text:style-name="P47">$2-m12</text:p>
              <text:p text:style-name="P47">$2-m13</text:p>
              <text:p text:style-name="P47">$2-m14</text:p>
            </text:section>
          </table:table-cell>
          <table:table-cell table:style-name="t2.B3" office:value-type="string">
            <text:p text:style-name="P16">$2-av1</text:p>
          </table:table-cell>
          <table:table-cell table:style-name="t2.B3" office:value-type="string">
            <text:p text:style-name="P16">$2-o1</text:p>
          </table:table-cell>
          <table:table-cell table:style-name="t2.B3" office:value-type="string">
            <text:p text:style-name="P9"><text:span text:style-name="T65">±</text:span><text:span text:style-name="T59">19</text:span></text:p>
          </table:table-cell>
          <table:table-cell table:style-name="t2.B3" office:value-type="string">
            <text:p text:style-name="P16">$2-q1</text:p>
          </table:table-cell>
          <table:table-cell table:style-name="t2.I3" office:value-type="string">
            <text:p text:style-name="P35">±15</text:p>
          </table:table-cell>
        </table:table-row>
        <table:table-row>
          <table:table-cell table:style-name="t2.A3" office:value-type="string">
            <text:p text:style-name="P15">80<text:span text:style-name="T34">.</text:span>0 mSv/h</text:p>
          </table:table-cell>
          <table:table-cell table:style-name="t2.B3" office:value-type="string">
            <text:p text:style-name="P16">$2-n2</text:p>
          </table:table-cell>
          <table:table-cell table:style-name="t2.B3" office:value-type="string">
            <text:p text:style-name="P16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47">$2-m21</text:p>
              <text:p text:style-name="P47">$2-m22</text:p>
              <text:p text:style-name="P47">$2-m23</text:p>
              <text:p text:style-name="P47">$2-m24</text:p>
            </text:section>
          </table:table-cell>
          <table:table-cell table:style-name="t2.B3" office:value-type="string">
            <text:p text:style-name="P16">$2-av2</text:p>
          </table:table-cell>
          <table:table-cell table:style-name="t2.B3" office:value-type="string">
            <text:p text:style-name="P16">$2-o2</text:p>
          </table:table-cell>
          <table:table-cell table:style-name="t2.B3" office:value-type="string">
            <text:p text:style-name="P9"><text:span text:style-name="T65">±</text:span><text:span text:style-name="T59">19</text:span></text:p>
          </table:table-cell>
          <table:table-cell table:style-name="t2.B3" office:value-type="string">
            <text:p text:style-name="P16">$2-q2</text:p>
          </table:table-cell>
          <table:table-cell table:style-name="t2.I3" office:value-type="string">
            <text:p text:style-name="P35">±15</text:p>
          </table:table-cell>
        </table:table-row>
        <table:table-row>
          <table:table-cell table:style-name="t2.A3" office:value-type="string">
            <text:p text:style-name="P18"><text:span text:style-name="T21">4</text:span>00 mSv/h</text:p>
          </table:table-cell>
          <table:table-cell table:style-name="t2.B3" office:value-type="string">
            <text:p text:style-name="P16">$2-n3</text:p>
          </table:table-cell>
          <table:table-cell table:style-name="t2.B3" office:value-type="string">
            <text:p text:style-name="P16">$2-d3</text:p>
          </table:table-cell>
          <table:table-cell table:style-name="t2.D3" office:value-type="string">
            <text:section text:style-name="Sect1" text:name="Раздел86">
              <text:p text:style-name="P3">$2-m30</text:p>
              <text:p text:style-name="P47">$2-m31</text:p>
              <text:p text:style-name="P47">$2-m32</text:p>
              <text:p text:style-name="P47">$2-m33</text:p>
              <text:p text:style-name="P47">$2-m34</text:p>
            </text:section>
          </table:table-cell>
          <table:table-cell table:style-name="t2.B3" office:value-type="string">
            <text:p text:style-name="P16">$2-av3</text:p>
          </table:table-cell>
          <table:table-cell table:style-name="t2.B3" office:value-type="string">
            <text:p text:style-name="P16">$2-o3</text:p>
          </table:table-cell>
          <table:table-cell table:style-name="t2.B3" office:value-type="string">
            <text:p text:style-name="P9"><text:span text:style-name="T65">±</text:span><text:span text:style-name="T59">19</text:span></text:p>
          </table:table-cell>
          <table:table-cell table:style-name="t2.B3" office:value-type="string">
            <text:p text:style-name="P16">$2-q3</text:p>
          </table:table-cell>
          <table:table-cell table:style-name="t2.I3" office:value-type="string">
            <text:p text:style-name="P35">±15</text:p>
          </table:table-cell>
        </table:table-row>
        <table:table-row>
          <table:table-cell table:style-name="t2.A3" office:value-type="string">
            <text:p text:style-name="P18">800 mSv/h</text:p>
          </table:table-cell>
          <table:table-cell table:style-name="t2.B3" office:value-type="string">
            <text:p text:style-name="P16">$2-n<text:span text:style-name="T34">4</text:span></text:p>
          </table:table-cell>
          <table:table-cell table:style-name="t2.B3" office:value-type="string">
            <text:p text:style-name="P16">$2-d<text:span text:style-name="T34">4</text:span></text:p>
          </table:table-cell>
          <table:table-cell table:style-name="t2.D3" office:value-type="string">
            <text:section text:style-name="Sect1" text:name="Раздел10">
              <text:p text:style-name="P3">$2-<text:span text:style-name="T34">m</text:span><text:span text:style-name="T21">4</text:span><text:span text:style-name="T34">0</text:span></text:p>
              <text:p text:style-name="P47">$2-<text:span text:style-name="T34">m</text:span><text:span text:style-name="T21">4</text:span><text:span text:style-name="T34">1</text:span></text:p>
              <text:p text:style-name="P47">$2-<text:span text:style-name="T34">m</text:span><text:span text:style-name="T21">4</text:span><text:span text:style-name="T34">2</text:span></text:p>
              <text:p text:style-name="P47">$2-<text:span text:style-name="T34">m</text:span><text:span text:style-name="T21">4</text:span><text:span text:style-name="T34">3</text:span></text:p>
              <text:p text:style-name="P47">$2-<text:span text:style-name="T34">m</text:span><text:span text:style-name="T21">4</text:span><text:span text:style-name="T34">4</text:span></text:p>
            </text:section>
          </table:table-cell>
          <table:table-cell table:style-name="t2.B3" office:value-type="string">
            <text:p text:style-name="P16">$2-av<text:span text:style-name="T34">4</text:span></text:p>
          </table:table-cell>
          <table:table-cell table:style-name="t2.B3" office:value-type="string">
            <text:p text:style-name="P16">$2-o<text:span text:style-name="T34">4</text:span></text:p>
          </table:table-cell>
          <table:table-cell table:style-name="t2.B3" office:value-type="string">
            <text:p text:style-name="P9"><text:span text:style-name="T65">±</text:span><text:span text:style-name="T59">19</text:span></text:p>
          </table:table-cell>
          <table:table-cell table:style-name="t2.B3" office:value-type="string">
            <text:p text:style-name="P16">$2-q<text:span text:style-name="T34">4</text:span></text:p>
          </table:table-cell>
          <table:table-cell table:style-name="t2.I3" office:value-type="string">
            <text:p text:style-name="P35">±15</text:p>
          </table:table-cell>
        </table:table-row>
        <table:table-row>
          <table:table-cell table:style-name="t2.A3" office:value-type="string">
            <text:p text:style-name="P15">4.0 Sv/h</text:p>
          </table:table-cell>
          <table:table-cell table:style-name="t2.B3" office:value-type="string">
            <text:p text:style-name="P16">$2-n<text:span text:style-name="T34">5</text:span></text:p>
          </table:table-cell>
          <table:table-cell table:style-name="t2.B3" office:value-type="string">
            <text:p text:style-name="P16">$2-d<text:span text:style-name="T34">5</text:span></text:p>
          </table:table-cell>
          <table:table-cell table:style-name="t2.D3" office:value-type="string">
            <text:section text:style-name="Sect1" text:name="Раздел63">
              <text:p text:style-name="P3">$2-<text:span text:style-name="T34">m</text:span><text:span text:style-name="T21">5</text:span><text:span text:style-name="T34">0</text:span></text:p>
              <text:p text:style-name="P47">$2-<text:span text:style-name="T34">m</text:span><text:span text:style-name="T21">5</text:span><text:span text:style-name="T34">1</text:span></text:p>
              <text:p text:style-name="P47">$2-<text:span text:style-name="T34">m</text:span><text:span text:style-name="T21">5</text:span><text:span text:style-name="T34">2</text:span></text:p>
              <text:p text:style-name="P47">$2-<text:span text:style-name="T34">m</text:span><text:span text:style-name="T21">5</text:span><text:span text:style-name="T34">3</text:span></text:p>
              <text:p text:style-name="P47">$2-<text:span text:style-name="T34">m</text:span><text:span text:style-name="T21">5</text:span><text:span text:style-name="T34">4</text:span></text:p>
            </text:section>
          </table:table-cell>
          <table:table-cell table:style-name="t2.B3" office:value-type="string">
            <text:p text:style-name="P16">$2-av<text:span text:style-name="T34">5</text:span></text:p>
          </table:table-cell>
          <table:table-cell table:style-name="t2.B3" office:value-type="string">
            <text:p text:style-name="P16">$2-o<text:span text:style-name="T34">5</text:span></text:p>
          </table:table-cell>
          <table:table-cell table:style-name="t2.B3" office:value-type="string">
            <text:p text:style-name="P9"><text:span text:style-name="T65">±</text:span><text:span text:style-name="T59">19</text:span></text:p>
          </table:table-cell>
          <table:table-cell table:style-name="t2.B3" office:value-type="string">
            <text:p text:style-name="P16">$2-q<text:span text:style-name="T34">5</text:span></text:p>
          </table:table-cell>
          <table:table-cell table:style-name="t2.I3" office:value-type="string">
            <text:p text:style-name="P35">±15</text:p>
          </table:table-cell>
        </table:table-row>
        <table:table-row>
          <table:table-cell table:style-name="t2.A10" office:value-type="string">
            <text:p text:style-name="P15"><text:span text:style-name="T34">8</text:span>.0 Sv/h</text:p>
          </table:table-cell>
          <table:table-cell table:style-name="t2.B10" office:value-type="string">
            <text:p text:style-name="P16">$2-n<text:span text:style-name="T34">6</text:span></text:p>
          </table:table-cell>
          <table:table-cell table:style-name="t2.B10" office:value-type="string">
            <text:p text:style-name="P16">$2-d<text:span text:style-name="T34">6</text:span></text:p>
          </table:table-cell>
          <table:table-cell table:style-name="t2.D10" office:value-type="string">
            <text:section text:style-name="Sect1" text:name="Раздел64">
              <text:p text:style-name="P3">$2-<text:span text:style-name="T34">m60</text:span></text:p>
              <text:p text:style-name="P47">$2-<text:span text:style-name="T34">m61</text:span></text:p>
              <text:p text:style-name="P47">$2-<text:span text:style-name="T34">m</text:span><text:span text:style-name="T21">6</text:span><text:span text:style-name="T34">2</text:span></text:p>
              <text:p text:style-name="P47">$2-<text:span text:style-name="T34">m</text:span><text:span text:style-name="T21">6</text:span><text:span text:style-name="T34">3</text:span></text:p>
              <text:p text:style-name="P47">$2-<text:span text:style-name="T34">m</text:span><text:span text:style-name="T21">6</text:span><text:span text:style-name="T34">4</text:span></text:p>
            </text:section>
          </table:table-cell>
          <table:table-cell table:style-name="t2.B10" office:value-type="string">
            <text:p text:style-name="P16">$2-av<text:span text:style-name="T34">6</text:span></text:p>
          </table:table-cell>
          <table:table-cell table:style-name="t2.B10" office:value-type="string">
            <text:p text:style-name="P16">$2-o<text:span text:style-name="T34">6</text:span></text:p>
          </table:table-cell>
          <table:table-cell table:style-name="t2.B10" office:value-type="string">
            <text:p text:style-name="P9"><text:span text:style-name="T65">±</text:span><text:span text:style-name="T59">19</text:span></text:p>
          </table:table-cell>
          <table:table-cell table:style-name="t2.B10" office:value-type="string">
            <text:p text:style-name="P16">$2-q<text:span text:style-name="T34">6</text:span></text:p>
          </table:table-cell>
          <table:table-cell table:style-name="t2.I10" office:value-type="string">
            <text:p text:style-name="P35">±15</text:p>
          </table:table-cell>
        </table:table-row>
      </table:table>
      <table:table table:name="s2" table:style-name="s2">
        <table:table-column table:style-name="s2.A" table:number-columns-repeated="9"/>
        <table:table-column table:style-name="s2.J"/>
        <table:table-row>
          <table:table-cell table:style-name="s2.A1" table:number-columns-spanned="10" office:value-type="string">
            <text:p text:style-name="P52"><text:span text:style-name="T21">AT2503B/2 (</text:span><text:span text:style-name="T73">γ</text:span><text:span text:style-name="T21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43"><text:span text:style-name="T30">Actual dose value</text:span>,</text:p>
            <text:p text:style-name="P43"><text:span text:style-name="T23">H</text:span><text:span text:style-name="T40">p</text:span><text:span text:style-name="T39">0</text:span><text:span text:style-name="T21">(10)</text:span></text:p>
          </table:table-cell>
          <table:table-cell table:style-name="s2.B2" table:number-rows-spanned="2" office:value-type="string">
            <text:p text:style-name="P4">Dose rate,</text:p>
            <text:p text:style-name="P45"><text:span text:style-name="T35">Ḣ</text:span><text:span text:style-name="T45">oi</text:span><text:span text:style-name="T57">(10) /</text:span></text:p>
            <text:p text:style-name="P57">t, s</text:p>
          </table:table-cell>
          <table:table-cell table:style-name="s2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2.B2" table:number-columns-spanned="3" office:value-type="string">
            <text:p text:style-name="P44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3">Response variation</text:p>
            <text:p text:style-name="P60"><text:span text:style-name="T54">R</text:span><text:span text:style-name="T43">w</text:span><text:span text:style-name="T40">i</text:span><text:span text:style-name="T34">,</text:span> %</text:p>
          </table:table-cell>
          <table:table-cell table:style-name="s2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2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2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43"><text:span text:style-name="T23">H</text:span><text:span text:style-name="T40">pi</text:span><text:span text:style-name="T21">(10)</text:span></text:p>
          </table:table-cell>
          <table:table-cell table:style-name="s2.D3" office:value-type="string">
            <text:p text:style-name="P43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2.D3" office:value-type="string">
            <text:p text:style-name="P43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5">4.0 <text:span text:style-name="T34">µSv</text:span></text:p>
          </table:table-cell>
          <table:table-cell table:style-name="s2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2.B4" office:value-type="string">
            <text:p text:style-name="P8"><text:s text:c="2"/>$2-<text:span text:style-name="T21">dn</text:span>_<text:span text:style-name="T34">1 <text:s/></text:span></text:p>
            <text:p text:style-name="P19"><text:span text:style-name="T34">$2-</text:span><text:span text:style-name="T21">dd_1</text:span></text:p>
          </table:table-cell>
          <table:table-cell table:style-name="s2.B4" office:value-type="string">
            <text:p text:style-name="P16">$2-d_dev_<text:span text:style-name="T34">1</text:span></text:p>
          </table:table-cell>
          <table:table-cell table:style-name="s2.B4" office:value-type="string">
            <text:p text:style-name="P16">$2-dose_<text:span text:style-name="T34">1</text:span></text:p>
          </table:table-cell>
          <table:table-cell table:style-name="s2.B4" office:value-type="string">
            <text:p text:style-name="P16">$2-d_res_<text:span text:style-name="T34">1</text:span></text:p>
          </table:table-cell>
          <table:table-cell table:style-name="s2.B4" office:value-type="string">
            <text:p text:style-name="P16">$2-o_pog_<text:span text:style-name="T34">1</text:span></text:p>
          </table:table-cell>
          <table:table-cell table:style-name="s2.B4" office:value-type="string">
            <text:p text:style-name="P26">±20</text:p>
          </table:table-cell>
          <table:table-cell table:style-name="s2.B4" office:value-type="string">
            <text:p text:style-name="P16">$2-d_gran_<text:span text:style-name="T34">1</text:span></text:p>
          </table:table-cell>
          <table:table-cell table:style-name="s2.J4" office:value-type="string">
            <text:p text:style-name="P9"><text:span text:style-name="T65">±</text:span>15.2</text:p>
          </table:table-cell>
        </table:table-row>
        <table:table-row>
          <table:table-cell table:style-name="s2.A5" office:value-type="string">
            <text:p text:style-name="P15">4.0 mSv</text:p>
          </table:table-cell>
          <table:table-cell table:style-name="s2.B5" office:value-type="string">
            <text:p text:style-name="P8"><text:s text:c="2"/><text:span text:style-name="T34">8</text:span><text:span text:style-name="T21">0 m</text:span><text:span text:style-name="T34">Sv/h</text:span> <text:s/></text:p>
            <text:p text:style-name="P9">180s</text:p>
          </table:table-cell>
          <table:table-cell table:style-name="s2.B5" office:value-type="string">
            <text:p text:style-name="P8"><text:s text:c="2"/>$2-<text:span text:style-name="T21">dn</text:span>_<text:span text:style-name="T34">2 <text:s/></text:span></text:p>
            <text:p text:style-name="P19"><text:span text:style-name="T34">$2-</text:span><text:span text:style-name="T21">dd_</text:span><text:span text:style-name="T34">2</text:span></text:p>
          </table:table-cell>
          <table:table-cell table:style-name="s2.B5" office:value-type="string">
            <text:p text:style-name="P16">$2-d_dev_<text:span text:style-name="T34">2</text:span></text:p>
          </table:table-cell>
          <table:table-cell table:style-name="s2.B5" office:value-type="string">
            <text:p text:style-name="P16">$2-dose_<text:span text:style-name="T34">2</text:span></text:p>
          </table:table-cell>
          <table:table-cell table:style-name="s2.B5" office:value-type="string">
            <text:p text:style-name="P16">$2-d_res_<text:span text:style-name="T34">2</text:span></text:p>
          </table:table-cell>
          <table:table-cell table:style-name="s2.B5" office:value-type="string">
            <text:p text:style-name="P16">$2-o_pog_<text:span text:style-name="T34">2</text:span></text:p>
          </table:table-cell>
          <table:table-cell table:style-name="s2.B5" office:value-type="string">
            <text:p text:style-name="P26">±19</text:p>
          </table:table-cell>
          <table:table-cell table:style-name="s2.B5" office:value-type="string">
            <text:p text:style-name="P16">$2-d_gran_<text:span text:style-name="T34">2</text:span></text:p>
          </table:table-cell>
          <table:table-cell table:style-name="s2.J5" office:value-type="string">
            <text:p text:style-name="P9"><text:span text:style-name="T66">±</text:span>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52"><text:span text:style-name="T2">AT2503B/2 </text:span><text:span text:style-name="T21">(</text:span><text:span text:style-name="T73">γ</text:span><text:span text:style-name="T21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3.B2" office:value-type="string">
            <text:p text:style-name="P59">Radia-tion source <text:s/>number</text:p>
          </table:table-cell>
          <table:table-cell table:style-name="t3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3.B2" office:value-type="string">
            <text:p text:style-name="P42"><text:span text:style-name="T21">Dose rate measurement at check point</text:span>,</text:p>
            <text:p text:style-name="P42"><text:span text:style-name="T48">Ḣ</text:span><text:span text:style-name="T71">*</text:span><text:span text:style-name="T40">i</text:span><text:span text:style-name="T50">(10)</text:span></text:p>
          </table:table-cell>
          <table:table-cell table:style-name="t3.B2" office:value-type="string">
            <text:p text:style-name="P38"><text:span text:style-name="T21">Average value</text:span>, </text:p>
            <text:p text:style-name="P39"><text:span text:style-name="T23">H</text:span><text:span text:style-name="T40">pi</text:span><text:span text:style-name="T50">(10)</text:span></text:p>
          </table:table-cell>
          <table:table-cell table:style-name="t3.B2" office:value-type="string">
            <text:p text:style-name="P15"><text:span text:style-name="T31">Relative <text:s/>measure-ment</text:span> <text:span text:style-name="T21">error</text:span></text:p>
            <text:p text:style-name="P60"><text:span text:style-name="T35">θ</text:span><text:span text:style-name="T44">пр</text:span><text:span text:style-name="T40">i</text:span><text:span text:style-name="T34">,</text:span> %</text:p>
          </table:table-cell>
          <table:table-cell table:style-name="t3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3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3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44">Background</text:p>
          </table:table-cell>
          <table:table-cell table:style-name="t3.B3" office:value-type="string">
            <text:p text:style-name="P47">—</text:p>
          </table:table-cell>
          <table:table-cell table:style-name="t3.B3" office:value-type="string">
            <text:p text:style-name="P16">$3-d0</text:p>
          </table:table-cell>
          <table:table-cell table:style-name="t3.D3" office:value-type="string">
            <text:section text:style-name="Sect1" text:name="Раздел11">
              <text:p text:style-name="P47">$3-bg0</text:p>
              <text:p text:style-name="P47">$3-bg1</text:p>
              <text:p text:style-name="P47">$3-bg2</text:p>
              <text:p text:style-name="P47">$3-bg3</text:p>
              <text:p text:style-name="P47">$3-bg4</text:p>
              <text:p text:style-name="P47">$3-bg5</text:p>
              <text:p text:style-name="P47">$3-bg6</text:p>
              <text:p text:style-name="P47">$3-bg7</text:p>
              <text:p text:style-name="P43"/>
            </text:section>
          </table:table-cell>
          <table:table-cell table:style-name="t3.B3" office:value-type="string">
            <text:p text:style-name="P16">$3-av-bg</text:p>
          </table:table-cell>
          <table:table-cell table:style-name="t3.B3" office:value-type="string">
            <text:p text:style-name="P16">—</text:p>
          </table:table-cell>
          <table:table-cell table:style-name="t3.B3" office:value-type="string">
            <text:p text:style-name="P16">—</text:p>
          </table:table-cell>
          <table:table-cell table:style-name="t3.B3" office:value-type="string">
            <text:p text:style-name="P16">—</text:p>
          </table:table-cell>
          <table:table-cell table:style-name="t3.I3" office:value-type="string">
            <text:p text:style-name="P11">—</text:p>
          </table:table-cell>
        </table:table-row>
        <table:table-row>
          <table:table-cell table:style-name="t3.A3" office:value-type="string">
            <text:p text:style-name="P15">0.80 µSv/h</text:p>
          </table:table-cell>
          <table:table-cell table:style-name="t3.B3" office:value-type="string">
            <text:p text:style-name="P16">$3-n0</text:p>
          </table:table-cell>
          <table:table-cell table:style-name="t3.B3" office:value-type="string">
            <text:p text:style-name="P16">$3-d0</text:p>
          </table:table-cell>
          <table:table-cell table:style-name="t3.D3" office:value-type="string">
            <text:section text:style-name="Sect1" text:name="Раздел12">
              <text:p text:style-name="P47">$3-m00</text:p>
              <text:p text:style-name="P47">$3-m01</text:p>
              <text:p text:style-name="P47">$3-m02</text:p>
              <text:p text:style-name="P47">$3-m03</text:p>
              <text:p text:style-name="P47">$3-m04</text:p>
              <text:p text:style-name="P47">$3-m05</text:p>
              <text:p text:style-name="P47">$3-m06</text:p>
              <text:p text:style-name="P47">$3-m07</text:p>
              <text:p text:style-name="P47"/>
            </text:section>
          </table:table-cell>
          <table:table-cell table:style-name="t3.B3" office:value-type="string">
            <text:p text:style-name="P16">$3-av0</text:p>
          </table:table-cell>
          <table:table-cell table:style-name="t3.B3" office:value-type="string">
            <text:p text:style-name="P16">$3-o0</text:p>
          </table:table-cell>
          <table:table-cell table:style-name="t3.B3" office:value-type="string">
            <text:p text:style-name="P9"><text:span text:style-name="T65">±</text:span><text:span text:style-name="T59">20</text:span></text:p>
          </table:table-cell>
          <table:table-cell table:style-name="t3.B3" office:value-type="string">
            <text:p text:style-name="P16">$3-q0</text:p>
          </table:table-cell>
          <table:table-cell table:style-name="t3.I3" office:value-type="string">
            <text:p text:style-name="P35">±20</text:p>
          </table:table-cell>
        </table:table-row>
        <table:table-row>
          <table:table-cell table:style-name="t3.A3" office:value-type="string">
            <text:p text:style-name="P15">4.0 mSv/h</text:p>
          </table:table-cell>
          <table:table-cell table:style-name="t3.B3" office:value-type="string">
            <text:p text:style-name="P16">$3-n1</text:p>
          </table:table-cell>
          <table:table-cell table:style-name="t3.B3" office:value-type="string">
            <text:p text:style-name="P16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47">$3-m11</text:p>
              <text:p text:style-name="P47">$3-m12</text:p>
              <text:p text:style-name="P47">$3-m13</text:p>
              <text:p text:style-name="P47">$3-m14</text:p>
            </text:section>
          </table:table-cell>
          <table:table-cell table:style-name="t3.B3" office:value-type="string">
            <text:p text:style-name="P16">$3-av1</text:p>
          </table:table-cell>
          <table:table-cell table:style-name="t3.B3" office:value-type="string">
            <text:p text:style-name="P16">$3-o1</text:p>
          </table:table-cell>
          <table:table-cell table:style-name="t3.B3" office:value-type="string">
            <text:p text:style-name="P9"><text:span text:style-name="T65">±</text:span><text:span text:style-name="T59">19</text:span></text:p>
          </table:table-cell>
          <table:table-cell table:style-name="t3.B3" office:value-type="string">
            <text:p text:style-name="P16">$3-q1</text:p>
          </table:table-cell>
          <table:table-cell table:style-name="t3.I3" office:value-type="string">
            <text:p text:style-name="P35">±15</text:p>
          </table:table-cell>
        </table:table-row>
        <table:table-row>
          <table:table-cell table:style-name="t3.A3" office:value-type="string">
            <text:p text:style-name="P15">80<text:span text:style-name="T34">.</text:span>0 mSv/h</text:p>
          </table:table-cell>
          <table:table-cell table:style-name="t3.B3" office:value-type="string">
            <text:p text:style-name="P16">$3-n2</text:p>
          </table:table-cell>
          <table:table-cell table:style-name="t3.B3" office:value-type="string">
            <text:p text:style-name="P16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47">$3-m21</text:p>
              <text:p text:style-name="P47">$3-m22</text:p>
              <text:p text:style-name="P47">$3-m23</text:p>
              <text:p text:style-name="P47">$3-m24</text:p>
            </text:section>
          </table:table-cell>
          <table:table-cell table:style-name="t3.B3" office:value-type="string">
            <text:p text:style-name="P16">$3-av2</text:p>
          </table:table-cell>
          <table:table-cell table:style-name="t3.B3" office:value-type="string">
            <text:p text:style-name="P16">$3-o2</text:p>
          </table:table-cell>
          <table:table-cell table:style-name="t3.B3" office:value-type="string">
            <text:p text:style-name="P9"><text:span text:style-name="T65">±</text:span><text:span text:style-name="T59">19</text:span></text:p>
          </table:table-cell>
          <table:table-cell table:style-name="t3.B3" office:value-type="string">
            <text:p text:style-name="P16">$3-q2</text:p>
          </table:table-cell>
          <table:table-cell table:style-name="t3.I3" office:value-type="string">
            <text:p text:style-name="P35">±15</text:p>
          </table:table-cell>
        </table:table-row>
        <table:table-row>
          <table:table-cell table:style-name="t3.A3" office:value-type="string">
            <text:p text:style-name="P18"><text:span text:style-name="T21">4</text:span>00 mSv/h</text:p>
          </table:table-cell>
          <table:table-cell table:style-name="t3.B3" office:value-type="string">
            <text:p text:style-name="P16">$3-n3</text:p>
          </table:table-cell>
          <table:table-cell table:style-name="t3.B3" office:value-type="string">
            <text:p text:style-name="P16">$3-d3</text:p>
          </table:table-cell>
          <table:table-cell table:style-name="t3.D3" office:value-type="string">
            <text:section text:style-name="Sect1" text:name="Раздел87">
              <text:p text:style-name="P3">$3-m30</text:p>
              <text:p text:style-name="P47">$3-m31</text:p>
              <text:p text:style-name="P47">$3-m32</text:p>
              <text:p text:style-name="P47">$3-m33</text:p>
              <text:p text:style-name="P47">$3-m34</text:p>
            </text:section>
          </table:table-cell>
          <table:table-cell table:style-name="t3.B3" office:value-type="string">
            <text:p text:style-name="P16">$3-av3</text:p>
          </table:table-cell>
          <table:table-cell table:style-name="t3.B3" office:value-type="string">
            <text:p text:style-name="P16">$3-o3</text:p>
          </table:table-cell>
          <table:table-cell table:style-name="t3.B3" office:value-type="string">
            <text:p text:style-name="P9"><text:span text:style-name="T65">±</text:span><text:span text:style-name="T59">19</text:span></text:p>
          </table:table-cell>
          <table:table-cell table:style-name="t3.B3" office:value-type="string">
            <text:p text:style-name="P16">$3-q3</text:p>
          </table:table-cell>
          <table:table-cell table:style-name="t3.I3" office:value-type="string">
            <text:p text:style-name="P35">±15</text:p>
          </table:table-cell>
        </table:table-row>
        <table:table-row>
          <table:table-cell table:style-name="t3.A3" office:value-type="string">
            <text:p text:style-name="P18">800 mSv/h</text:p>
          </table:table-cell>
          <table:table-cell table:style-name="t3.B3" office:value-type="string">
            <text:p text:style-name="P16">$3-n<text:span text:style-name="T34">4</text:span></text:p>
          </table:table-cell>
          <table:table-cell table:style-name="t3.B3" office:value-type="string">
            <text:p text:style-name="P16">$3-d<text:span text:style-name="T34">4</text:span></text:p>
          </table:table-cell>
          <table:table-cell table:style-name="t3.D3" office:value-type="string">
            <text:section text:style-name="Sect1" text:name="Раздел15">
              <text:p text:style-name="P3">$3-<text:span text:style-name="T34">m</text:span><text:span text:style-name="T21">4</text:span><text:span text:style-name="T34">0</text:span></text:p>
              <text:p text:style-name="P47">$3-<text:span text:style-name="T34">m</text:span><text:span text:style-name="T21">4</text:span><text:span text:style-name="T34">1</text:span></text:p>
              <text:p text:style-name="P47">$3-<text:span text:style-name="T34">m</text:span><text:span text:style-name="T21">4</text:span><text:span text:style-name="T34">2</text:span></text:p>
              <text:p text:style-name="P47">$3-<text:span text:style-name="T34">m</text:span><text:span text:style-name="T21">4</text:span><text:span text:style-name="T34">3</text:span></text:p>
              <text:p text:style-name="P47">$3-<text:span text:style-name="T34">m</text:span><text:span text:style-name="T21">4</text:span><text:span text:style-name="T34">4</text:span></text:p>
            </text:section>
          </table:table-cell>
          <table:table-cell table:style-name="t3.B3" office:value-type="string">
            <text:p text:style-name="P16">$3-av<text:span text:style-name="T34">4</text:span></text:p>
          </table:table-cell>
          <table:table-cell table:style-name="t3.B3" office:value-type="string">
            <text:p text:style-name="P16">$3-o<text:span text:style-name="T34">4</text:span></text:p>
          </table:table-cell>
          <table:table-cell table:style-name="t3.B3" office:value-type="string">
            <text:p text:style-name="P9"><text:span text:style-name="T65">±</text:span><text:span text:style-name="T59">19</text:span></text:p>
          </table:table-cell>
          <table:table-cell table:style-name="t3.B3" office:value-type="string">
            <text:p text:style-name="P16">$3-q<text:span text:style-name="T34">4</text:span></text:p>
          </table:table-cell>
          <table:table-cell table:style-name="t3.I3" office:value-type="string">
            <text:p text:style-name="P35">±15</text:p>
          </table:table-cell>
        </table:table-row>
        <table:table-row>
          <table:table-cell table:style-name="t3.A3" office:value-type="string">
            <text:p text:style-name="P15">4.0 Sv/h</text:p>
          </table:table-cell>
          <table:table-cell table:style-name="t3.B3" office:value-type="string">
            <text:p text:style-name="P16">$3-n<text:span text:style-name="T34">5</text:span></text:p>
          </table:table-cell>
          <table:table-cell table:style-name="t3.B3" office:value-type="string">
            <text:p text:style-name="P16">$3-d<text:span text:style-name="T34">5</text:span></text:p>
          </table:table-cell>
          <table:table-cell table:style-name="t3.D3" office:value-type="string">
            <text:section text:style-name="Sect1" text:name="Раздел65">
              <text:p text:style-name="P3">$3-<text:span text:style-name="T34">m</text:span><text:span text:style-name="T21">5</text:span><text:span text:style-name="T34">0</text:span></text:p>
              <text:p text:style-name="P47">$3-<text:span text:style-name="T34">m</text:span><text:span text:style-name="T21">5</text:span><text:span text:style-name="T34">1</text:span></text:p>
              <text:p text:style-name="P47">$3-<text:span text:style-name="T34">m</text:span><text:span text:style-name="T21">5</text:span><text:span text:style-name="T34">2</text:span></text:p>
              <text:p text:style-name="P47">$3-<text:span text:style-name="T34">m</text:span><text:span text:style-name="T21">5</text:span><text:span text:style-name="T34">3</text:span></text:p>
              <text:p text:style-name="P47">$3-<text:span text:style-name="T34">m</text:span><text:span text:style-name="T21">5</text:span><text:span text:style-name="T34">4</text:span></text:p>
            </text:section>
          </table:table-cell>
          <table:table-cell table:style-name="t3.B3" office:value-type="string">
            <text:p text:style-name="P16">$3-av<text:span text:style-name="T34">5</text:span></text:p>
          </table:table-cell>
          <table:table-cell table:style-name="t3.B3" office:value-type="string">
            <text:p text:style-name="P16">$3-o<text:span text:style-name="T34">5</text:span></text:p>
          </table:table-cell>
          <table:table-cell table:style-name="t3.B3" office:value-type="string">
            <text:p text:style-name="P9"><text:span text:style-name="T65">±</text:span><text:span text:style-name="T59">19</text:span></text:p>
          </table:table-cell>
          <table:table-cell table:style-name="t3.B3" office:value-type="string">
            <text:p text:style-name="P16">$3-q<text:span text:style-name="T34">5</text:span></text:p>
          </table:table-cell>
          <table:table-cell table:style-name="t3.I3" office:value-type="string">
            <text:p text:style-name="P35">±15</text:p>
          </table:table-cell>
        </table:table-row>
        <table:table-row>
          <table:table-cell table:style-name="t3.A10" office:value-type="string">
            <text:p text:style-name="P15"><text:span text:style-name="T34">8</text:span>.0 Sv/h</text:p>
          </table:table-cell>
          <table:table-cell table:style-name="t3.B10" office:value-type="string">
            <text:p text:style-name="P16">$3-n<text:span text:style-name="T34">6</text:span></text:p>
          </table:table-cell>
          <table:table-cell table:style-name="t3.B10" office:value-type="string">
            <text:p text:style-name="P16">$3-d<text:span text:style-name="T34">6</text:span></text:p>
          </table:table-cell>
          <table:table-cell table:style-name="t3.D10" office:value-type="string">
            <text:section text:style-name="Sect1" text:name="Раздел66">
              <text:p text:style-name="P3">$3-<text:span text:style-name="T34">m60</text:span></text:p>
              <text:p text:style-name="P47">$3-<text:span text:style-name="T34">m61</text:span></text:p>
              <text:p text:style-name="P47">$3-<text:span text:style-name="T34">m</text:span><text:span text:style-name="T21">6</text:span><text:span text:style-name="T34">2</text:span></text:p>
              <text:p text:style-name="P47">$3-<text:span text:style-name="T34">m</text:span><text:span text:style-name="T21">6</text:span><text:span text:style-name="T34">3</text:span></text:p>
              <text:p text:style-name="P47">$3-<text:span text:style-name="T34">m</text:span><text:span text:style-name="T21">6</text:span><text:span text:style-name="T34">4</text:span></text:p>
            </text:section>
          </table:table-cell>
          <table:table-cell table:style-name="t3.B10" office:value-type="string">
            <text:p text:style-name="P16">$3-av<text:span text:style-name="T34">6</text:span></text:p>
          </table:table-cell>
          <table:table-cell table:style-name="t3.B10" office:value-type="string">
            <text:p text:style-name="P16">$3-o<text:span text:style-name="T34">6</text:span></text:p>
          </table:table-cell>
          <table:table-cell table:style-name="t3.B10" office:value-type="string">
            <text:p text:style-name="P9"><text:span text:style-name="T65">±</text:span><text:span text:style-name="T59">19</text:span></text:p>
          </table:table-cell>
          <table:table-cell table:style-name="t3.B10" office:value-type="string">
            <text:p text:style-name="P16">$3-q<text:span text:style-name="T34">6</text:span></text:p>
          </table:table-cell>
          <table:table-cell table:style-name="t3.I10" office:value-type="string">
            <text:p text:style-name="P35">±15</text:p>
          </table:table-cell>
        </table:table-row>
      </table:table>
      <table:table table:name="s3" table:style-name="s3">
        <table:table-column table:style-name="s3.A" table:number-columns-repeated="9"/>
        <table:table-column table:style-name="s3.J"/>
        <table:table-row>
          <table:table-cell table:style-name="s3.A1" table:number-columns-spanned="10" office:value-type="string">
            <text:p text:style-name="P52"><text:span text:style-name="T21">AT2503B/2 (</text:span><text:span text:style-name="T73">γ</text:span><text:span text:style-name="T21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43"><text:span text:style-name="T30">Actual dose value</text:span>,</text:p>
            <text:p text:style-name="P43"><text:span text:style-name="T23">H</text:span><text:span text:style-name="T40">p</text:span><text:span text:style-name="T39">0</text:span><text:span text:style-name="T21">(10)</text:span></text:p>
          </table:table-cell>
          <table:table-cell table:style-name="s3.B2" table:number-rows-spanned="2" office:value-type="string">
            <text:p text:style-name="P4">Dose rate,</text:p>
            <text:p text:style-name="P45"><text:span text:style-name="T35">Ḣ</text:span><text:span text:style-name="T45">oi</text:span><text:span text:style-name="T57">(10) /</text:span></text:p>
            <text:p text:style-name="P57">t, s</text:p>
          </table:table-cell>
          <table:table-cell table:style-name="s3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3.B2" table:number-columns-spanned="3" office:value-type="string">
            <text:p text:style-name="P44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3">Response variation</text:p>
            <text:p text:style-name="P60"><text:span text:style-name="T54">R</text:span><text:span text:style-name="T43">w</text:span><text:span text:style-name="T40">i</text:span><text:span text:style-name="T34">,</text:span> %</text:p>
          </table:table-cell>
          <table:table-cell table:style-name="s3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3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3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43"><text:span text:style-name="T23">H</text:span><text:span text:style-name="T40">pi</text:span><text:span text:style-name="T21">(10)</text:span></text:p>
          </table:table-cell>
          <table:table-cell table:style-name="s3.D3" office:value-type="string">
            <text:p text:style-name="P43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3.D3" office:value-type="string">
            <text:p text:style-name="P43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5">4.0 <text:span text:style-name="T34">µSv</text:span></text:p>
          </table:table-cell>
          <table:table-cell table:style-name="s3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3.B4" office:value-type="string">
            <text:p text:style-name="P8"><text:s text:c="2"/>$3-<text:span text:style-name="T21">dn</text:span>_<text:span text:style-name="T34">1 <text:s/></text:span></text:p>
            <text:p text:style-name="P19"><text:span text:style-name="T34">$3-</text:span><text:span text:style-name="T21">dd_1</text:span></text:p>
          </table:table-cell>
          <table:table-cell table:style-name="s3.B4" office:value-type="string">
            <text:p text:style-name="P16">$3-d_dev_<text:span text:style-name="T34">1</text:span></text:p>
          </table:table-cell>
          <table:table-cell table:style-name="s3.B4" office:value-type="string">
            <text:p text:style-name="P16">$3-dose_<text:span text:style-name="T34">1</text:span></text:p>
          </table:table-cell>
          <table:table-cell table:style-name="s3.B4" office:value-type="string">
            <text:p text:style-name="P16">$3-d_res_<text:span text:style-name="T34">1</text:span></text:p>
          </table:table-cell>
          <table:table-cell table:style-name="s3.B4" office:value-type="string">
            <text:p text:style-name="P16">$3-o_pog_<text:span text:style-name="T34">1</text:span></text:p>
          </table:table-cell>
          <table:table-cell table:style-name="s3.B4" office:value-type="string">
            <text:p text:style-name="P26">±20</text:p>
          </table:table-cell>
          <table:table-cell table:style-name="s3.B4" office:value-type="string">
            <text:p text:style-name="P16">$3-d_gran_<text:span text:style-name="T34">1</text:span></text:p>
          </table:table-cell>
          <table:table-cell table:style-name="s3.J4" office:value-type="string">
            <text:p text:style-name="P9"><text:span text:style-name="T65">±</text:span>15.2</text:p>
          </table:table-cell>
        </table:table-row>
        <table:table-row>
          <table:table-cell table:style-name="s3.A5" office:value-type="string">
            <text:p text:style-name="P15">4.0 mSv</text:p>
          </table:table-cell>
          <table:table-cell table:style-name="s3.B5" office:value-type="string">
            <text:p text:style-name="P8"><text:s text:c="2"/><text:span text:style-name="T34">8</text:span><text:span text:style-name="T21">0 m</text:span><text:span text:style-name="T34">Sv/h</text:span> <text:s/></text:p>
            <text:p text:style-name="P9">180s</text:p>
          </table:table-cell>
          <table:table-cell table:style-name="s3.B5" office:value-type="string">
            <text:p text:style-name="P8"><text:s text:c="2"/>$3-<text:span text:style-name="T21">dn</text:span>_<text:span text:style-name="T34">2 <text:s/></text:span></text:p>
            <text:p text:style-name="P19"><text:span text:style-name="T34">$3-</text:span><text:span text:style-name="T21">dd_</text:span><text:span text:style-name="T34">2</text:span></text:p>
          </table:table-cell>
          <table:table-cell table:style-name="s3.B5" office:value-type="string">
            <text:p text:style-name="P16">$3-d_dev_<text:span text:style-name="T34">2</text:span></text:p>
          </table:table-cell>
          <table:table-cell table:style-name="s3.B5" office:value-type="string">
            <text:p text:style-name="P16">$3-dose_<text:span text:style-name="T34">2</text:span></text:p>
          </table:table-cell>
          <table:table-cell table:style-name="s3.B5" office:value-type="string">
            <text:p text:style-name="P16">$3-d_res_<text:span text:style-name="T34">2</text:span></text:p>
          </table:table-cell>
          <table:table-cell table:style-name="s3.B5" office:value-type="string">
            <text:p text:style-name="P16">$3-o_pog_<text:span text:style-name="T34">2</text:span></text:p>
          </table:table-cell>
          <table:table-cell table:style-name="s3.B5" office:value-type="string">
            <text:p text:style-name="P26">±19</text:p>
          </table:table-cell>
          <table:table-cell table:style-name="s3.B5" office:value-type="string">
            <text:p text:style-name="P16">$3-d_gran_<text:span text:style-name="T34">2</text:span></text:p>
          </table:table-cell>
          <table:table-cell table:style-name="s3.J5" office:value-type="string">
            <text:p text:style-name="P9"><text:span text:style-name="T66">±</text:span>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52"><text:span text:style-name="T2">AT2503B/2 </text:span><text:span text:style-name="T21">(</text:span><text:span text:style-name="T73">γ</text:span><text:span text:style-name="T21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4.B2" office:value-type="string">
            <text:p text:style-name="P59">Radia-tion source <text:s/>number</text:p>
          </table:table-cell>
          <table:table-cell table:style-name="t4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4.B2" office:value-type="string">
            <text:p text:style-name="P42"><text:span text:style-name="T21">Dose rate measurement at check point</text:span>,</text:p>
            <text:p text:style-name="P42"><text:span text:style-name="T48">Ḣ</text:span><text:span text:style-name="T71">*</text:span><text:span text:style-name="T40">i</text:span><text:span text:style-name="T50">(10)</text:span></text:p>
          </table:table-cell>
          <table:table-cell table:style-name="t4.B2" office:value-type="string">
            <text:p text:style-name="P38"><text:span text:style-name="T21">Average value</text:span>, </text:p>
            <text:p text:style-name="P39"><text:span text:style-name="T23">H</text:span><text:span text:style-name="T40">pi</text:span><text:span text:style-name="T50">(10)</text:span></text:p>
          </table:table-cell>
          <table:table-cell table:style-name="t4.B2" office:value-type="string">
            <text:p text:style-name="P15"><text:span text:style-name="T31">Relative <text:s/>measure-ment</text:span> <text:span text:style-name="T21">error</text:span></text:p>
            <text:p text:style-name="P60"><text:span text:style-name="T35">θ</text:span><text:span text:style-name="T44">пр</text:span><text:span text:style-name="T40">i</text:span><text:span text:style-name="T34">,</text:span> %</text:p>
          </table:table-cell>
          <table:table-cell table:style-name="t4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4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4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44">Background</text:p>
          </table:table-cell>
          <table:table-cell table:style-name="t4.B3" office:value-type="string">
            <text:p text:style-name="P47">—</text:p>
          </table:table-cell>
          <table:table-cell table:style-name="t4.B3" office:value-type="string">
            <text:p text:style-name="P16">$4-d0</text:p>
          </table:table-cell>
          <table:table-cell table:style-name="t4.D3" office:value-type="string">
            <text:section text:style-name="Sect1" text:name="Раздел16">
              <text:p text:style-name="P47">$4-bg0</text:p>
              <text:p text:style-name="P47">$4-bg1</text:p>
              <text:p text:style-name="P47">$4-bg2</text:p>
              <text:p text:style-name="P47">$4-bg3</text:p>
              <text:p text:style-name="P47">$4-bg4</text:p>
              <text:p text:style-name="P47">$4-bg5</text:p>
              <text:p text:style-name="P47">$4-bg6</text:p>
              <text:p text:style-name="P47">$4-bg7</text:p>
              <text:p text:style-name="P43"/>
            </text:section>
          </table:table-cell>
          <table:table-cell table:style-name="t4.B3" office:value-type="string">
            <text:p text:style-name="P16">$4-av-bg</text:p>
          </table:table-cell>
          <table:table-cell table:style-name="t4.B3" office:value-type="string">
            <text:p text:style-name="P16">—</text:p>
          </table:table-cell>
          <table:table-cell table:style-name="t4.B3" office:value-type="string">
            <text:p text:style-name="P16">—</text:p>
          </table:table-cell>
          <table:table-cell table:style-name="t4.B3" office:value-type="string">
            <text:p text:style-name="P16">—</text:p>
          </table:table-cell>
          <table:table-cell table:style-name="t4.I3" office:value-type="string">
            <text:p text:style-name="P11">—</text:p>
          </table:table-cell>
        </table:table-row>
        <table:table-row>
          <table:table-cell table:style-name="t4.A3" office:value-type="string">
            <text:p text:style-name="P15">0.80 µSv/h</text:p>
          </table:table-cell>
          <table:table-cell table:style-name="t4.B3" office:value-type="string">
            <text:p text:style-name="P16">$4-n0</text:p>
          </table:table-cell>
          <table:table-cell table:style-name="t4.B3" office:value-type="string">
            <text:p text:style-name="P16">$4-d0</text:p>
          </table:table-cell>
          <table:table-cell table:style-name="t4.D3" office:value-type="string">
            <text:section text:style-name="Sect1" text:name="Раздел17">
              <text:p text:style-name="P47">$4-m00</text:p>
              <text:p text:style-name="P47">$4-m01</text:p>
              <text:p text:style-name="P47">$4-m02</text:p>
              <text:p text:style-name="P47">$4-m03</text:p>
              <text:p text:style-name="P47">$4-m04</text:p>
              <text:p text:style-name="P47">$4-m05</text:p>
              <text:p text:style-name="P47">$4-m06</text:p>
              <text:p text:style-name="P47">$4-m07</text:p>
              <text:p text:style-name="P47"/>
            </text:section>
          </table:table-cell>
          <table:table-cell table:style-name="t4.B3" office:value-type="string">
            <text:p text:style-name="P16">$4-av0</text:p>
          </table:table-cell>
          <table:table-cell table:style-name="t4.B3" office:value-type="string">
            <text:p text:style-name="P16">$4-o0</text:p>
          </table:table-cell>
          <table:table-cell table:style-name="t4.B3" office:value-type="string">
            <text:p text:style-name="P9"><text:span text:style-name="T65">±</text:span><text:span text:style-name="T59">20</text:span></text:p>
          </table:table-cell>
          <table:table-cell table:style-name="t4.B3" office:value-type="string">
            <text:p text:style-name="P16">$4-q0</text:p>
          </table:table-cell>
          <table:table-cell table:style-name="t4.I3" office:value-type="string">
            <text:p text:style-name="P35">±20</text:p>
          </table:table-cell>
        </table:table-row>
        <table:table-row>
          <table:table-cell table:style-name="t4.A3" office:value-type="string">
            <text:p text:style-name="P15">4.0 mSv/h</text:p>
          </table:table-cell>
          <table:table-cell table:style-name="t4.B3" office:value-type="string">
            <text:p text:style-name="P16">$4-n1</text:p>
          </table:table-cell>
          <table:table-cell table:style-name="t4.B3" office:value-type="string">
            <text:p text:style-name="P16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47">$4-m11</text:p>
              <text:p text:style-name="P47">$4-m12</text:p>
              <text:p text:style-name="P47">$4-m13</text:p>
              <text:p text:style-name="P47">$4-m14</text:p>
            </text:section>
          </table:table-cell>
          <table:table-cell table:style-name="t4.B3" office:value-type="string">
            <text:p text:style-name="P16">$4-av1</text:p>
          </table:table-cell>
          <table:table-cell table:style-name="t4.B3" office:value-type="string">
            <text:p text:style-name="P16">$4-o1</text:p>
          </table:table-cell>
          <table:table-cell table:style-name="t4.B3" office:value-type="string">
            <text:p text:style-name="P9"><text:span text:style-name="T65">±</text:span><text:span text:style-name="T59">19</text:span></text:p>
          </table:table-cell>
          <table:table-cell table:style-name="t4.B3" office:value-type="string">
            <text:p text:style-name="P16">$4-q1</text:p>
          </table:table-cell>
          <table:table-cell table:style-name="t4.I3" office:value-type="string">
            <text:p text:style-name="P35">±15</text:p>
          </table:table-cell>
        </table:table-row>
        <table:table-row>
          <table:table-cell table:style-name="t4.A3" office:value-type="string">
            <text:p text:style-name="P15">80<text:span text:style-name="T34">.</text:span>0 mSv/h</text:p>
          </table:table-cell>
          <table:table-cell table:style-name="t4.B3" office:value-type="string">
            <text:p text:style-name="P16">$4-n2</text:p>
          </table:table-cell>
          <table:table-cell table:style-name="t4.B3" office:value-type="string">
            <text:p text:style-name="P16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47">$4-m21</text:p>
              <text:p text:style-name="P47">$4-m22</text:p>
              <text:p text:style-name="P47">$4-m23</text:p>
              <text:p text:style-name="P47">$4-m24</text:p>
            </text:section>
          </table:table-cell>
          <table:table-cell table:style-name="t4.B3" office:value-type="string">
            <text:p text:style-name="P16">$4-av2</text:p>
          </table:table-cell>
          <table:table-cell table:style-name="t4.B3" office:value-type="string">
            <text:p text:style-name="P16">$4-o2</text:p>
          </table:table-cell>
          <table:table-cell table:style-name="t4.B3" office:value-type="string">
            <text:p text:style-name="P9"><text:span text:style-name="T65">±</text:span><text:span text:style-name="T59">19</text:span></text:p>
          </table:table-cell>
          <table:table-cell table:style-name="t4.B3" office:value-type="string">
            <text:p text:style-name="P16">$4-q2</text:p>
          </table:table-cell>
          <table:table-cell table:style-name="t4.I3" office:value-type="string">
            <text:p text:style-name="P35">±15</text:p>
          </table:table-cell>
        </table:table-row>
        <table:table-row>
          <table:table-cell table:style-name="t4.A3" office:value-type="string">
            <text:p text:style-name="P18"><text:span text:style-name="T21">4</text:span>00 mSv/h</text:p>
          </table:table-cell>
          <table:table-cell table:style-name="t4.B3" office:value-type="string">
            <text:p text:style-name="P16">$4-n3</text:p>
          </table:table-cell>
          <table:table-cell table:style-name="t4.B3" office:value-type="string">
            <text:p text:style-name="P16">$4-d3</text:p>
          </table:table-cell>
          <table:table-cell table:style-name="t4.D3" office:value-type="string">
            <text:section text:style-name="Sect1" text:name="Раздел88">
              <text:p text:style-name="P3">$4-m30</text:p>
              <text:p text:style-name="P47">$4-m31</text:p>
              <text:p text:style-name="P47">$4-m32</text:p>
              <text:p text:style-name="P47">$4-m33</text:p>
              <text:p text:style-name="P47">$4-m34</text:p>
            </text:section>
          </table:table-cell>
          <table:table-cell table:style-name="t4.B3" office:value-type="string">
            <text:p text:style-name="P16">$4-av3</text:p>
          </table:table-cell>
          <table:table-cell table:style-name="t4.B3" office:value-type="string">
            <text:p text:style-name="P16">$4-o3</text:p>
          </table:table-cell>
          <table:table-cell table:style-name="t4.B3" office:value-type="string">
            <text:p text:style-name="P9"><text:span text:style-name="T65">±</text:span><text:span text:style-name="T59">19</text:span></text:p>
          </table:table-cell>
          <table:table-cell table:style-name="t4.B3" office:value-type="string">
            <text:p text:style-name="P16">$4-q3</text:p>
          </table:table-cell>
          <table:table-cell table:style-name="t4.I3" office:value-type="string">
            <text:p text:style-name="P35">±15</text:p>
          </table:table-cell>
        </table:table-row>
        <table:table-row>
          <table:table-cell table:style-name="t4.A3" office:value-type="string">
            <text:p text:style-name="P18">800 mSv/h</text:p>
          </table:table-cell>
          <table:table-cell table:style-name="t4.B3" office:value-type="string">
            <text:p text:style-name="P16">$4-n<text:span text:style-name="T34">4</text:span></text:p>
          </table:table-cell>
          <table:table-cell table:style-name="t4.B3" office:value-type="string">
            <text:p text:style-name="P16">$4-d<text:span text:style-name="T34">4</text:span></text:p>
          </table:table-cell>
          <table:table-cell table:style-name="t4.D3" office:value-type="string">
            <text:section text:style-name="Sect1" text:name="Раздел20">
              <text:p text:style-name="P3">$4-<text:span text:style-name="T34">m</text:span><text:span text:style-name="T21">4</text:span><text:span text:style-name="T34">0</text:span></text:p>
              <text:p text:style-name="P47">$4-<text:span text:style-name="T34">m</text:span><text:span text:style-name="T21">4</text:span><text:span text:style-name="T34">1</text:span></text:p>
              <text:p text:style-name="P47">$4-<text:span text:style-name="T34">m</text:span><text:span text:style-name="T21">4</text:span><text:span text:style-name="T34">2</text:span></text:p>
              <text:p text:style-name="P47">$4-<text:span text:style-name="T34">m</text:span><text:span text:style-name="T21">4</text:span><text:span text:style-name="T34">3</text:span></text:p>
              <text:p text:style-name="P47">$4-<text:span text:style-name="T34">m</text:span><text:span text:style-name="T21">4</text:span><text:span text:style-name="T34">4</text:span></text:p>
            </text:section>
          </table:table-cell>
          <table:table-cell table:style-name="t4.B3" office:value-type="string">
            <text:p text:style-name="P16">$4-av<text:span text:style-name="T34">4</text:span></text:p>
          </table:table-cell>
          <table:table-cell table:style-name="t4.B3" office:value-type="string">
            <text:p text:style-name="P16">$4-o<text:span text:style-name="T34">4</text:span></text:p>
          </table:table-cell>
          <table:table-cell table:style-name="t4.B3" office:value-type="string">
            <text:p text:style-name="P9"><text:span text:style-name="T65">±</text:span><text:span text:style-name="T59">19</text:span></text:p>
          </table:table-cell>
          <table:table-cell table:style-name="t4.B3" office:value-type="string">
            <text:p text:style-name="P16">$4-q<text:span text:style-name="T34">4</text:span></text:p>
          </table:table-cell>
          <table:table-cell table:style-name="t4.I3" office:value-type="string">
            <text:p text:style-name="P35">±15</text:p>
          </table:table-cell>
        </table:table-row>
        <table:table-row>
          <table:table-cell table:style-name="t4.A3" office:value-type="string">
            <text:p text:style-name="P15">4.0 Sv/h</text:p>
          </table:table-cell>
          <table:table-cell table:style-name="t4.B3" office:value-type="string">
            <text:p text:style-name="P16">$4-n<text:span text:style-name="T34">5</text:span></text:p>
          </table:table-cell>
          <table:table-cell table:style-name="t4.B3" office:value-type="string">
            <text:p text:style-name="P16">$4-d<text:span text:style-name="T34">5</text:span></text:p>
          </table:table-cell>
          <table:table-cell table:style-name="t4.D3" office:value-type="string">
            <text:section text:style-name="Sect1" text:name="Раздел67">
              <text:p text:style-name="P3">$4-<text:span text:style-name="T34">m</text:span><text:span text:style-name="T21">5</text:span><text:span text:style-name="T34">0</text:span></text:p>
              <text:p text:style-name="P47">$4-<text:span text:style-name="T34">m</text:span><text:span text:style-name="T21">5</text:span><text:span text:style-name="T34">1</text:span></text:p>
              <text:p text:style-name="P47">$4-<text:span text:style-name="T34">m</text:span><text:span text:style-name="T21">5</text:span><text:span text:style-name="T34">2</text:span></text:p>
              <text:p text:style-name="P47">$4-<text:span text:style-name="T34">m</text:span><text:span text:style-name="T21">5</text:span><text:span text:style-name="T34">3</text:span></text:p>
              <text:p text:style-name="P47">$4-<text:span text:style-name="T34">m</text:span><text:span text:style-name="T21">5</text:span><text:span text:style-name="T34">4</text:span></text:p>
            </text:section>
          </table:table-cell>
          <table:table-cell table:style-name="t4.B3" office:value-type="string">
            <text:p text:style-name="P16">$4-av<text:span text:style-name="T34">5</text:span></text:p>
          </table:table-cell>
          <table:table-cell table:style-name="t4.B3" office:value-type="string">
            <text:p text:style-name="P16">$4-o<text:span text:style-name="T34">5</text:span></text:p>
          </table:table-cell>
          <table:table-cell table:style-name="t4.B3" office:value-type="string">
            <text:p text:style-name="P9"><text:span text:style-name="T65">±</text:span><text:span text:style-name="T59">19</text:span></text:p>
          </table:table-cell>
          <table:table-cell table:style-name="t4.B3" office:value-type="string">
            <text:p text:style-name="P16">$4-q<text:span text:style-name="T34">5</text:span></text:p>
          </table:table-cell>
          <table:table-cell table:style-name="t4.I3" office:value-type="string">
            <text:p text:style-name="P36">±15</text:p>
          </table:table-cell>
        </table:table-row>
        <table:table-row>
          <table:table-cell table:style-name="t4.A10" office:value-type="string">
            <text:p text:style-name="P15"><text:span text:style-name="T34">8</text:span>.0 Sv/h</text:p>
          </table:table-cell>
          <table:table-cell table:style-name="t4.B10" office:value-type="string">
            <text:p text:style-name="P16">$4-n<text:span text:style-name="T34">6</text:span></text:p>
          </table:table-cell>
          <table:table-cell table:style-name="t4.B10" office:value-type="string">
            <text:p text:style-name="P16">$4-d<text:span text:style-name="T34">6</text:span></text:p>
          </table:table-cell>
          <table:table-cell table:style-name="t4.D10" office:value-type="string">
            <text:section text:style-name="Sect1" text:name="Раздел68">
              <text:p text:style-name="P3">$4-<text:span text:style-name="T34">m60</text:span></text:p>
              <text:p text:style-name="P47">$4-<text:span text:style-name="T34">m61</text:span></text:p>
              <text:p text:style-name="P47">$4-<text:span text:style-name="T34">m</text:span><text:span text:style-name="T21">6</text:span><text:span text:style-name="T34">2</text:span></text:p>
              <text:p text:style-name="P47">$4-<text:span text:style-name="T34">m</text:span><text:span text:style-name="T21">6</text:span><text:span text:style-name="T34">3</text:span></text:p>
              <text:p text:style-name="P47">$4-<text:span text:style-name="T34">m</text:span><text:span text:style-name="T21">6</text:span><text:span text:style-name="T34">4</text:span></text:p>
            </text:section>
          </table:table-cell>
          <table:table-cell table:style-name="t4.B10" office:value-type="string">
            <text:p text:style-name="P16">$4-av<text:span text:style-name="T34">6</text:span></text:p>
          </table:table-cell>
          <table:table-cell table:style-name="t4.B10" office:value-type="string">
            <text:p text:style-name="P16">$4-o<text:span text:style-name="T34">6</text:span></text:p>
          </table:table-cell>
          <table:table-cell table:style-name="t4.B10" office:value-type="string">
            <text:p text:style-name="P9"><text:span text:style-name="T65">±</text:span><text:span text:style-name="T59">19</text:span></text:p>
          </table:table-cell>
          <table:table-cell table:style-name="t4.B10" office:value-type="string">
            <text:p text:style-name="P16">$4-q<text:span text:style-name="T34">6</text:span></text:p>
          </table:table-cell>
          <table:table-cell table:style-name="t4.I10" office:value-type="string">
            <text:p text:style-name="P35">±15</text:p>
          </table:table-cell>
        </table:table-row>
      </table:table>
      <table:table table:name="s4" table:style-name="s4">
        <table:table-column table:style-name="s4.A" table:number-columns-repeated="9"/>
        <table:table-column table:style-name="s4.J"/>
        <table:table-row>
          <table:table-cell table:style-name="s4.A1" table:number-columns-spanned="10" office:value-type="string">
            <text:p text:style-name="P52"><text:span text:style-name="T21">AT2503B/2 (</text:span><text:span text:style-name="T73">γ</text:span><text:span text:style-name="T21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43"><text:span text:style-name="T30">Actual dose value</text:span>,</text:p>
            <text:p text:style-name="P43"><text:span text:style-name="T23">H</text:span><text:span text:style-name="T40">p</text:span><text:span text:style-name="T39">0</text:span><text:span text:style-name="T21">(10)</text:span></text:p>
          </table:table-cell>
          <table:table-cell table:style-name="s4.B2" table:number-rows-spanned="2" office:value-type="string">
            <text:p text:style-name="P4">Dose rate,</text:p>
            <text:p text:style-name="P45"><text:span text:style-name="T35">Ḣ</text:span><text:span text:style-name="T45">oi</text:span><text:span text:style-name="T57">(10) /</text:span></text:p>
            <text:p text:style-name="P57">t, s</text:p>
          </table:table-cell>
          <table:table-cell table:style-name="s4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4.B2" table:number-columns-spanned="3" office:value-type="string">
            <text:p text:style-name="P44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3">Response variation</text:p>
            <text:p text:style-name="P60"><text:span text:style-name="T54">R</text:span><text:span text:style-name="T43">w</text:span><text:span text:style-name="T40">i</text:span><text:span text:style-name="T34">,</text:span> %</text:p>
          </table:table-cell>
          <table:table-cell table:style-name="s4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4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4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43"><text:span text:style-name="T23">H</text:span><text:span text:style-name="T40">pi</text:span><text:span text:style-name="T21">(10)</text:span></text:p>
          </table:table-cell>
          <table:table-cell table:style-name="s4.D3" office:value-type="string">
            <text:p text:style-name="P43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4.D3" office:value-type="string">
            <text:p text:style-name="P43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5">4.0 <text:span text:style-name="T34">µSv</text:span></text:p>
          </table:table-cell>
          <table:table-cell table:style-name="s4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4.B4" office:value-type="string">
            <text:p text:style-name="P8"><text:s text:c="2"/>$4-<text:span text:style-name="T21">dn</text:span>_<text:span text:style-name="T34">1 <text:s/></text:span></text:p>
            <text:p text:style-name="P19"><text:span text:style-name="T34">$4-</text:span><text:span text:style-name="T21">dd_1</text:span></text:p>
          </table:table-cell>
          <table:table-cell table:style-name="s4.B4" office:value-type="string">
            <text:p text:style-name="P16">$4-d_dev_<text:span text:style-name="T34">1</text:span></text:p>
          </table:table-cell>
          <table:table-cell table:style-name="s4.B4" office:value-type="string">
            <text:p text:style-name="P16">$4-dose_<text:span text:style-name="T34">1</text:span></text:p>
          </table:table-cell>
          <table:table-cell table:style-name="s4.B4" office:value-type="string">
            <text:p text:style-name="P16">$4-d_res_<text:span text:style-name="T34">1</text:span></text:p>
          </table:table-cell>
          <table:table-cell table:style-name="s4.B4" office:value-type="string">
            <text:p text:style-name="P16">$4-o_pog_<text:span text:style-name="T34">1</text:span></text:p>
          </table:table-cell>
          <table:table-cell table:style-name="s4.B4" office:value-type="string">
            <text:p text:style-name="P26">±20</text:p>
          </table:table-cell>
          <table:table-cell table:style-name="s4.B4" office:value-type="string">
            <text:p text:style-name="P16">$4-d_gran_<text:span text:style-name="T34">1</text:span></text:p>
          </table:table-cell>
          <table:table-cell table:style-name="s4.J4" office:value-type="string">
            <text:p text:style-name="P9"><text:span text:style-name="T65">±</text:span>15.2</text:p>
          </table:table-cell>
        </table:table-row>
        <table:table-row>
          <table:table-cell table:style-name="s4.A5" office:value-type="string">
            <text:p text:style-name="P15">4.0 mSv</text:p>
          </table:table-cell>
          <table:table-cell table:style-name="s4.B5" office:value-type="string">
            <text:p text:style-name="P8"><text:s text:c="2"/><text:span text:style-name="T34">8</text:span><text:span text:style-name="T21">0 m</text:span><text:span text:style-name="T34">Sv/h</text:span> <text:s/></text:p>
            <text:p text:style-name="P9">180s</text:p>
          </table:table-cell>
          <table:table-cell table:style-name="s4.B5" office:value-type="string">
            <text:p text:style-name="P8"><text:s text:c="2"/>$4-<text:span text:style-name="T21">dn</text:span>_<text:span text:style-name="T34">2 <text:s/></text:span></text:p>
            <text:p text:style-name="P19"><text:span text:style-name="T34">$4-</text:span><text:span text:style-name="T21">dd_</text:span><text:span text:style-name="T34">2</text:span></text:p>
          </table:table-cell>
          <table:table-cell table:style-name="s4.B5" office:value-type="string">
            <text:p text:style-name="P16">$4-d_dev_<text:span text:style-name="T34">2</text:span></text:p>
          </table:table-cell>
          <table:table-cell table:style-name="s4.B5" office:value-type="string">
            <text:p text:style-name="P16">$4-dose_<text:span text:style-name="T34">2</text:span></text:p>
          </table:table-cell>
          <table:table-cell table:style-name="s4.B5" office:value-type="string">
            <text:p text:style-name="P16">$4-d_res_<text:span text:style-name="T34">2</text:span></text:p>
          </table:table-cell>
          <table:table-cell table:style-name="s4.B5" office:value-type="string">
            <text:p text:style-name="P16">$4-o_pog_<text:span text:style-name="T34">2</text:span></text:p>
          </table:table-cell>
          <table:table-cell table:style-name="s4.B5" office:value-type="string">
            <text:p text:style-name="P26">±19</text:p>
          </table:table-cell>
          <table:table-cell table:style-name="s4.B5" office:value-type="string">
            <text:p text:style-name="P16">$4-d_gran_<text:span text:style-name="T34">2</text:span></text:p>
          </table:table-cell>
          <table:table-cell table:style-name="s4.J5" office:value-type="string">
            <text:p text:style-name="P9"><text:span text:style-name="T66">±</text:span>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52"><text:span text:style-name="T2">AT2503B/2 </text:span><text:span text:style-name="T21">(</text:span><text:span text:style-name="T73">γ</text:span><text:span text:style-name="T21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5.B2" office:value-type="string">
            <text:p text:style-name="P59">Radia-tion source <text:s/>number</text:p>
          </table:table-cell>
          <table:table-cell table:style-name="t5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5.B2" office:value-type="string">
            <text:p text:style-name="P42"><text:span text:style-name="T21">Dose rate measurement at check point</text:span>,</text:p>
            <text:p text:style-name="P42"><text:span text:style-name="T48">Ḣ</text:span><text:span text:style-name="T71">*</text:span><text:span text:style-name="T40">i</text:span><text:span text:style-name="T50">(10)</text:span></text:p>
          </table:table-cell>
          <table:table-cell table:style-name="t5.B2" office:value-type="string">
            <text:p text:style-name="P38"><text:span text:style-name="T21">Average value</text:span>, </text:p>
            <text:p text:style-name="P39"><text:span text:style-name="T23">H</text:span><text:span text:style-name="T40">pi</text:span><text:span text:style-name="T50">(10)</text:span></text:p>
          </table:table-cell>
          <table:table-cell table:style-name="t5.B2" office:value-type="string">
            <text:p text:style-name="P15"><text:span text:style-name="T31">Relative <text:s/>measure-ment</text:span> <text:span text:style-name="T21">error</text:span></text:p>
            <text:p text:style-name="P60"><text:span text:style-name="T35">θ</text:span><text:span text:style-name="T44">пр</text:span><text:span text:style-name="T40">i</text:span><text:span text:style-name="T34">,</text:span> %</text:p>
          </table:table-cell>
          <table:table-cell table:style-name="t5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5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5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44">Background</text:p>
          </table:table-cell>
          <table:table-cell table:style-name="t5.B3" office:value-type="string">
            <text:p text:style-name="P47">—</text:p>
          </table:table-cell>
          <table:table-cell table:style-name="t5.B3" office:value-type="string">
            <text:p text:style-name="P16">$5-d0</text:p>
          </table:table-cell>
          <table:table-cell table:style-name="t5.D3" office:value-type="string">
            <text:section text:style-name="Sect1" text:name="Раздел21">
              <text:p text:style-name="P47">$5-bg0</text:p>
              <text:p text:style-name="P47">$5-bg1</text:p>
              <text:p text:style-name="P47">$5-bg2</text:p>
              <text:p text:style-name="P47">$5-bg3</text:p>
              <text:p text:style-name="P47">$5-bg4</text:p>
              <text:p text:style-name="P47">$5-bg5</text:p>
              <text:p text:style-name="P47">$5-bg6</text:p>
              <text:p text:style-name="P47">$5-bg7</text:p>
              <text:p text:style-name="P43"/>
            </text:section>
          </table:table-cell>
          <table:table-cell table:style-name="t5.B3" office:value-type="string">
            <text:p text:style-name="P16">$5-av-bg</text:p>
          </table:table-cell>
          <table:table-cell table:style-name="t5.B3" office:value-type="string">
            <text:p text:style-name="P16">—</text:p>
          </table:table-cell>
          <table:table-cell table:style-name="t5.B3" office:value-type="string">
            <text:p text:style-name="P16">—</text:p>
          </table:table-cell>
          <table:table-cell table:style-name="t5.B3" office:value-type="string">
            <text:p text:style-name="P16">—</text:p>
          </table:table-cell>
          <table:table-cell table:style-name="t5.I3" office:value-type="string">
            <text:p text:style-name="P11">—</text:p>
          </table:table-cell>
        </table:table-row>
        <table:table-row>
          <table:table-cell table:style-name="t5.A3" office:value-type="string">
            <text:p text:style-name="P15">0.80 µSv/h</text:p>
          </table:table-cell>
          <table:table-cell table:style-name="t5.B3" office:value-type="string">
            <text:p text:style-name="P16">$5-n0</text:p>
          </table:table-cell>
          <table:table-cell table:style-name="t5.B3" office:value-type="string">
            <text:p text:style-name="P16">$5-d0</text:p>
          </table:table-cell>
          <table:table-cell table:style-name="t5.D3" office:value-type="string">
            <text:section text:style-name="Sect1" text:name="Раздел22">
              <text:p text:style-name="P47">$5-m00</text:p>
              <text:p text:style-name="P47">$5-m01</text:p>
              <text:p text:style-name="P47">$5-m02</text:p>
              <text:p text:style-name="P47">$5-m03</text:p>
              <text:p text:style-name="P47">$5-m04</text:p>
              <text:p text:style-name="P47">$5-m05</text:p>
              <text:p text:style-name="P47">$5-m06</text:p>
              <text:p text:style-name="P47">$5-m07</text:p>
              <text:p text:style-name="P47"/>
            </text:section>
          </table:table-cell>
          <table:table-cell table:style-name="t5.B3" office:value-type="string">
            <text:p text:style-name="P16">$5-av0</text:p>
          </table:table-cell>
          <table:table-cell table:style-name="t5.B3" office:value-type="string">
            <text:p text:style-name="P16">$5-o0</text:p>
          </table:table-cell>
          <table:table-cell table:style-name="t5.B3" office:value-type="string">
            <text:p text:style-name="P9"><text:span text:style-name="T65">±</text:span><text:span text:style-name="T59">20</text:span></text:p>
          </table:table-cell>
          <table:table-cell table:style-name="t5.B3" office:value-type="string">
            <text:p text:style-name="P16">$5-q0</text:p>
          </table:table-cell>
          <table:table-cell table:style-name="t5.I3" office:value-type="string">
            <text:p text:style-name="P35">±20</text:p>
          </table:table-cell>
        </table:table-row>
        <table:table-row>
          <table:table-cell table:style-name="t5.A3" office:value-type="string">
            <text:p text:style-name="P15">4.0 mSv/h</text:p>
          </table:table-cell>
          <table:table-cell table:style-name="t5.B3" office:value-type="string">
            <text:p text:style-name="P16">$5-n1</text:p>
          </table:table-cell>
          <table:table-cell table:style-name="t5.B3" office:value-type="string">
            <text:p text:style-name="P16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47">$5-m11</text:p>
              <text:p text:style-name="P47">$5-m12</text:p>
              <text:p text:style-name="P47">$5-m13</text:p>
              <text:p text:style-name="P47">$5-m14</text:p>
            </text:section>
          </table:table-cell>
          <table:table-cell table:style-name="t5.B3" office:value-type="string">
            <text:p text:style-name="P16">$5-av1</text:p>
          </table:table-cell>
          <table:table-cell table:style-name="t5.B3" office:value-type="string">
            <text:p text:style-name="P16">$5-o1</text:p>
          </table:table-cell>
          <table:table-cell table:style-name="t5.B3" office:value-type="string">
            <text:p text:style-name="P9"><text:span text:style-name="T65">±</text:span><text:span text:style-name="T59">19</text:span></text:p>
          </table:table-cell>
          <table:table-cell table:style-name="t5.B3" office:value-type="string">
            <text:p text:style-name="P16">$5-q1</text:p>
          </table:table-cell>
          <table:table-cell table:style-name="t5.I3" office:value-type="string">
            <text:p text:style-name="P35">±15</text:p>
          </table:table-cell>
        </table:table-row>
        <table:table-row>
          <table:table-cell table:style-name="t5.A3" office:value-type="string">
            <text:p text:style-name="P15">80<text:span text:style-name="T34">.</text:span>0 mSv/h</text:p>
          </table:table-cell>
          <table:table-cell table:style-name="t5.B3" office:value-type="string">
            <text:p text:style-name="P16">$5-n2</text:p>
          </table:table-cell>
          <table:table-cell table:style-name="t5.B3" office:value-type="string">
            <text:p text:style-name="P16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47">$5-m21</text:p>
              <text:p text:style-name="P47">$5-m22</text:p>
              <text:p text:style-name="P47">$5-m23</text:p>
              <text:p text:style-name="P47">$5-m24</text:p>
            </text:section>
          </table:table-cell>
          <table:table-cell table:style-name="t5.B3" office:value-type="string">
            <text:p text:style-name="P16">$5-av2</text:p>
          </table:table-cell>
          <table:table-cell table:style-name="t5.B3" office:value-type="string">
            <text:p text:style-name="P16">$5-o2</text:p>
          </table:table-cell>
          <table:table-cell table:style-name="t5.B3" office:value-type="string">
            <text:p text:style-name="P9"><text:span text:style-name="T65">±</text:span><text:span text:style-name="T59">19</text:span></text:p>
          </table:table-cell>
          <table:table-cell table:style-name="t5.B3" office:value-type="string">
            <text:p text:style-name="P16">$5-q2</text:p>
          </table:table-cell>
          <table:table-cell table:style-name="t5.I3" office:value-type="string">
            <text:p text:style-name="P35">±15</text:p>
          </table:table-cell>
        </table:table-row>
        <table:table-row>
          <table:table-cell table:style-name="t5.A3" office:value-type="string">
            <text:p text:style-name="P18"><text:span text:style-name="T21">4</text:span>00 mSv/h</text:p>
          </table:table-cell>
          <table:table-cell table:style-name="t5.B3" office:value-type="string">
            <text:p text:style-name="P16">$5-n3</text:p>
          </table:table-cell>
          <table:table-cell table:style-name="t5.B3" office:value-type="string">
            <text:p text:style-name="P16">$5-d3</text:p>
          </table:table-cell>
          <table:table-cell table:style-name="t5.D3" office:value-type="string">
            <text:section text:style-name="Sect1" text:name="Раздел89">
              <text:p text:style-name="P3">$5-m30</text:p>
              <text:p text:style-name="P47">$5-m31</text:p>
              <text:p text:style-name="P47">$5-m32</text:p>
              <text:p text:style-name="P47">$5-m33</text:p>
              <text:p text:style-name="P47">$5-m34</text:p>
            </text:section>
          </table:table-cell>
          <table:table-cell table:style-name="t5.B3" office:value-type="string">
            <text:p text:style-name="P16">$5-av3</text:p>
          </table:table-cell>
          <table:table-cell table:style-name="t5.B3" office:value-type="string">
            <text:p text:style-name="P16">$5-o3</text:p>
          </table:table-cell>
          <table:table-cell table:style-name="t5.B3" office:value-type="string">
            <text:p text:style-name="P9"><text:span text:style-name="T65">±</text:span><text:span text:style-name="T59">19</text:span></text:p>
          </table:table-cell>
          <table:table-cell table:style-name="t5.B3" office:value-type="string">
            <text:p text:style-name="P16">$5-q3</text:p>
          </table:table-cell>
          <table:table-cell table:style-name="t5.I3" office:value-type="string">
            <text:p text:style-name="P35">±15</text:p>
          </table:table-cell>
        </table:table-row>
        <table:table-row>
          <table:table-cell table:style-name="t5.A3" office:value-type="string">
            <text:p text:style-name="P18">800 mSv/h</text:p>
          </table:table-cell>
          <table:table-cell table:style-name="t5.B3" office:value-type="string">
            <text:p text:style-name="P16">$5-n<text:span text:style-name="T34">4</text:span></text:p>
          </table:table-cell>
          <table:table-cell table:style-name="t5.B3" office:value-type="string">
            <text:p text:style-name="P16">$5-d<text:span text:style-name="T34">4</text:span></text:p>
          </table:table-cell>
          <table:table-cell table:style-name="t5.D3" office:value-type="string">
            <text:section text:style-name="Sect1" text:name="Раздел25">
              <text:p text:style-name="P3">$5-<text:span text:style-name="T34">m</text:span><text:span text:style-name="T21">4</text:span><text:span text:style-name="T34">0</text:span></text:p>
              <text:p text:style-name="P47">$5-<text:span text:style-name="T34">m</text:span><text:span text:style-name="T21">4</text:span><text:span text:style-name="T34">1</text:span></text:p>
              <text:p text:style-name="P47">$5-<text:span text:style-name="T34">m</text:span><text:span text:style-name="T21">4</text:span><text:span text:style-name="T34">2</text:span></text:p>
              <text:p text:style-name="P47">$5-<text:span text:style-name="T34">m</text:span><text:span text:style-name="T21">4</text:span><text:span text:style-name="T34">3</text:span></text:p>
              <text:p text:style-name="P47">$5-<text:span text:style-name="T34">m</text:span><text:span text:style-name="T21">4</text:span><text:span text:style-name="T34">4</text:span></text:p>
            </text:section>
          </table:table-cell>
          <table:table-cell table:style-name="t5.B3" office:value-type="string">
            <text:p text:style-name="P16">$5-av<text:span text:style-name="T34">4</text:span></text:p>
          </table:table-cell>
          <table:table-cell table:style-name="t5.B3" office:value-type="string">
            <text:p text:style-name="P16">$5-o<text:span text:style-name="T34">4</text:span></text:p>
          </table:table-cell>
          <table:table-cell table:style-name="t5.B3" office:value-type="string">
            <text:p text:style-name="P9"><text:span text:style-name="T65">±</text:span><text:span text:style-name="T59">19</text:span></text:p>
          </table:table-cell>
          <table:table-cell table:style-name="t5.B3" office:value-type="string">
            <text:p text:style-name="P16">$5-q<text:span text:style-name="T34">4</text:span></text:p>
          </table:table-cell>
          <table:table-cell table:style-name="t5.I3" office:value-type="string">
            <text:p text:style-name="P35">±15</text:p>
          </table:table-cell>
        </table:table-row>
        <table:table-row>
          <table:table-cell table:style-name="t5.A3" office:value-type="string">
            <text:p text:style-name="P15">4.0 Sv/h</text:p>
          </table:table-cell>
          <table:table-cell table:style-name="t5.B3" office:value-type="string">
            <text:p text:style-name="P16">$5-n<text:span text:style-name="T34">5</text:span></text:p>
          </table:table-cell>
          <table:table-cell table:style-name="t5.B3" office:value-type="string">
            <text:p text:style-name="P16">$5-d<text:span text:style-name="T34">5</text:span></text:p>
          </table:table-cell>
          <table:table-cell table:style-name="t5.D3" office:value-type="string">
            <text:section text:style-name="Sect1" text:name="Раздел69">
              <text:p text:style-name="P3">$5-<text:span text:style-name="T34">m</text:span><text:span text:style-name="T21">5</text:span><text:span text:style-name="T34">0</text:span></text:p>
              <text:p text:style-name="P47">$5-<text:span text:style-name="T34">m</text:span><text:span text:style-name="T21">5</text:span><text:span text:style-name="T34">1</text:span></text:p>
              <text:p text:style-name="P47">$5-<text:span text:style-name="T34">m</text:span><text:span text:style-name="T21">5</text:span><text:span text:style-name="T34">2</text:span></text:p>
              <text:p text:style-name="P47">$5-<text:span text:style-name="T34">m</text:span><text:span text:style-name="T21">5</text:span><text:span text:style-name="T34">3</text:span></text:p>
              <text:p text:style-name="P47">$5-<text:span text:style-name="T34">m</text:span><text:span text:style-name="T21">5</text:span><text:span text:style-name="T34">4</text:span></text:p>
            </text:section>
          </table:table-cell>
          <table:table-cell table:style-name="t5.B3" office:value-type="string">
            <text:p text:style-name="P16">$5-av<text:span text:style-name="T34">5</text:span></text:p>
          </table:table-cell>
          <table:table-cell table:style-name="t5.B3" office:value-type="string">
            <text:p text:style-name="P16">$5-o<text:span text:style-name="T34">5</text:span></text:p>
          </table:table-cell>
          <table:table-cell table:style-name="t5.B3" office:value-type="string">
            <text:p text:style-name="P9"><text:span text:style-name="T65">±</text:span><text:span text:style-name="T59">19</text:span></text:p>
          </table:table-cell>
          <table:table-cell table:style-name="t5.B3" office:value-type="string">
            <text:p text:style-name="P16">$5-q<text:span text:style-name="T34">5</text:span></text:p>
          </table:table-cell>
          <table:table-cell table:style-name="t5.I3" office:value-type="string">
            <text:p text:style-name="P35">±15</text:p>
          </table:table-cell>
        </table:table-row>
        <table:table-row>
          <table:table-cell table:style-name="t5.A10" office:value-type="string">
            <text:p text:style-name="P15"><text:span text:style-name="T34">8</text:span>.0 Sv/h</text:p>
          </table:table-cell>
          <table:table-cell table:style-name="t5.B10" office:value-type="string">
            <text:p text:style-name="P16">$5-n<text:span text:style-name="T34">6</text:span></text:p>
          </table:table-cell>
          <table:table-cell table:style-name="t5.B10" office:value-type="string">
            <text:p text:style-name="P16">$5-d<text:span text:style-name="T34">6</text:span></text:p>
          </table:table-cell>
          <table:table-cell table:style-name="t5.D10" office:value-type="string">
            <text:section text:style-name="Sect1" text:name="Раздел70">
              <text:p text:style-name="P3">$5-<text:span text:style-name="T34">m60</text:span></text:p>
              <text:p text:style-name="P47">$5-<text:span text:style-name="T34">m61</text:span></text:p>
              <text:p text:style-name="P47">$5-<text:span text:style-name="T34">m</text:span><text:span text:style-name="T21">6</text:span><text:span text:style-name="T34">2</text:span></text:p>
              <text:p text:style-name="P47">$5-<text:span text:style-name="T34">m</text:span><text:span text:style-name="T21">6</text:span><text:span text:style-name="T34">3</text:span></text:p>
              <text:p text:style-name="P47">$5-<text:span text:style-name="T34">m</text:span><text:span text:style-name="T21">6</text:span><text:span text:style-name="T34">4</text:span></text:p>
            </text:section>
          </table:table-cell>
          <table:table-cell table:style-name="t5.B10" office:value-type="string">
            <text:p text:style-name="P16">$5-av<text:span text:style-name="T34">6</text:span></text:p>
          </table:table-cell>
          <table:table-cell table:style-name="t5.B10" office:value-type="string">
            <text:p text:style-name="P16">$5-o<text:span text:style-name="T34">6</text:span></text:p>
          </table:table-cell>
          <table:table-cell table:style-name="t5.B10" office:value-type="string">
            <text:p text:style-name="P9"><text:span text:style-name="T65">±</text:span><text:span text:style-name="T59">19</text:span></text:p>
          </table:table-cell>
          <table:table-cell table:style-name="t5.B10" office:value-type="string">
            <text:p text:style-name="P16">$5-q<text:span text:style-name="T34">6</text:span></text:p>
          </table:table-cell>
          <table:table-cell table:style-name="t5.I10" office:value-type="string">
            <text:p text:style-name="P35">±15</text:p>
          </table:table-cell>
        </table:table-row>
      </table:table>
      <table:table table:name="s5" table:style-name="s5">
        <table:table-column table:style-name="s5.A" table:number-columns-repeated="9"/>
        <table:table-column table:style-name="s5.J"/>
        <table:table-row>
          <table:table-cell table:style-name="s5.A1" table:number-columns-spanned="10" office:value-type="string">
            <text:p text:style-name="P52"><text:span text:style-name="T21">AT2503B/2 (</text:span><text:span text:style-name="T73">γ</text:span><text:span text:style-name="T21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43"><text:span text:style-name="T30">Actual dose value</text:span>,</text:p>
            <text:p text:style-name="P43"><text:span text:style-name="T23">H</text:span><text:span text:style-name="T40">p</text:span><text:span text:style-name="T39">0</text:span><text:span text:style-name="T21">(10)</text:span></text:p>
          </table:table-cell>
          <table:table-cell table:style-name="s5.B2" table:number-rows-spanned="2" office:value-type="string">
            <text:p text:style-name="P4">Dose rate,</text:p>
            <text:p text:style-name="P45"><text:span text:style-name="T35">Ḣ</text:span><text:span text:style-name="T45">oi</text:span><text:span text:style-name="T57">(10) /</text:span></text:p>
            <text:p text:style-name="P57">t, s</text:p>
          </table:table-cell>
          <table:table-cell table:style-name="s5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5.B2" table:number-columns-spanned="3" office:value-type="string">
            <text:p text:style-name="P44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3">Response variation</text:p>
            <text:p text:style-name="P60"><text:span text:style-name="T54">R</text:span><text:span text:style-name="T43">w</text:span><text:span text:style-name="T40">i</text:span><text:span text:style-name="T34">,</text:span> %</text:p>
          </table:table-cell>
          <table:table-cell table:style-name="s5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5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5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43"><text:span text:style-name="T23">H</text:span><text:span text:style-name="T40">pi</text:span><text:span text:style-name="T21">(10)</text:span></text:p>
          </table:table-cell>
          <table:table-cell table:style-name="s5.D3" office:value-type="string">
            <text:p text:style-name="P43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5.D3" office:value-type="string">
            <text:p text:style-name="P43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5">4.0 <text:span text:style-name="T34">µSv</text:span></text:p>
          </table:table-cell>
          <table:table-cell table:style-name="s5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5.B4" office:value-type="string">
            <text:p text:style-name="P8"><text:s text:c="2"/>$5-<text:span text:style-name="T21">dn</text:span>_<text:span text:style-name="T34">1 <text:s/></text:span></text:p>
            <text:p text:style-name="P19"><text:span text:style-name="T34">$5-</text:span><text:span text:style-name="T21">dd_1</text:span></text:p>
          </table:table-cell>
          <table:table-cell table:style-name="s5.B4" office:value-type="string">
            <text:p text:style-name="P16">$5-d_dev_<text:span text:style-name="T34">1</text:span></text:p>
          </table:table-cell>
          <table:table-cell table:style-name="s5.B4" office:value-type="string">
            <text:p text:style-name="P16">$5-dose_<text:span text:style-name="T34">1</text:span></text:p>
          </table:table-cell>
          <table:table-cell table:style-name="s5.B4" office:value-type="string">
            <text:p text:style-name="P16">$5-d_res_<text:span text:style-name="T34">1</text:span></text:p>
          </table:table-cell>
          <table:table-cell table:style-name="s5.B4" office:value-type="string">
            <text:p text:style-name="P16">$5-o_pog_<text:span text:style-name="T34">1</text:span></text:p>
          </table:table-cell>
          <table:table-cell table:style-name="s5.B4" office:value-type="string">
            <text:p text:style-name="P26">±20</text:p>
          </table:table-cell>
          <table:table-cell table:style-name="s5.B4" office:value-type="string">
            <text:p text:style-name="P16">$5-d_gran_<text:span text:style-name="T34">1</text:span></text:p>
          </table:table-cell>
          <table:table-cell table:style-name="s5.J4" office:value-type="string">
            <text:p text:style-name="P9"><text:span text:style-name="T65">±</text:span>15.2</text:p>
          </table:table-cell>
        </table:table-row>
        <table:table-row>
          <table:table-cell table:style-name="s5.A5" office:value-type="string">
            <text:p text:style-name="P15">4.0 mSv</text:p>
          </table:table-cell>
          <table:table-cell table:style-name="s5.B5" office:value-type="string">
            <text:p text:style-name="P8"><text:s text:c="2"/><text:span text:style-name="T34">8</text:span><text:span text:style-name="T21">0 m</text:span><text:span text:style-name="T34">Sv/h</text:span> <text:s/></text:p>
            <text:p text:style-name="P9">180s</text:p>
          </table:table-cell>
          <table:table-cell table:style-name="s5.B5" office:value-type="string">
            <text:p text:style-name="P8"><text:s text:c="2"/>$5-<text:span text:style-name="T21">dn</text:span>_<text:span text:style-name="T34">2 <text:s/></text:span></text:p>
            <text:p text:style-name="P19"><text:span text:style-name="T34">$5-</text:span><text:span text:style-name="T21">dd_</text:span><text:span text:style-name="T34">2</text:span></text:p>
          </table:table-cell>
          <table:table-cell table:style-name="s5.B5" office:value-type="string">
            <text:p text:style-name="P16">$5-d_dev_<text:span text:style-name="T34">2</text:span></text:p>
          </table:table-cell>
          <table:table-cell table:style-name="s5.B5" office:value-type="string">
            <text:p text:style-name="P16">$5-dose_<text:span text:style-name="T34">2</text:span></text:p>
          </table:table-cell>
          <table:table-cell table:style-name="s5.B5" office:value-type="string">
            <text:p text:style-name="P16">$5-d_res_<text:span text:style-name="T34">2</text:span></text:p>
          </table:table-cell>
          <table:table-cell table:style-name="s5.B5" office:value-type="string">
            <text:p text:style-name="P16">$5-o_pog_<text:span text:style-name="T34">2</text:span></text:p>
          </table:table-cell>
          <table:table-cell table:style-name="s5.B5" office:value-type="string">
            <text:p text:style-name="P26">±19</text:p>
          </table:table-cell>
          <table:table-cell table:style-name="s5.B5" office:value-type="string">
            <text:p text:style-name="P16">$5-d_gran_<text:span text:style-name="T34">2</text:span></text:p>
          </table:table-cell>
          <table:table-cell table:style-name="s5.J5" office:value-type="string">
            <text:p text:style-name="P9"><text:span text:style-name="T66">±</text:span>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52"><text:span text:style-name="T2">AT2503B/2 </text:span><text:span text:style-name="T21">(</text:span><text:span text:style-name="T73">γ</text:span><text:span text:style-name="T21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6.B2" office:value-type="string">
            <text:p text:style-name="P59">Radia-tion source <text:s/>number</text:p>
          </table:table-cell>
          <table:table-cell table:style-name="t6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6.B2" office:value-type="string">
            <text:p text:style-name="P42"><text:span text:style-name="T21">Dose rate measurement at check point</text:span>,</text:p>
            <text:p text:style-name="P42"><text:span text:style-name="T48">Ḣ</text:span><text:span text:style-name="T71">*</text:span><text:span text:style-name="T40">i</text:span><text:span text:style-name="T50">(10)</text:span></text:p>
          </table:table-cell>
          <table:table-cell table:style-name="t6.B2" office:value-type="string">
            <text:p text:style-name="P38"><text:span text:style-name="T21">Average value</text:span>, </text:p>
            <text:p text:style-name="P39"><text:span text:style-name="T23">H</text:span><text:span text:style-name="T40">pi</text:span><text:span text:style-name="T50">(10)</text:span></text:p>
          </table:table-cell>
          <table:table-cell table:style-name="t6.B2" office:value-type="string">
            <text:p text:style-name="P15"><text:span text:style-name="T31">Relative <text:s/>measure-ment</text:span> <text:span text:style-name="T21">error</text:span></text:p>
            <text:p text:style-name="P60"><text:span text:style-name="T35">θ</text:span><text:span text:style-name="T44">пр</text:span><text:span text:style-name="T40">i</text:span><text:span text:style-name="T34">,</text:span> %</text:p>
          </table:table-cell>
          <table:table-cell table:style-name="t6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6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6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44">Background</text:p>
          </table:table-cell>
          <table:table-cell table:style-name="t6.B3" office:value-type="string">
            <text:p text:style-name="P47">—</text:p>
          </table:table-cell>
          <table:table-cell table:style-name="t6.B3" office:value-type="string">
            <text:p text:style-name="P16">$6-d0</text:p>
          </table:table-cell>
          <table:table-cell table:style-name="t6.D3" office:value-type="string">
            <text:section text:style-name="Sect1" text:name="Раздел26">
              <text:p text:style-name="P47">$6-bg0</text:p>
              <text:p text:style-name="P47">$6-bg1</text:p>
              <text:p text:style-name="P47">$6-bg2</text:p>
              <text:p text:style-name="P47">$6-bg3</text:p>
              <text:p text:style-name="P47">$6-bg4</text:p>
              <text:p text:style-name="P47">$6-bg5</text:p>
              <text:p text:style-name="P47">$6-bg6</text:p>
              <text:p text:style-name="P47">$6-bg7</text:p>
              <text:p text:style-name="P43"/>
            </text:section>
          </table:table-cell>
          <table:table-cell table:style-name="t6.B3" office:value-type="string">
            <text:p text:style-name="P16">$6-av-bg</text:p>
          </table:table-cell>
          <table:table-cell table:style-name="t6.B3" office:value-type="string">
            <text:p text:style-name="P16">—</text:p>
          </table:table-cell>
          <table:table-cell table:style-name="t6.B3" office:value-type="string">
            <text:p text:style-name="P16">—</text:p>
          </table:table-cell>
          <table:table-cell table:style-name="t6.B3" office:value-type="string">
            <text:p text:style-name="P16">—</text:p>
          </table:table-cell>
          <table:table-cell table:style-name="t6.I3" office:value-type="string">
            <text:p text:style-name="P11">—</text:p>
          </table:table-cell>
        </table:table-row>
        <table:table-row>
          <table:table-cell table:style-name="t6.A3" office:value-type="string">
            <text:p text:style-name="P15">0.80 µSv/h</text:p>
          </table:table-cell>
          <table:table-cell table:style-name="t6.B3" office:value-type="string">
            <text:p text:style-name="P16">$6-n0</text:p>
          </table:table-cell>
          <table:table-cell table:style-name="t6.B3" office:value-type="string">
            <text:p text:style-name="P16">$6-d0</text:p>
          </table:table-cell>
          <table:table-cell table:style-name="t6.D3" office:value-type="string">
            <text:section text:style-name="Sect1" text:name="Раздел27">
              <text:p text:style-name="P47">$6-m00</text:p>
              <text:p text:style-name="P47">$6-m01</text:p>
              <text:p text:style-name="P47">$6-m02</text:p>
              <text:p text:style-name="P47">$6-m03</text:p>
              <text:p text:style-name="P47">$6-m04</text:p>
              <text:p text:style-name="P47">$6-m05</text:p>
              <text:p text:style-name="P47">$6-m06</text:p>
              <text:p text:style-name="P47">$6-m07</text:p>
              <text:p text:style-name="P47"/>
            </text:section>
          </table:table-cell>
          <table:table-cell table:style-name="t6.B3" office:value-type="string">
            <text:p text:style-name="P16">$6-av0</text:p>
          </table:table-cell>
          <table:table-cell table:style-name="t6.B3" office:value-type="string">
            <text:p text:style-name="P16">$6-o0</text:p>
          </table:table-cell>
          <table:table-cell table:style-name="t6.B3" office:value-type="string">
            <text:p text:style-name="P9"><text:span text:style-name="T65">±</text:span><text:span text:style-name="T59">20</text:span></text:p>
          </table:table-cell>
          <table:table-cell table:style-name="t6.B3" office:value-type="string">
            <text:p text:style-name="P16">$6-q0</text:p>
          </table:table-cell>
          <table:table-cell table:style-name="t6.I3" office:value-type="string">
            <text:p text:style-name="P35">±20</text:p>
          </table:table-cell>
        </table:table-row>
        <table:table-row>
          <table:table-cell table:style-name="t6.A3" office:value-type="string">
            <text:p text:style-name="P15">4.0 mSv/h</text:p>
          </table:table-cell>
          <table:table-cell table:style-name="t6.B3" office:value-type="string">
            <text:p text:style-name="P16">$6-n1</text:p>
          </table:table-cell>
          <table:table-cell table:style-name="t6.B3" office:value-type="string">
            <text:p text:style-name="P16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47">$6-m11</text:p>
              <text:p text:style-name="P47">$6-m12</text:p>
              <text:p text:style-name="P47">$6-m13</text:p>
              <text:p text:style-name="P47">$6-m14</text:p>
            </text:section>
          </table:table-cell>
          <table:table-cell table:style-name="t6.B3" office:value-type="string">
            <text:p text:style-name="P16">$6-av1</text:p>
          </table:table-cell>
          <table:table-cell table:style-name="t6.B3" office:value-type="string">
            <text:p text:style-name="P16">$6-o1</text:p>
          </table:table-cell>
          <table:table-cell table:style-name="t6.B3" office:value-type="string">
            <text:p text:style-name="P9"><text:span text:style-name="T65">±</text:span><text:span text:style-name="T59">19</text:span></text:p>
          </table:table-cell>
          <table:table-cell table:style-name="t6.B3" office:value-type="string">
            <text:p text:style-name="P16">$6-q1</text:p>
          </table:table-cell>
          <table:table-cell table:style-name="t6.I3" office:value-type="string">
            <text:p text:style-name="P35">±15</text:p>
          </table:table-cell>
        </table:table-row>
        <table:table-row>
          <table:table-cell table:style-name="t6.A3" office:value-type="string">
            <text:p text:style-name="P15">80<text:span text:style-name="T34">.</text:span>0 mSv/h</text:p>
          </table:table-cell>
          <table:table-cell table:style-name="t6.B3" office:value-type="string">
            <text:p text:style-name="P16">$6-n2</text:p>
          </table:table-cell>
          <table:table-cell table:style-name="t6.B3" office:value-type="string">
            <text:p text:style-name="P16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47">$6-m21</text:p>
              <text:p text:style-name="P47">$6-m22</text:p>
              <text:p text:style-name="P47">$6-m23</text:p>
              <text:p text:style-name="P47">$6-m24</text:p>
            </text:section>
          </table:table-cell>
          <table:table-cell table:style-name="t6.B3" office:value-type="string">
            <text:p text:style-name="P16">$6-av2</text:p>
          </table:table-cell>
          <table:table-cell table:style-name="t6.B3" office:value-type="string">
            <text:p text:style-name="P16">$6-o2</text:p>
          </table:table-cell>
          <table:table-cell table:style-name="t6.B3" office:value-type="string">
            <text:p text:style-name="P9"><text:span text:style-name="T65">±</text:span><text:span text:style-name="T59">19</text:span></text:p>
          </table:table-cell>
          <table:table-cell table:style-name="t6.B3" office:value-type="string">
            <text:p text:style-name="P16">$6-q2</text:p>
          </table:table-cell>
          <table:table-cell table:style-name="t6.I3" office:value-type="string">
            <text:p text:style-name="P35">±15</text:p>
          </table:table-cell>
        </table:table-row>
        <table:table-row>
          <table:table-cell table:style-name="t6.A3" office:value-type="string">
            <text:p text:style-name="P18"><text:span text:style-name="T21">4</text:span>00 mSv/h</text:p>
          </table:table-cell>
          <table:table-cell table:style-name="t6.B3" office:value-type="string">
            <text:p text:style-name="P16">$6-n3</text:p>
          </table:table-cell>
          <table:table-cell table:style-name="t6.B3" office:value-type="string">
            <text:p text:style-name="P16">$6-d3</text:p>
          </table:table-cell>
          <table:table-cell table:style-name="t6.D3" office:value-type="string">
            <text:section text:style-name="Sect1" text:name="Раздел90">
              <text:p text:style-name="P3">$6-m30</text:p>
              <text:p text:style-name="P47">$6-m31</text:p>
              <text:p text:style-name="P47">$6-m32</text:p>
              <text:p text:style-name="P47">$6-m33</text:p>
              <text:p text:style-name="P47">$6-m34</text:p>
            </text:section>
          </table:table-cell>
          <table:table-cell table:style-name="t6.B3" office:value-type="string">
            <text:p text:style-name="P16">$6-av3</text:p>
          </table:table-cell>
          <table:table-cell table:style-name="t6.B3" office:value-type="string">
            <text:p text:style-name="P16">$6-o3</text:p>
          </table:table-cell>
          <table:table-cell table:style-name="t6.B3" office:value-type="string">
            <text:p text:style-name="P9"><text:span text:style-name="T65">±</text:span><text:span text:style-name="T59">19</text:span></text:p>
          </table:table-cell>
          <table:table-cell table:style-name="t6.B3" office:value-type="string">
            <text:p text:style-name="P16">$6-q3</text:p>
          </table:table-cell>
          <table:table-cell table:style-name="t6.I3" office:value-type="string">
            <text:p text:style-name="P35">±15</text:p>
          </table:table-cell>
        </table:table-row>
        <table:table-row>
          <table:table-cell table:style-name="t6.A3" office:value-type="string">
            <text:p text:style-name="P18">800 mSv/h</text:p>
          </table:table-cell>
          <table:table-cell table:style-name="t6.B3" office:value-type="string">
            <text:p text:style-name="P16">$6-n<text:span text:style-name="T34">4</text:span></text:p>
          </table:table-cell>
          <table:table-cell table:style-name="t6.B3" office:value-type="string">
            <text:p text:style-name="P16">$6-d<text:span text:style-name="T34">4</text:span></text:p>
          </table:table-cell>
          <table:table-cell table:style-name="t6.D3" office:value-type="string">
            <text:section text:style-name="Sect1" text:name="Раздел30">
              <text:p text:style-name="P3">$6-<text:span text:style-name="T34">m</text:span><text:span text:style-name="T21">4</text:span><text:span text:style-name="T34">0</text:span></text:p>
              <text:p text:style-name="P47">$6-<text:span text:style-name="T34">m</text:span><text:span text:style-name="T21">4</text:span><text:span text:style-name="T34">1</text:span></text:p>
              <text:p text:style-name="P47">$6-<text:span text:style-name="T34">m</text:span><text:span text:style-name="T21">4</text:span><text:span text:style-name="T34">2</text:span></text:p>
              <text:p text:style-name="P47">$6-<text:span text:style-name="T34">m</text:span><text:span text:style-name="T21">4</text:span><text:span text:style-name="T34">3</text:span></text:p>
              <text:p text:style-name="P47">$6-<text:span text:style-name="T34">m</text:span><text:span text:style-name="T21">4</text:span><text:span text:style-name="T34">4</text:span></text:p>
            </text:section>
          </table:table-cell>
          <table:table-cell table:style-name="t6.B3" office:value-type="string">
            <text:p text:style-name="P16">$6-av<text:span text:style-name="T34">4</text:span></text:p>
          </table:table-cell>
          <table:table-cell table:style-name="t6.B3" office:value-type="string">
            <text:p text:style-name="P16">$6-o<text:span text:style-name="T34">4</text:span></text:p>
          </table:table-cell>
          <table:table-cell table:style-name="t6.B3" office:value-type="string">
            <text:p text:style-name="P9"><text:span text:style-name="T65">±</text:span><text:span text:style-name="T59">19</text:span></text:p>
          </table:table-cell>
          <table:table-cell table:style-name="t6.B3" office:value-type="string">
            <text:p text:style-name="P16">$6-q<text:span text:style-name="T34">4</text:span></text:p>
          </table:table-cell>
          <table:table-cell table:style-name="t6.I3" office:value-type="string">
            <text:p text:style-name="P35">±15</text:p>
          </table:table-cell>
        </table:table-row>
        <table:table-row>
          <table:table-cell table:style-name="t6.A3" office:value-type="string">
            <text:p text:style-name="P15">4.0 Sv/h</text:p>
          </table:table-cell>
          <table:table-cell table:style-name="t6.B3" office:value-type="string">
            <text:p text:style-name="P16">$6-n<text:span text:style-name="T34">5</text:span></text:p>
          </table:table-cell>
          <table:table-cell table:style-name="t6.B3" office:value-type="string">
            <text:p text:style-name="P16">$6-d<text:span text:style-name="T34">5</text:span></text:p>
          </table:table-cell>
          <table:table-cell table:style-name="t6.D3" office:value-type="string">
            <text:section text:style-name="Sect1" text:name="Раздел71">
              <text:p text:style-name="P3">$6-<text:span text:style-name="T34">m</text:span><text:span text:style-name="T21">5</text:span><text:span text:style-name="T34">0</text:span></text:p>
              <text:p text:style-name="P47">$6-<text:span text:style-name="T34">m</text:span><text:span text:style-name="T21">5</text:span><text:span text:style-name="T34">1</text:span></text:p>
              <text:p text:style-name="P47">$6-<text:span text:style-name="T34">m</text:span><text:span text:style-name="T21">5</text:span><text:span text:style-name="T34">2</text:span></text:p>
              <text:p text:style-name="P47">$6-<text:span text:style-name="T34">m</text:span><text:span text:style-name="T21">5</text:span><text:span text:style-name="T34">3</text:span></text:p>
              <text:p text:style-name="P47">$6-<text:span text:style-name="T34">m</text:span><text:span text:style-name="T21">5</text:span><text:span text:style-name="T34">4</text:span></text:p>
            </text:section>
          </table:table-cell>
          <table:table-cell table:style-name="t6.B3" office:value-type="string">
            <text:p text:style-name="P16">$6-av<text:span text:style-name="T34">5</text:span></text:p>
          </table:table-cell>
          <table:table-cell table:style-name="t6.B3" office:value-type="string">
            <text:p text:style-name="P16">$6-o<text:span text:style-name="T34">5</text:span></text:p>
          </table:table-cell>
          <table:table-cell table:style-name="t6.B3" office:value-type="string">
            <text:p text:style-name="P9"><text:span text:style-name="T65">±</text:span><text:span text:style-name="T59">19</text:span></text:p>
          </table:table-cell>
          <table:table-cell table:style-name="t6.B3" office:value-type="string">
            <text:p text:style-name="P16">$6-q<text:span text:style-name="T34">5</text:span></text:p>
          </table:table-cell>
          <table:table-cell table:style-name="t6.I3" office:value-type="string">
            <text:p text:style-name="P35">±15</text:p>
          </table:table-cell>
        </table:table-row>
        <table:table-row>
          <table:table-cell table:style-name="t6.A10" office:value-type="string">
            <text:p text:style-name="P15"><text:span text:style-name="T34">8</text:span>.0 Sv/h</text:p>
          </table:table-cell>
          <table:table-cell table:style-name="t6.B10" office:value-type="string">
            <text:p text:style-name="P16">$6-n<text:span text:style-name="T34">6</text:span></text:p>
          </table:table-cell>
          <table:table-cell table:style-name="t6.B10" office:value-type="string">
            <text:p text:style-name="P16">$6-d<text:span text:style-name="T34">6</text:span></text:p>
          </table:table-cell>
          <table:table-cell table:style-name="t6.D10" office:value-type="string">
            <text:section text:style-name="Sect1" text:name="Раздел72">
              <text:p text:style-name="P3">$6-<text:span text:style-name="T34">m60</text:span></text:p>
              <text:p text:style-name="P47">$6-<text:span text:style-name="T34">m61</text:span></text:p>
              <text:p text:style-name="P47">$6-<text:span text:style-name="T34">m</text:span><text:span text:style-name="T21">6</text:span><text:span text:style-name="T34">2</text:span></text:p>
              <text:p text:style-name="P47">$6-<text:span text:style-name="T34">m</text:span><text:span text:style-name="T21">6</text:span><text:span text:style-name="T34">3</text:span></text:p>
              <text:p text:style-name="P47">$6-<text:span text:style-name="T34">m</text:span><text:span text:style-name="T21">6</text:span><text:span text:style-name="T34">4</text:span></text:p>
            </text:section>
          </table:table-cell>
          <table:table-cell table:style-name="t6.B10" office:value-type="string">
            <text:p text:style-name="P16">$6-av<text:span text:style-name="T34">6</text:span></text:p>
          </table:table-cell>
          <table:table-cell table:style-name="t6.B10" office:value-type="string">
            <text:p text:style-name="P16">$6-o<text:span text:style-name="T34">6</text:span></text:p>
          </table:table-cell>
          <table:table-cell table:style-name="t6.B10" office:value-type="string">
            <text:p text:style-name="P9"><text:span text:style-name="T65">±</text:span><text:span text:style-name="T59">19</text:span></text:p>
          </table:table-cell>
          <table:table-cell table:style-name="t6.B10" office:value-type="string">
            <text:p text:style-name="P16">$6-q<text:span text:style-name="T34">6</text:span></text:p>
          </table:table-cell>
          <table:table-cell table:style-name="t6.I10" office:value-type="string">
            <text:p text:style-name="P35">±15</text:p>
          </table:table-cell>
        </table:table-row>
      </table:table>
      <table:table table:name="s6" table:style-name="s6">
        <table:table-column table:style-name="s6.A" table:number-columns-repeated="9"/>
        <table:table-column table:style-name="s6.J"/>
        <table:table-row>
          <table:table-cell table:style-name="s6.A1" table:number-columns-spanned="10" office:value-type="string">
            <text:p text:style-name="P52"><text:span text:style-name="T21">AT2503B/2 (</text:span><text:span text:style-name="T73">γ</text:span><text:span text:style-name="T21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43"><text:span text:style-name="T30">Actual dose value</text:span>,</text:p>
            <text:p text:style-name="P43"><text:span text:style-name="T23">H</text:span><text:span text:style-name="T40">p</text:span><text:span text:style-name="T39">0</text:span><text:span text:style-name="T21">(10)</text:span></text:p>
          </table:table-cell>
          <table:table-cell table:style-name="s6.B2" table:number-rows-spanned="2" office:value-type="string">
            <text:p text:style-name="P4">Dose rate,</text:p>
            <text:p text:style-name="P45"><text:span text:style-name="T35">Ḣ</text:span><text:span text:style-name="T45">oi</text:span><text:span text:style-name="T57">(10) /</text:span></text:p>
            <text:p text:style-name="P57">t, s</text:p>
          </table:table-cell>
          <table:table-cell table:style-name="s6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6.B2" table:number-columns-spanned="3" office:value-type="string">
            <text:p text:style-name="P44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3">Response variation</text:p>
            <text:p text:style-name="P60"><text:span text:style-name="T54">R</text:span><text:span text:style-name="T43">w</text:span><text:span text:style-name="T40">i</text:span><text:span text:style-name="T34">,</text:span> %</text:p>
          </table:table-cell>
          <table:table-cell table:style-name="s6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6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6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43"><text:span text:style-name="T23">H</text:span><text:span text:style-name="T40">pi</text:span><text:span text:style-name="T21">(10)</text:span></text:p>
          </table:table-cell>
          <table:table-cell table:style-name="s6.D3" office:value-type="string">
            <text:p text:style-name="P43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6.D3" office:value-type="string">
            <text:p text:style-name="P43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5">4.0 <text:span text:style-name="T34">µSv</text:span></text:p>
          </table:table-cell>
          <table:table-cell table:style-name="s6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6.B4" office:value-type="string">
            <text:p text:style-name="P8"><text:s text:c="2"/>$6-<text:span text:style-name="T21">dn</text:span>_<text:span text:style-name="T34">1 <text:s/></text:span></text:p>
            <text:p text:style-name="P19"><text:span text:style-name="T34">$6-</text:span><text:span text:style-name="T21">dd_1</text:span></text:p>
          </table:table-cell>
          <table:table-cell table:style-name="s6.B4" office:value-type="string">
            <text:p text:style-name="P16">$6-d_dev_<text:span text:style-name="T34">1</text:span></text:p>
          </table:table-cell>
          <table:table-cell table:style-name="s6.B4" office:value-type="string">
            <text:p text:style-name="P16">$6-dose_<text:span text:style-name="T34">1</text:span></text:p>
          </table:table-cell>
          <table:table-cell table:style-name="s6.B4" office:value-type="string">
            <text:p text:style-name="P16">$6-d_res_<text:span text:style-name="T34">1</text:span></text:p>
          </table:table-cell>
          <table:table-cell table:style-name="s6.B4" office:value-type="string">
            <text:p text:style-name="P16">$6-o_pog_<text:span text:style-name="T34">1</text:span></text:p>
          </table:table-cell>
          <table:table-cell table:style-name="s6.B4" office:value-type="string">
            <text:p text:style-name="P26">±20</text:p>
          </table:table-cell>
          <table:table-cell table:style-name="s6.B4" office:value-type="string">
            <text:p text:style-name="P16">$6-d_gran_<text:span text:style-name="T34">1</text:span></text:p>
          </table:table-cell>
          <table:table-cell table:style-name="s6.J4" office:value-type="string">
            <text:p text:style-name="P9"><text:span text:style-name="T65">±</text:span>15.2</text:p>
          </table:table-cell>
        </table:table-row>
        <table:table-row>
          <table:table-cell table:style-name="s6.A5" office:value-type="string">
            <text:p text:style-name="P15">4.0 mSv</text:p>
          </table:table-cell>
          <table:table-cell table:style-name="s6.B5" office:value-type="string">
            <text:p text:style-name="P8"><text:s text:c="2"/><text:span text:style-name="T34">8</text:span><text:span text:style-name="T21">0 m</text:span><text:span text:style-name="T34">Sv/h</text:span> <text:s/></text:p>
            <text:p text:style-name="P9">180s</text:p>
          </table:table-cell>
          <table:table-cell table:style-name="s6.B5" office:value-type="string">
            <text:p text:style-name="P8"><text:s text:c="2"/>$6-<text:span text:style-name="T21">dn</text:span>_<text:span text:style-name="T34">2 <text:s/></text:span></text:p>
            <text:p text:style-name="P19"><text:span text:style-name="T34">$6-</text:span><text:span text:style-name="T21">dd_</text:span><text:span text:style-name="T34">2</text:span></text:p>
          </table:table-cell>
          <table:table-cell table:style-name="s6.B5" office:value-type="string">
            <text:p text:style-name="P16">$6-d_dev_<text:span text:style-name="T34">2</text:span></text:p>
          </table:table-cell>
          <table:table-cell table:style-name="s6.B5" office:value-type="string">
            <text:p text:style-name="P16">$6-dose_<text:span text:style-name="T34">2</text:span></text:p>
          </table:table-cell>
          <table:table-cell table:style-name="s6.B5" office:value-type="string">
            <text:p text:style-name="P16">$6-d_res_<text:span text:style-name="T34">2</text:span></text:p>
          </table:table-cell>
          <table:table-cell table:style-name="s6.B5" office:value-type="string">
            <text:p text:style-name="P16">$6-o_pog_<text:span text:style-name="T34">2</text:span></text:p>
          </table:table-cell>
          <table:table-cell table:style-name="s6.B5" office:value-type="string">
            <text:p text:style-name="P26">±19</text:p>
          </table:table-cell>
          <table:table-cell table:style-name="s6.B5" office:value-type="string">
            <text:p text:style-name="P16">$6-d_gran_<text:span text:style-name="T34">2</text:span></text:p>
          </table:table-cell>
          <table:table-cell table:style-name="s6.J5" office:value-type="string">
            <text:p text:style-name="P9"><text:span text:style-name="T66">±</text:span>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52"><text:span text:style-name="T2">AT2503B/2 </text:span><text:span text:style-name="T21">(</text:span><text:span text:style-name="T73">γ</text:span><text:span text:style-name="T21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7.B2" office:value-type="string">
            <text:p text:style-name="P59">Radia-tion source <text:s/>number</text:p>
          </table:table-cell>
          <table:table-cell table:style-name="t7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7.B2" office:value-type="string">
            <text:p text:style-name="P42"><text:span text:style-name="T21">Dose rate measurement at check point</text:span>,</text:p>
            <text:p text:style-name="P42"><text:span text:style-name="T48">Ḣ</text:span><text:span text:style-name="T71">*</text:span><text:span text:style-name="T40">i</text:span><text:span text:style-name="T50">(10)</text:span></text:p>
          </table:table-cell>
          <table:table-cell table:style-name="t7.B2" office:value-type="string">
            <text:p text:style-name="P38"><text:span text:style-name="T21">Average value</text:span>, </text:p>
            <text:p text:style-name="P39"><text:span text:style-name="T23">H</text:span><text:span text:style-name="T40">pi</text:span><text:span text:style-name="T50">(10)</text:span></text:p>
          </table:table-cell>
          <table:table-cell table:style-name="t7.B2" office:value-type="string">
            <text:p text:style-name="P15"><text:span text:style-name="T31">Relative <text:s/>measure-ment</text:span> <text:span text:style-name="T21">error</text:span></text:p>
            <text:p text:style-name="P60"><text:span text:style-name="T35">θ</text:span><text:span text:style-name="T44">пр</text:span><text:span text:style-name="T40">i</text:span><text:span text:style-name="T34">,</text:span> %</text:p>
          </table:table-cell>
          <table:table-cell table:style-name="t7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7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7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44">Background</text:p>
          </table:table-cell>
          <table:table-cell table:style-name="t7.B3" office:value-type="string">
            <text:p text:style-name="P47">—</text:p>
          </table:table-cell>
          <table:table-cell table:style-name="t7.B3" office:value-type="string">
            <text:p text:style-name="P16">$7-d0</text:p>
          </table:table-cell>
          <table:table-cell table:style-name="t7.D3" office:value-type="string">
            <text:section text:style-name="Sect1" text:name="Раздел31">
              <text:p text:style-name="P47">$7-bg0</text:p>
              <text:p text:style-name="P47">$7-bg1</text:p>
              <text:p text:style-name="P47">$7-bg2</text:p>
              <text:p text:style-name="P47">$7-bg3</text:p>
              <text:p text:style-name="P47">$7-bg4</text:p>
              <text:p text:style-name="P47">$7-bg5</text:p>
              <text:p text:style-name="P47">$7-bg6</text:p>
              <text:p text:style-name="P47">$7-bg7</text:p>
              <text:p text:style-name="P43"/>
            </text:section>
          </table:table-cell>
          <table:table-cell table:style-name="t7.B3" office:value-type="string">
            <text:p text:style-name="P16">$7-av-bg</text:p>
          </table:table-cell>
          <table:table-cell table:style-name="t7.B3" office:value-type="string">
            <text:p text:style-name="P16">—</text:p>
          </table:table-cell>
          <table:table-cell table:style-name="t7.B3" office:value-type="string">
            <text:p text:style-name="P16">—</text:p>
          </table:table-cell>
          <table:table-cell table:style-name="t7.B3" office:value-type="string">
            <text:p text:style-name="P16">—</text:p>
          </table:table-cell>
          <table:table-cell table:style-name="t7.I3" office:value-type="string">
            <text:p text:style-name="P11">—</text:p>
          </table:table-cell>
        </table:table-row>
        <table:table-row>
          <table:table-cell table:style-name="t7.A3" office:value-type="string">
            <text:p text:style-name="P15">0.80 µSv/h</text:p>
          </table:table-cell>
          <table:table-cell table:style-name="t7.B3" office:value-type="string">
            <text:p text:style-name="P16">$7-n0</text:p>
          </table:table-cell>
          <table:table-cell table:style-name="t7.B3" office:value-type="string">
            <text:p text:style-name="P16">$7-d0</text:p>
          </table:table-cell>
          <table:table-cell table:style-name="t7.D3" office:value-type="string">
            <text:section text:style-name="Sect1" text:name="Раздел32">
              <text:p text:style-name="P47">$7-m00</text:p>
              <text:p text:style-name="P47">$7-m01</text:p>
              <text:p text:style-name="P47">$7-m02</text:p>
              <text:p text:style-name="P47">$7-m03</text:p>
              <text:p text:style-name="P47">$7-m04</text:p>
              <text:p text:style-name="P47">$7-m05</text:p>
              <text:p text:style-name="P47">$7-m06</text:p>
              <text:p text:style-name="P47">$7-m07</text:p>
              <text:p text:style-name="P47"/>
            </text:section>
          </table:table-cell>
          <table:table-cell table:style-name="t7.B3" office:value-type="string">
            <text:p text:style-name="P16">$7-av0</text:p>
          </table:table-cell>
          <table:table-cell table:style-name="t7.B3" office:value-type="string">
            <text:p text:style-name="P16">$7-o0</text:p>
          </table:table-cell>
          <table:table-cell table:style-name="t7.B3" office:value-type="string">
            <text:p text:style-name="P9"><text:span text:style-name="T65">±</text:span><text:span text:style-name="T59">20</text:span></text:p>
          </table:table-cell>
          <table:table-cell table:style-name="t7.B3" office:value-type="string">
            <text:p text:style-name="P16">$7-q0</text:p>
          </table:table-cell>
          <table:table-cell table:style-name="t7.I3" office:value-type="string">
            <text:p text:style-name="P35">±20</text:p>
          </table:table-cell>
        </table:table-row>
        <table:table-row>
          <table:table-cell table:style-name="t7.A3" office:value-type="string">
            <text:p text:style-name="P15">4.0 mSv/h</text:p>
          </table:table-cell>
          <table:table-cell table:style-name="t7.B3" office:value-type="string">
            <text:p text:style-name="P16">$7-n1</text:p>
          </table:table-cell>
          <table:table-cell table:style-name="t7.B3" office:value-type="string">
            <text:p text:style-name="P16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47">$7-m11</text:p>
              <text:p text:style-name="P47">$7-m12</text:p>
              <text:p text:style-name="P47">$7-m13</text:p>
              <text:p text:style-name="P47">$7-m14</text:p>
            </text:section>
          </table:table-cell>
          <table:table-cell table:style-name="t7.B3" office:value-type="string">
            <text:p text:style-name="P16">$7-av1</text:p>
          </table:table-cell>
          <table:table-cell table:style-name="t7.B3" office:value-type="string">
            <text:p text:style-name="P16">$7-o1</text:p>
          </table:table-cell>
          <table:table-cell table:style-name="t7.B3" office:value-type="string">
            <text:p text:style-name="P9"><text:span text:style-name="T65">±</text:span><text:span text:style-name="T59">19</text:span></text:p>
          </table:table-cell>
          <table:table-cell table:style-name="t7.B3" office:value-type="string">
            <text:p text:style-name="P16">$7-q1</text:p>
          </table:table-cell>
          <table:table-cell table:style-name="t7.I3" office:value-type="string">
            <text:p text:style-name="P35">±15</text:p>
          </table:table-cell>
        </table:table-row>
        <table:table-row>
          <table:table-cell table:style-name="t7.A3" office:value-type="string">
            <text:p text:style-name="P15">80<text:span text:style-name="T34">.</text:span>0 mSv/h</text:p>
          </table:table-cell>
          <table:table-cell table:style-name="t7.B3" office:value-type="string">
            <text:p text:style-name="P16">$7-n2</text:p>
          </table:table-cell>
          <table:table-cell table:style-name="t7.B3" office:value-type="string">
            <text:p text:style-name="P16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47">$7-m21</text:p>
              <text:p text:style-name="P47">$7-m22</text:p>
              <text:p text:style-name="P47">$7-m23</text:p>
              <text:p text:style-name="P47">$7-m24</text:p>
            </text:section>
          </table:table-cell>
          <table:table-cell table:style-name="t7.B3" office:value-type="string">
            <text:p text:style-name="P16">$7-av2</text:p>
          </table:table-cell>
          <table:table-cell table:style-name="t7.B3" office:value-type="string">
            <text:p text:style-name="P16">$7-o2</text:p>
          </table:table-cell>
          <table:table-cell table:style-name="t7.B3" office:value-type="string">
            <text:p text:style-name="P9"><text:span text:style-name="T65">±</text:span><text:span text:style-name="T59">19</text:span></text:p>
          </table:table-cell>
          <table:table-cell table:style-name="t7.B3" office:value-type="string">
            <text:p text:style-name="P16">$7-q2</text:p>
          </table:table-cell>
          <table:table-cell table:style-name="t7.I3" office:value-type="string">
            <text:p text:style-name="P35">±15</text:p>
          </table:table-cell>
        </table:table-row>
        <table:table-row>
          <table:table-cell table:style-name="t7.A3" office:value-type="string">
            <text:p text:style-name="P18"><text:span text:style-name="T21">4</text:span>00 mSv/h</text:p>
          </table:table-cell>
          <table:table-cell table:style-name="t7.B3" office:value-type="string">
            <text:p text:style-name="P16">$7-n3</text:p>
          </table:table-cell>
          <table:table-cell table:style-name="t7.B3" office:value-type="string">
            <text:p text:style-name="P16">$7-d3</text:p>
          </table:table-cell>
          <table:table-cell table:style-name="t7.D3" office:value-type="string">
            <text:section text:style-name="Sect1" text:name="Раздел91">
              <text:p text:style-name="P3">$7-m30</text:p>
              <text:p text:style-name="P47">$7-m31</text:p>
              <text:p text:style-name="P47">$7-m32</text:p>
              <text:p text:style-name="P47">$7-m33</text:p>
              <text:p text:style-name="P47">$7-m34</text:p>
            </text:section>
          </table:table-cell>
          <table:table-cell table:style-name="t7.B3" office:value-type="string">
            <text:p text:style-name="P16">$7-av3</text:p>
          </table:table-cell>
          <table:table-cell table:style-name="t7.B3" office:value-type="string">
            <text:p text:style-name="P16">$7-o3</text:p>
          </table:table-cell>
          <table:table-cell table:style-name="t7.B3" office:value-type="string">
            <text:p text:style-name="P9"><text:span text:style-name="T65">±</text:span><text:span text:style-name="T59">19</text:span></text:p>
          </table:table-cell>
          <table:table-cell table:style-name="t7.B3" office:value-type="string">
            <text:p text:style-name="P16">$7-q3</text:p>
          </table:table-cell>
          <table:table-cell table:style-name="t7.I3" office:value-type="string">
            <text:p text:style-name="P35">±15</text:p>
          </table:table-cell>
        </table:table-row>
        <table:table-row>
          <table:table-cell table:style-name="t7.A3" office:value-type="string">
            <text:p text:style-name="P18">800 mSv/h</text:p>
          </table:table-cell>
          <table:table-cell table:style-name="t7.B3" office:value-type="string">
            <text:p text:style-name="P16">$7-n<text:span text:style-name="T34">4</text:span></text:p>
          </table:table-cell>
          <table:table-cell table:style-name="t7.B3" office:value-type="string">
            <text:p text:style-name="P16">$7-d<text:span text:style-name="T34">4</text:span></text:p>
          </table:table-cell>
          <table:table-cell table:style-name="t7.D3" office:value-type="string">
            <text:section text:style-name="Sect1" text:name="Раздел35">
              <text:p text:style-name="P3">$7-<text:span text:style-name="T34">m</text:span><text:span text:style-name="T21">4</text:span><text:span text:style-name="T34">0</text:span></text:p>
              <text:p text:style-name="P47">$7-<text:span text:style-name="T34">m</text:span><text:span text:style-name="T21">4</text:span><text:span text:style-name="T34">1</text:span></text:p>
              <text:p text:style-name="P47">$7-<text:span text:style-name="T34">m</text:span><text:span text:style-name="T21">4</text:span><text:span text:style-name="T34">2</text:span></text:p>
              <text:p text:style-name="P47">$7-<text:span text:style-name="T34">m</text:span><text:span text:style-name="T21">4</text:span><text:span text:style-name="T34">3</text:span></text:p>
              <text:p text:style-name="P47">$7-<text:span text:style-name="T34">m</text:span><text:span text:style-name="T21">4</text:span><text:span text:style-name="T34">4</text:span></text:p>
            </text:section>
          </table:table-cell>
          <table:table-cell table:style-name="t7.B3" office:value-type="string">
            <text:p text:style-name="P16">$7-av<text:span text:style-name="T34">4</text:span></text:p>
          </table:table-cell>
          <table:table-cell table:style-name="t7.B3" office:value-type="string">
            <text:p text:style-name="P16">$7-o<text:span text:style-name="T34">4</text:span></text:p>
          </table:table-cell>
          <table:table-cell table:style-name="t7.B3" office:value-type="string">
            <text:p text:style-name="P9"><text:span text:style-name="T65">±</text:span><text:span text:style-name="T59">19</text:span></text:p>
          </table:table-cell>
          <table:table-cell table:style-name="t7.B3" office:value-type="string">
            <text:p text:style-name="P16">$7-q<text:span text:style-name="T34">4</text:span></text:p>
          </table:table-cell>
          <table:table-cell table:style-name="t7.I3" office:value-type="string">
            <text:p text:style-name="P35">±15</text:p>
          </table:table-cell>
        </table:table-row>
        <table:table-row>
          <table:table-cell table:style-name="t7.A3" office:value-type="string">
            <text:p text:style-name="P15">4.0 Sv/h</text:p>
          </table:table-cell>
          <table:table-cell table:style-name="t7.B3" office:value-type="string">
            <text:p text:style-name="P16">$7-n<text:span text:style-name="T34">5</text:span></text:p>
          </table:table-cell>
          <table:table-cell table:style-name="t7.B3" office:value-type="string">
            <text:p text:style-name="P16">$7-d<text:span text:style-name="T34">5</text:span></text:p>
          </table:table-cell>
          <table:table-cell table:style-name="t7.D3" office:value-type="string">
            <text:section text:style-name="Sect1" text:name="Раздел73">
              <text:p text:style-name="P3">$7-<text:span text:style-name="T34">m</text:span><text:span text:style-name="T21">5</text:span><text:span text:style-name="T34">0</text:span></text:p>
              <text:p text:style-name="P47">$7-<text:span text:style-name="T34">m</text:span><text:span text:style-name="T21">5</text:span><text:span text:style-name="T34">1</text:span></text:p>
              <text:p text:style-name="P47">$7-<text:span text:style-name="T34">m</text:span><text:span text:style-name="T21">5</text:span><text:span text:style-name="T34">2</text:span></text:p>
              <text:p text:style-name="P47">$7-<text:span text:style-name="T34">m</text:span><text:span text:style-name="T21">5</text:span><text:span text:style-name="T34">3</text:span></text:p>
              <text:p text:style-name="P47">$7-<text:span text:style-name="T34">m</text:span><text:span text:style-name="T21">5</text:span><text:span text:style-name="T34">4</text:span></text:p>
            </text:section>
          </table:table-cell>
          <table:table-cell table:style-name="t7.B3" office:value-type="string">
            <text:p text:style-name="P16">$7-av<text:span text:style-name="T34">5</text:span></text:p>
          </table:table-cell>
          <table:table-cell table:style-name="t7.B3" office:value-type="string">
            <text:p text:style-name="P16">$7-o<text:span text:style-name="T34">5</text:span></text:p>
          </table:table-cell>
          <table:table-cell table:style-name="t7.B3" office:value-type="string">
            <text:p text:style-name="P9"><text:span text:style-name="T65">±</text:span><text:span text:style-name="T59">19</text:span></text:p>
          </table:table-cell>
          <table:table-cell table:style-name="t7.B3" office:value-type="string">
            <text:p text:style-name="P16">$7-q<text:span text:style-name="T34">5</text:span></text:p>
          </table:table-cell>
          <table:table-cell table:style-name="t7.I3" office:value-type="string">
            <text:p text:style-name="P35">±15</text:p>
          </table:table-cell>
        </table:table-row>
        <table:table-row>
          <table:table-cell table:style-name="t7.A10" office:value-type="string">
            <text:p text:style-name="P15"><text:span text:style-name="T34">8</text:span>.0 Sv/h</text:p>
          </table:table-cell>
          <table:table-cell table:style-name="t7.B10" office:value-type="string">
            <text:p text:style-name="P16">$7-n<text:span text:style-name="T34">6</text:span></text:p>
          </table:table-cell>
          <table:table-cell table:style-name="t7.B10" office:value-type="string">
            <text:p text:style-name="P16">$7-d<text:span text:style-name="T34">6</text:span></text:p>
          </table:table-cell>
          <table:table-cell table:style-name="t7.D10" office:value-type="string">
            <text:section text:style-name="Sect1" text:name="Раздел74">
              <text:p text:style-name="P3">$7-<text:span text:style-name="T34">m60</text:span></text:p>
              <text:p text:style-name="P47">$7-<text:span text:style-name="T34">m61</text:span></text:p>
              <text:p text:style-name="P47">$7-<text:span text:style-name="T34">m</text:span><text:span text:style-name="T21">6</text:span><text:span text:style-name="T34">2</text:span></text:p>
              <text:p text:style-name="P47">$7-<text:span text:style-name="T34">m</text:span><text:span text:style-name="T21">6</text:span><text:span text:style-name="T34">3</text:span></text:p>
              <text:p text:style-name="P47">$7-<text:span text:style-name="T34">m</text:span><text:span text:style-name="T21">6</text:span><text:span text:style-name="T34">4</text:span></text:p>
            </text:section>
          </table:table-cell>
          <table:table-cell table:style-name="t7.B10" office:value-type="string">
            <text:p text:style-name="P16">$7-av<text:span text:style-name="T34">6</text:span></text:p>
          </table:table-cell>
          <table:table-cell table:style-name="t7.B10" office:value-type="string">
            <text:p text:style-name="P16">$7-o<text:span text:style-name="T34">6</text:span></text:p>
          </table:table-cell>
          <table:table-cell table:style-name="t7.B10" office:value-type="string">
            <text:p text:style-name="P9"><text:span text:style-name="T65">±</text:span><text:span text:style-name="T59">19</text:span></text:p>
          </table:table-cell>
          <table:table-cell table:style-name="t7.B10" office:value-type="string">
            <text:p text:style-name="P16">$7-q<text:span text:style-name="T34">6</text:span></text:p>
          </table:table-cell>
          <table:table-cell table:style-name="t7.I10" office:value-type="string">
            <text:p text:style-name="P35">±15</text:p>
          </table:table-cell>
        </table:table-row>
      </table:table>
      <table:table table:name="s7" table:style-name="s7">
        <table:table-column table:style-name="s7.A" table:number-columns-repeated="9"/>
        <table:table-column table:style-name="s7.J"/>
        <table:table-row>
          <table:table-cell table:style-name="s7.A1" table:number-columns-spanned="10" office:value-type="string">
            <text:p text:style-name="P52"><text:span text:style-name="T21">AT2503B/2 (</text:span><text:span text:style-name="T73">γ</text:span><text:span text:style-name="T21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43"><text:span text:style-name="T30">Actual dose value</text:span>,</text:p>
            <text:p text:style-name="P43"><text:span text:style-name="T23">H</text:span><text:span text:style-name="T40">p</text:span><text:span text:style-name="T39">0</text:span><text:span text:style-name="T21">(10)</text:span></text:p>
          </table:table-cell>
          <table:table-cell table:style-name="s7.B2" table:number-rows-spanned="2" office:value-type="string">
            <text:p text:style-name="P4">Dose rate,</text:p>
            <text:p text:style-name="P45"><text:span text:style-name="T35">Ḣ</text:span><text:span text:style-name="T45">oi</text:span><text:span text:style-name="T57">(10) /</text:span></text:p>
            <text:p text:style-name="P57">t, s</text:p>
          </table:table-cell>
          <table:table-cell table:style-name="s7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7.B2" table:number-columns-spanned="3" office:value-type="string">
            <text:p text:style-name="P44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3">Response variation</text:p>
            <text:p text:style-name="P60"><text:span text:style-name="T54">R</text:span><text:span text:style-name="T43">w</text:span><text:span text:style-name="T40">i</text:span><text:span text:style-name="T34">,</text:span> %</text:p>
          </table:table-cell>
          <table:table-cell table:style-name="s7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7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7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43"><text:span text:style-name="T23">H</text:span><text:span text:style-name="T40">pi</text:span><text:span text:style-name="T21">(10)</text:span></text:p>
          </table:table-cell>
          <table:table-cell table:style-name="s7.D3" office:value-type="string">
            <text:p text:style-name="P43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7.D3" office:value-type="string">
            <text:p text:style-name="P43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5">4.0 <text:span text:style-name="T34">µSv</text:span></text:p>
          </table:table-cell>
          <table:table-cell table:style-name="s7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7.B4" office:value-type="string">
            <text:p text:style-name="P8"><text:s text:c="2"/>$7-<text:span text:style-name="T21">dn</text:span>_<text:span text:style-name="T34">1 <text:s/></text:span></text:p>
            <text:p text:style-name="P19"><text:span text:style-name="T34">$7-</text:span><text:span text:style-name="T21">dd_1</text:span></text:p>
          </table:table-cell>
          <table:table-cell table:style-name="s7.B4" office:value-type="string">
            <text:p text:style-name="P16">$7-d_dev_<text:span text:style-name="T34">1</text:span></text:p>
          </table:table-cell>
          <table:table-cell table:style-name="s7.B4" office:value-type="string">
            <text:p text:style-name="P16">$7-dose_<text:span text:style-name="T34">1</text:span></text:p>
          </table:table-cell>
          <table:table-cell table:style-name="s7.B4" office:value-type="string">
            <text:p text:style-name="P16">$7-d_res_<text:span text:style-name="T34">1</text:span></text:p>
          </table:table-cell>
          <table:table-cell table:style-name="s7.B4" office:value-type="string">
            <text:p text:style-name="P16">$7-o_pog_<text:span text:style-name="T34">1</text:span></text:p>
          </table:table-cell>
          <table:table-cell table:style-name="s7.B4" office:value-type="string">
            <text:p text:style-name="P26">±20</text:p>
          </table:table-cell>
          <table:table-cell table:style-name="s7.B4" office:value-type="string">
            <text:p text:style-name="P16">$7-d_gran_<text:span text:style-name="T34">1</text:span></text:p>
          </table:table-cell>
          <table:table-cell table:style-name="s7.J4" office:value-type="string">
            <text:p text:style-name="P9"><text:span text:style-name="T65">±</text:span>15.2</text:p>
          </table:table-cell>
        </table:table-row>
        <table:table-row>
          <table:table-cell table:style-name="s7.A5" office:value-type="string">
            <text:p text:style-name="P15">4.0 mSv</text:p>
          </table:table-cell>
          <table:table-cell table:style-name="s7.B5" office:value-type="string">
            <text:p text:style-name="P8"><text:s text:c="2"/><text:span text:style-name="T34">8</text:span><text:span text:style-name="T21">0 m</text:span><text:span text:style-name="T34">Sv/h</text:span> <text:s/></text:p>
            <text:p text:style-name="P9">180s</text:p>
          </table:table-cell>
          <table:table-cell table:style-name="s7.B5" office:value-type="string">
            <text:p text:style-name="P8"><text:s text:c="2"/>$7-<text:span text:style-name="T21">dn</text:span>_<text:span text:style-name="T34">2 <text:s/></text:span></text:p>
            <text:p text:style-name="P19"><text:span text:style-name="T34">$7-</text:span><text:span text:style-name="T21">dd_</text:span><text:span text:style-name="T34">2</text:span></text:p>
          </table:table-cell>
          <table:table-cell table:style-name="s7.B5" office:value-type="string">
            <text:p text:style-name="P16">$7-d_dev_<text:span text:style-name="T34">2</text:span></text:p>
          </table:table-cell>
          <table:table-cell table:style-name="s7.B5" office:value-type="string">
            <text:p text:style-name="P16">$7-dose_<text:span text:style-name="T34">2</text:span></text:p>
          </table:table-cell>
          <table:table-cell table:style-name="s7.B5" office:value-type="string">
            <text:p text:style-name="P16">$7-d_res_<text:span text:style-name="T34">2</text:span></text:p>
          </table:table-cell>
          <table:table-cell table:style-name="s7.B5" office:value-type="string">
            <text:p text:style-name="P16">$7-o_pog_<text:span text:style-name="T34">2</text:span></text:p>
          </table:table-cell>
          <table:table-cell table:style-name="s7.B5" office:value-type="string">
            <text:p text:style-name="P26">±19</text:p>
          </table:table-cell>
          <table:table-cell table:style-name="s7.B5" office:value-type="string">
            <text:p text:style-name="P16">$7-d_gran_<text:span text:style-name="T34">2</text:span></text:p>
          </table:table-cell>
          <table:table-cell table:style-name="s7.J5" office:value-type="string">
            <text:p text:style-name="P9"><text:span text:style-name="T66">±</text:span>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52"><text:span text:style-name="T2">AT2503B/2 </text:span><text:span text:style-name="T21">(</text:span><text:span text:style-name="T73">γ</text:span><text:span text:style-name="T21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8.B2" office:value-type="string">
            <text:p text:style-name="P59">Radia-tion source <text:s/>number</text:p>
          </table:table-cell>
          <table:table-cell table:style-name="t8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8.B2" office:value-type="string">
            <text:p text:style-name="P42"><text:span text:style-name="T21">Dose rate measurement at check point</text:span>,</text:p>
            <text:p text:style-name="P42"><text:span text:style-name="T48">Ḣ</text:span><text:span text:style-name="T71">*</text:span><text:span text:style-name="T40">i</text:span><text:span text:style-name="T50">(10)</text:span></text:p>
          </table:table-cell>
          <table:table-cell table:style-name="t8.B2" office:value-type="string">
            <text:p text:style-name="P38"><text:span text:style-name="T21">Average value</text:span>, </text:p>
            <text:p text:style-name="P39"><text:span text:style-name="T23">H</text:span><text:span text:style-name="T40">pi</text:span><text:span text:style-name="T50">(10)</text:span></text:p>
          </table:table-cell>
          <table:table-cell table:style-name="t8.B2" office:value-type="string">
            <text:p text:style-name="P15"><text:span text:style-name="T31">Relative <text:s/>measure-ment</text:span> <text:span text:style-name="T21">error</text:span></text:p>
            <text:p text:style-name="P60"><text:span text:style-name="T35">θ</text:span><text:span text:style-name="T44">пр</text:span><text:span text:style-name="T40">i</text:span><text:span text:style-name="T34">,</text:span> %</text:p>
          </table:table-cell>
          <table:table-cell table:style-name="t8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8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8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44">Background</text:p>
          </table:table-cell>
          <table:table-cell table:style-name="t8.B3" office:value-type="string">
            <text:p text:style-name="P47">—</text:p>
          </table:table-cell>
          <table:table-cell table:style-name="t8.B3" office:value-type="string">
            <text:p text:style-name="P16">$8-d0</text:p>
          </table:table-cell>
          <table:table-cell table:style-name="t8.D3" office:value-type="string">
            <text:section text:style-name="Sect1" text:name="Раздел36">
              <text:p text:style-name="P47">$8-bg0</text:p>
              <text:p text:style-name="P47">$8-bg1</text:p>
              <text:p text:style-name="P47">$8-bg2</text:p>
              <text:p text:style-name="P47">$8-bg3</text:p>
              <text:p text:style-name="P47">$8-bg4</text:p>
              <text:p text:style-name="P47">$8-bg5</text:p>
              <text:p text:style-name="P47">$8-bg6</text:p>
              <text:p text:style-name="P47">$8-bg7</text:p>
              <text:p text:style-name="P43"/>
            </text:section>
          </table:table-cell>
          <table:table-cell table:style-name="t8.B3" office:value-type="string">
            <text:p text:style-name="P16">$8-av-bg</text:p>
          </table:table-cell>
          <table:table-cell table:style-name="t8.B3" office:value-type="string">
            <text:p text:style-name="P16">—</text:p>
          </table:table-cell>
          <table:table-cell table:style-name="t8.B3" office:value-type="string">
            <text:p text:style-name="P16">—</text:p>
          </table:table-cell>
          <table:table-cell table:style-name="t8.B3" office:value-type="string">
            <text:p text:style-name="P16">—</text:p>
          </table:table-cell>
          <table:table-cell table:style-name="t8.I3" office:value-type="string">
            <text:p text:style-name="P11">—</text:p>
          </table:table-cell>
        </table:table-row>
        <table:table-row>
          <table:table-cell table:style-name="t8.A3" office:value-type="string">
            <text:p text:style-name="P15">0.80 µSv/h</text:p>
          </table:table-cell>
          <table:table-cell table:style-name="t8.B3" office:value-type="string">
            <text:p text:style-name="P16">$8-n0</text:p>
          </table:table-cell>
          <table:table-cell table:style-name="t8.B3" office:value-type="string">
            <text:p text:style-name="P16">$8-d0</text:p>
          </table:table-cell>
          <table:table-cell table:style-name="t8.D3" office:value-type="string">
            <text:section text:style-name="Sect1" text:name="Раздел37">
              <text:p text:style-name="P47">$8-m00</text:p>
              <text:p text:style-name="P47">$8-m01</text:p>
              <text:p text:style-name="P47">$8-m02</text:p>
              <text:p text:style-name="P47">$8-m03</text:p>
              <text:p text:style-name="P47">$8-m04</text:p>
              <text:p text:style-name="P47">$8-m05</text:p>
              <text:p text:style-name="P47">$8-m06</text:p>
              <text:p text:style-name="P47">$8-m07</text:p>
              <text:p text:style-name="P47"/>
            </text:section>
          </table:table-cell>
          <table:table-cell table:style-name="t8.B3" office:value-type="string">
            <text:p text:style-name="P16">$8-av0</text:p>
          </table:table-cell>
          <table:table-cell table:style-name="t8.B3" office:value-type="string">
            <text:p text:style-name="P16">$8-o0</text:p>
          </table:table-cell>
          <table:table-cell table:style-name="t8.B3" office:value-type="string">
            <text:p text:style-name="P9"><text:span text:style-name="T65">±</text:span><text:span text:style-name="T59">20</text:span></text:p>
          </table:table-cell>
          <table:table-cell table:style-name="t8.B3" office:value-type="string">
            <text:p text:style-name="P16">$8-q0</text:p>
          </table:table-cell>
          <table:table-cell table:style-name="t8.I3" office:value-type="string">
            <text:p text:style-name="P35">±20</text:p>
          </table:table-cell>
        </table:table-row>
        <table:table-row>
          <table:table-cell table:style-name="t8.A3" office:value-type="string">
            <text:p text:style-name="P15">4.0 mSv/h</text:p>
          </table:table-cell>
          <table:table-cell table:style-name="t8.B3" office:value-type="string">
            <text:p text:style-name="P16">$8-n1</text:p>
          </table:table-cell>
          <table:table-cell table:style-name="t8.B3" office:value-type="string">
            <text:p text:style-name="P16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47">$8-m11</text:p>
              <text:p text:style-name="P47">$8-m12</text:p>
              <text:p text:style-name="P47">$8-m13</text:p>
              <text:p text:style-name="P47">$8-m14</text:p>
            </text:section>
          </table:table-cell>
          <table:table-cell table:style-name="t8.B3" office:value-type="string">
            <text:p text:style-name="P16">$8-av1</text:p>
          </table:table-cell>
          <table:table-cell table:style-name="t8.B3" office:value-type="string">
            <text:p text:style-name="P16">$8-o1</text:p>
          </table:table-cell>
          <table:table-cell table:style-name="t8.B3" office:value-type="string">
            <text:p text:style-name="P9"><text:span text:style-name="T65">±</text:span><text:span text:style-name="T59">19</text:span></text:p>
          </table:table-cell>
          <table:table-cell table:style-name="t8.B3" office:value-type="string">
            <text:p text:style-name="P16">$8-q1</text:p>
          </table:table-cell>
          <table:table-cell table:style-name="t8.I3" office:value-type="string">
            <text:p text:style-name="P35">±15</text:p>
          </table:table-cell>
        </table:table-row>
        <table:table-row>
          <table:table-cell table:style-name="t8.A3" office:value-type="string">
            <text:p text:style-name="P15">80<text:span text:style-name="T34">.</text:span>0 mSv/h</text:p>
          </table:table-cell>
          <table:table-cell table:style-name="t8.B3" office:value-type="string">
            <text:p text:style-name="P16">$8-n2</text:p>
          </table:table-cell>
          <table:table-cell table:style-name="t8.B3" office:value-type="string">
            <text:p text:style-name="P16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47">$8-m21</text:p>
              <text:p text:style-name="P47">$8-m22</text:p>
              <text:p text:style-name="P47">$8-m23</text:p>
              <text:p text:style-name="P47">$8-m24</text:p>
            </text:section>
          </table:table-cell>
          <table:table-cell table:style-name="t8.B3" office:value-type="string">
            <text:p text:style-name="P16">$8-av2</text:p>
          </table:table-cell>
          <table:table-cell table:style-name="t8.B3" office:value-type="string">
            <text:p text:style-name="P16">$8-o2</text:p>
          </table:table-cell>
          <table:table-cell table:style-name="t8.B3" office:value-type="string">
            <text:p text:style-name="P9"><text:span text:style-name="T65">±</text:span><text:span text:style-name="T59">19</text:span></text:p>
          </table:table-cell>
          <table:table-cell table:style-name="t8.B3" office:value-type="string">
            <text:p text:style-name="P16">$8-q2</text:p>
          </table:table-cell>
          <table:table-cell table:style-name="t8.I3" office:value-type="string">
            <text:p text:style-name="P35">±15</text:p>
          </table:table-cell>
        </table:table-row>
        <table:table-row>
          <table:table-cell table:style-name="t8.A3" office:value-type="string">
            <text:p text:style-name="P18"><text:span text:style-name="T21">4</text:span>00 mSv/h</text:p>
          </table:table-cell>
          <table:table-cell table:style-name="t8.B3" office:value-type="string">
            <text:p text:style-name="P16">$8-n3</text:p>
          </table:table-cell>
          <table:table-cell table:style-name="t8.B3" office:value-type="string">
            <text:p text:style-name="P16">$8-d3</text:p>
          </table:table-cell>
          <table:table-cell table:style-name="t8.D3" office:value-type="string">
            <text:section text:style-name="Sect1" text:name="Раздел92">
              <text:p text:style-name="P3">$8-m30</text:p>
              <text:p text:style-name="P47">$8-m31</text:p>
              <text:p text:style-name="P47">$8-m32</text:p>
              <text:p text:style-name="P47">$8-m33</text:p>
              <text:p text:style-name="P47">$8-m34</text:p>
            </text:section>
          </table:table-cell>
          <table:table-cell table:style-name="t8.B3" office:value-type="string">
            <text:p text:style-name="P16">$8-av3</text:p>
          </table:table-cell>
          <table:table-cell table:style-name="t8.B3" office:value-type="string">
            <text:p text:style-name="P16">$8-o3</text:p>
          </table:table-cell>
          <table:table-cell table:style-name="t8.B3" office:value-type="string">
            <text:p text:style-name="P9"><text:span text:style-name="T65">±</text:span><text:span text:style-name="T59">19</text:span></text:p>
          </table:table-cell>
          <table:table-cell table:style-name="t8.B3" office:value-type="string">
            <text:p text:style-name="P16">$8-q3</text:p>
          </table:table-cell>
          <table:table-cell table:style-name="t8.I3" office:value-type="string">
            <text:p text:style-name="P35">±15</text:p>
          </table:table-cell>
        </table:table-row>
        <table:table-row>
          <table:table-cell table:style-name="t8.A3" office:value-type="string">
            <text:p text:style-name="P18">800 mSv/h</text:p>
          </table:table-cell>
          <table:table-cell table:style-name="t8.B3" office:value-type="string">
            <text:p text:style-name="P16">$8-n<text:span text:style-name="T34">4</text:span></text:p>
          </table:table-cell>
          <table:table-cell table:style-name="t8.B3" office:value-type="string">
            <text:p text:style-name="P16">$8-d<text:span text:style-name="T34">4</text:span></text:p>
          </table:table-cell>
          <table:table-cell table:style-name="t8.D3" office:value-type="string">
            <text:section text:style-name="Sect1" text:name="Раздел40">
              <text:p text:style-name="P3">$8-<text:span text:style-name="T34">m</text:span><text:span text:style-name="T21">4</text:span><text:span text:style-name="T34">0</text:span></text:p>
              <text:p text:style-name="P47">$8-<text:span text:style-name="T34">m</text:span><text:span text:style-name="T21">4</text:span><text:span text:style-name="T34">1</text:span></text:p>
              <text:p text:style-name="P47">$8-<text:span text:style-name="T34">m</text:span><text:span text:style-name="T21">4</text:span><text:span text:style-name="T34">2</text:span></text:p>
              <text:p text:style-name="P47">$8-<text:span text:style-name="T34">m</text:span><text:span text:style-name="T21">4</text:span><text:span text:style-name="T34">3</text:span></text:p>
              <text:p text:style-name="P47">$8-<text:span text:style-name="T34">m</text:span><text:span text:style-name="T21">4</text:span><text:span text:style-name="T34">4</text:span></text:p>
            </text:section>
          </table:table-cell>
          <table:table-cell table:style-name="t8.B3" office:value-type="string">
            <text:p text:style-name="P16">$8-av<text:span text:style-name="T34">4</text:span></text:p>
          </table:table-cell>
          <table:table-cell table:style-name="t8.B3" office:value-type="string">
            <text:p text:style-name="P16">$8-o<text:span text:style-name="T34">4</text:span></text:p>
          </table:table-cell>
          <table:table-cell table:style-name="t8.B3" office:value-type="string">
            <text:p text:style-name="P9"><text:span text:style-name="T65">±</text:span><text:span text:style-name="T59">19</text:span></text:p>
          </table:table-cell>
          <table:table-cell table:style-name="t8.B3" office:value-type="string">
            <text:p text:style-name="P16">$8-q<text:span text:style-name="T34">4</text:span></text:p>
          </table:table-cell>
          <table:table-cell table:style-name="t8.I3" office:value-type="string">
            <text:p text:style-name="P35">±15</text:p>
          </table:table-cell>
        </table:table-row>
        <table:table-row>
          <table:table-cell table:style-name="t8.A3" office:value-type="string">
            <text:p text:style-name="P15">4.0 Sv/h</text:p>
          </table:table-cell>
          <table:table-cell table:style-name="t8.B3" office:value-type="string">
            <text:p text:style-name="P16">$8-n<text:span text:style-name="T34">5</text:span></text:p>
          </table:table-cell>
          <table:table-cell table:style-name="t8.B3" office:value-type="string">
            <text:p text:style-name="P16">$8-d<text:span text:style-name="T34">5</text:span></text:p>
          </table:table-cell>
          <table:table-cell table:style-name="t8.D3" office:value-type="string">
            <text:section text:style-name="Sect1" text:name="Раздел75">
              <text:p text:style-name="P3">$8-<text:span text:style-name="T34">m</text:span><text:span text:style-name="T21">5</text:span><text:span text:style-name="T34">0</text:span></text:p>
              <text:p text:style-name="P47">$8-<text:span text:style-name="T34">m</text:span><text:span text:style-name="T21">5</text:span><text:span text:style-name="T34">1</text:span></text:p>
              <text:p text:style-name="P47">$8-<text:span text:style-name="T34">m</text:span><text:span text:style-name="T21">5</text:span><text:span text:style-name="T34">2</text:span></text:p>
              <text:p text:style-name="P47">$8-<text:span text:style-name="T34">m</text:span><text:span text:style-name="T21">5</text:span><text:span text:style-name="T34">3</text:span></text:p>
              <text:p text:style-name="P47">$8-<text:span text:style-name="T34">m</text:span><text:span text:style-name="T21">5</text:span><text:span text:style-name="T34">4</text:span></text:p>
            </text:section>
          </table:table-cell>
          <table:table-cell table:style-name="t8.B3" office:value-type="string">
            <text:p text:style-name="P16">$8-av<text:span text:style-name="T34">5</text:span></text:p>
          </table:table-cell>
          <table:table-cell table:style-name="t8.B3" office:value-type="string">
            <text:p text:style-name="P16">$8-o<text:span text:style-name="T34">5</text:span></text:p>
          </table:table-cell>
          <table:table-cell table:style-name="t8.B3" office:value-type="string">
            <text:p text:style-name="P9"><text:span text:style-name="T65">±</text:span><text:span text:style-name="T59">19</text:span></text:p>
          </table:table-cell>
          <table:table-cell table:style-name="t8.B3" office:value-type="string">
            <text:p text:style-name="P16">$8-q<text:span text:style-name="T34">5</text:span></text:p>
          </table:table-cell>
          <table:table-cell table:style-name="t8.I3" office:value-type="string">
            <text:p text:style-name="P35">±15</text:p>
          </table:table-cell>
        </table:table-row>
        <table:table-row>
          <table:table-cell table:style-name="t8.A10" office:value-type="string">
            <text:p text:style-name="P15"><text:span text:style-name="T34">8</text:span>.0 Sv/h</text:p>
          </table:table-cell>
          <table:table-cell table:style-name="t8.B10" office:value-type="string">
            <text:p text:style-name="P16">$8-n<text:span text:style-name="T34">6</text:span></text:p>
          </table:table-cell>
          <table:table-cell table:style-name="t8.B10" office:value-type="string">
            <text:p text:style-name="P16">$8-d<text:span text:style-name="T34">6</text:span></text:p>
          </table:table-cell>
          <table:table-cell table:style-name="t8.D10" office:value-type="string">
            <text:section text:style-name="Sect1" text:name="Раздел76">
              <text:p text:style-name="P3">$8-<text:span text:style-name="T34">m60</text:span></text:p>
              <text:p text:style-name="P47">$8-<text:span text:style-name="T34">m61</text:span></text:p>
              <text:p text:style-name="P47">$8-<text:span text:style-name="T34">m</text:span><text:span text:style-name="T21">6</text:span><text:span text:style-name="T34">2</text:span></text:p>
              <text:p text:style-name="P47">$8-<text:span text:style-name="T34">m</text:span><text:span text:style-name="T21">6</text:span><text:span text:style-name="T34">3</text:span></text:p>
              <text:p text:style-name="P47">$8-<text:span text:style-name="T34">m</text:span><text:span text:style-name="T21">6</text:span><text:span text:style-name="T34">4</text:span></text:p>
            </text:section>
          </table:table-cell>
          <table:table-cell table:style-name="t8.B10" office:value-type="string">
            <text:p text:style-name="P16">$8-av<text:span text:style-name="T34">6</text:span></text:p>
          </table:table-cell>
          <table:table-cell table:style-name="t8.B10" office:value-type="string">
            <text:p text:style-name="P16">$8-o<text:span text:style-name="T34">6</text:span></text:p>
          </table:table-cell>
          <table:table-cell table:style-name="t8.B10" office:value-type="string">
            <text:p text:style-name="P9"><text:span text:style-name="T65">±</text:span><text:span text:style-name="T59">19</text:span></text:p>
          </table:table-cell>
          <table:table-cell table:style-name="t8.B10" office:value-type="string">
            <text:p text:style-name="P16">$8-q<text:span text:style-name="T34">6</text:span></text:p>
          </table:table-cell>
          <table:table-cell table:style-name="t8.I10" office:value-type="string">
            <text:p text:style-name="P35">±15</text:p>
          </table:table-cell>
        </table:table-row>
      </table:table>
      <table:table table:name="s8" table:style-name="s8">
        <table:table-column table:style-name="s8.A" table:number-columns-repeated="9"/>
        <table:table-column table:style-name="s8.J"/>
        <table:table-row>
          <table:table-cell table:style-name="s8.A1" table:number-columns-spanned="10" office:value-type="string">
            <text:p text:style-name="P52"><text:span text:style-name="T21">AT2503B/2 (</text:span><text:span text:style-name="T73">γ</text:span><text:span text:style-name="T21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8.A2" table:number-rows-spanned="2" office:value-type="string">
            <text:p text:style-name="P43"><text:span text:style-name="T30">Actual dose value</text:span>,</text:p>
            <text:p text:style-name="P43"><text:span text:style-name="T23">H</text:span><text:span text:style-name="T40">p</text:span><text:span text:style-name="T39">0</text:span><text:span text:style-name="T21">(10)</text:span></text:p>
          </table:table-cell>
          <table:table-cell table:style-name="s8.B2" table:number-rows-spanned="2" office:value-type="string">
            <text:p text:style-name="P4">Dose rate,</text:p>
            <text:p text:style-name="P45"><text:span text:style-name="T35">Ḣ</text:span><text:span text:style-name="T45">oi</text:span><text:span text:style-name="T57">(10) /</text:span></text:p>
            <text:p text:style-name="P57">t, s</text:p>
          </table:table-cell>
          <table:table-cell table:style-name="s8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8.B2" table:number-columns-spanned="3" office:value-type="string">
            <text:p text:style-name="P44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3">Response variation</text:p>
            <text:p text:style-name="P60"><text:span text:style-name="T54">R</text:span><text:span text:style-name="T43">w</text:span><text:span text:style-name="T40">i</text:span><text:span text:style-name="T34">,</text:span> %</text:p>
          </table:table-cell>
          <table:table-cell table:style-name="s8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8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8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43"><text:span text:style-name="T23">H</text:span><text:span text:style-name="T40">pi</text:span><text:span text:style-name="T21">(10)</text:span></text:p>
          </table:table-cell>
          <table:table-cell table:style-name="s8.D3" office:value-type="string">
            <text:p text:style-name="P43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8.D3" office:value-type="string">
            <text:p text:style-name="P43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5">4.0 <text:span text:style-name="T34">µSv</text:span></text:p>
          </table:table-cell>
          <table:table-cell table:style-name="s8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8.B4" office:value-type="string">
            <text:p text:style-name="P8"><text:s text:c="2"/>$8-<text:span text:style-name="T21">dn</text:span>_<text:span text:style-name="T34">1 <text:s/></text:span></text:p>
            <text:p text:style-name="P19"><text:span text:style-name="T34">$8-</text:span><text:span text:style-name="T21">dd_1</text:span></text:p>
          </table:table-cell>
          <table:table-cell table:style-name="s8.B4" office:value-type="string">
            <text:p text:style-name="P16">$8-d_dev_<text:span text:style-name="T34">1</text:span></text:p>
          </table:table-cell>
          <table:table-cell table:style-name="s8.B4" office:value-type="string">
            <text:p text:style-name="P16">$8-dose_<text:span text:style-name="T34">1</text:span></text:p>
          </table:table-cell>
          <table:table-cell table:style-name="s8.B4" office:value-type="string">
            <text:p text:style-name="P16">$8-d_res_<text:span text:style-name="T34">1</text:span></text:p>
          </table:table-cell>
          <table:table-cell table:style-name="s8.B4" office:value-type="string">
            <text:p text:style-name="P16">$8-o_pog_<text:span text:style-name="T34">1</text:span></text:p>
          </table:table-cell>
          <table:table-cell table:style-name="s8.B4" office:value-type="string">
            <text:p text:style-name="P26">±20</text:p>
          </table:table-cell>
          <table:table-cell table:style-name="s8.B4" office:value-type="string">
            <text:p text:style-name="P16">$8-d_gran_<text:span text:style-name="T34">1</text:span></text:p>
          </table:table-cell>
          <table:table-cell table:style-name="s8.J4" office:value-type="string">
            <text:p text:style-name="P9"><text:span text:style-name="T65">±</text:span>15.2</text:p>
          </table:table-cell>
        </table:table-row>
        <table:table-row>
          <table:table-cell table:style-name="s8.A5" office:value-type="string">
            <text:p text:style-name="P15">4.0 mSv</text:p>
          </table:table-cell>
          <table:table-cell table:style-name="s8.B5" office:value-type="string">
            <text:p text:style-name="P8"><text:s text:c="2"/><text:span text:style-name="T34">8</text:span><text:span text:style-name="T21">0 m</text:span><text:span text:style-name="T34">Sv/h</text:span> <text:s/></text:p>
            <text:p text:style-name="P9">180s</text:p>
          </table:table-cell>
          <table:table-cell table:style-name="s8.B5" office:value-type="string">
            <text:p text:style-name="P8"><text:s text:c="2"/>$8-<text:span text:style-name="T21">dn</text:span>_<text:span text:style-name="T34">2 <text:s/></text:span></text:p>
            <text:p text:style-name="P19"><text:span text:style-name="T34">$8-</text:span><text:span text:style-name="T21">dd_</text:span><text:span text:style-name="T34">2</text:span></text:p>
          </table:table-cell>
          <table:table-cell table:style-name="s8.B5" office:value-type="string">
            <text:p text:style-name="P16">$8-d_dev_<text:span text:style-name="T34">2</text:span></text:p>
          </table:table-cell>
          <table:table-cell table:style-name="s8.B5" office:value-type="string">
            <text:p text:style-name="P16">$8-dose_<text:span text:style-name="T34">2</text:span></text:p>
          </table:table-cell>
          <table:table-cell table:style-name="s8.B5" office:value-type="string">
            <text:p text:style-name="P16">$8-d_res_<text:span text:style-name="T34">2</text:span></text:p>
          </table:table-cell>
          <table:table-cell table:style-name="s8.B5" office:value-type="string">
            <text:p text:style-name="P16">$8-o_pog_<text:span text:style-name="T34">2</text:span></text:p>
          </table:table-cell>
          <table:table-cell table:style-name="s8.B5" office:value-type="string">
            <text:p text:style-name="P26">±19</text:p>
          </table:table-cell>
          <table:table-cell table:style-name="s8.B5" office:value-type="string">
            <text:p text:style-name="P16">$8-d_gran_<text:span text:style-name="T34">2</text:span></text:p>
          </table:table-cell>
          <table:table-cell table:style-name="s8.J5" office:value-type="string">
            <text:p text:style-name="P9"><text:span text:style-name="T66">±</text:span>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52"><text:span text:style-name="T2">AT2503B/2 </text:span><text:span text:style-name="T21">(</text:span><text:span text:style-name="T73">γ</text:span><text:span text:style-name="T21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9.B2" office:value-type="string">
            <text:p text:style-name="P59">Radia-tion source <text:s/>number</text:p>
          </table:table-cell>
          <table:table-cell table:style-name="t9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9.B2" office:value-type="string">
            <text:p text:style-name="P42"><text:span text:style-name="T21">Dose rate measurement at check point</text:span>,</text:p>
            <text:p text:style-name="P42"><text:span text:style-name="T48">Ḣ</text:span><text:span text:style-name="T71">*</text:span><text:span text:style-name="T40">i</text:span><text:span text:style-name="T50">(10)</text:span></text:p>
          </table:table-cell>
          <table:table-cell table:style-name="t9.B2" office:value-type="string">
            <text:p text:style-name="P38"><text:span text:style-name="T21">Average value</text:span>, </text:p>
            <text:p text:style-name="P39"><text:span text:style-name="T23">H</text:span><text:span text:style-name="T40">pi</text:span><text:span text:style-name="T50">(10)</text:span></text:p>
          </table:table-cell>
          <table:table-cell table:style-name="t9.B2" office:value-type="string">
            <text:p text:style-name="P15"><text:span text:style-name="T31">Relative <text:s/>measure-ment</text:span> <text:span text:style-name="T21">error</text:span></text:p>
            <text:p text:style-name="P60"><text:span text:style-name="T35">θ</text:span><text:span text:style-name="T44">пр</text:span><text:span text:style-name="T40">i</text:span><text:span text:style-name="T34">,</text:span> %</text:p>
          </table:table-cell>
          <table:table-cell table:style-name="t9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9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9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44">Background</text:p>
          </table:table-cell>
          <table:table-cell table:style-name="t9.B3" office:value-type="string">
            <text:p text:style-name="P47">—</text:p>
          </table:table-cell>
          <table:table-cell table:style-name="t9.B3" office:value-type="string">
            <text:p text:style-name="P16">$9-d0</text:p>
          </table:table-cell>
          <table:table-cell table:style-name="t9.D3" office:value-type="string">
            <text:section text:style-name="Sect1" text:name="Раздел41">
              <text:p text:style-name="P47">$9-bg0</text:p>
              <text:p text:style-name="P47">$9-bg1</text:p>
              <text:p text:style-name="P47">$9-bg2</text:p>
              <text:p text:style-name="P47">$9-bg3</text:p>
              <text:p text:style-name="P47">$9-bg4</text:p>
              <text:p text:style-name="P47">$9-bg5</text:p>
              <text:p text:style-name="P47">$9-bg6</text:p>
              <text:p text:style-name="P47">$9-bg7</text:p>
              <text:p text:style-name="P43"/>
            </text:section>
          </table:table-cell>
          <table:table-cell table:style-name="t9.B3" office:value-type="string">
            <text:p text:style-name="P16">$9-av-bg</text:p>
          </table:table-cell>
          <table:table-cell table:style-name="t9.B3" office:value-type="string">
            <text:p text:style-name="P16">—</text:p>
          </table:table-cell>
          <table:table-cell table:style-name="t9.B3" office:value-type="string">
            <text:p text:style-name="P16">—</text:p>
          </table:table-cell>
          <table:table-cell table:style-name="t9.B3" office:value-type="string">
            <text:p text:style-name="P16">—</text:p>
          </table:table-cell>
          <table:table-cell table:style-name="t9.I3" office:value-type="string">
            <text:p text:style-name="P11">—</text:p>
          </table:table-cell>
        </table:table-row>
        <table:table-row>
          <table:table-cell table:style-name="t9.A3" office:value-type="string">
            <text:p text:style-name="P15">0.80 µSv/h</text:p>
          </table:table-cell>
          <table:table-cell table:style-name="t9.B3" office:value-type="string">
            <text:p text:style-name="P16">$9-n0</text:p>
          </table:table-cell>
          <table:table-cell table:style-name="t9.B3" office:value-type="string">
            <text:p text:style-name="P16">$9-d0</text:p>
          </table:table-cell>
          <table:table-cell table:style-name="t9.D3" office:value-type="string">
            <text:section text:style-name="Sect1" text:name="Раздел42">
              <text:p text:style-name="P47">$9-m00</text:p>
              <text:p text:style-name="P47">$9-m01</text:p>
              <text:p text:style-name="P47">$9-m02</text:p>
              <text:p text:style-name="P47">$9-m03</text:p>
              <text:p text:style-name="P47">$9-m04</text:p>
              <text:p text:style-name="P47">$9-m05</text:p>
              <text:p text:style-name="P47">$9-m06</text:p>
              <text:p text:style-name="P47">$9-m07</text:p>
              <text:p text:style-name="P47"/>
            </text:section>
          </table:table-cell>
          <table:table-cell table:style-name="t9.B3" office:value-type="string">
            <text:p text:style-name="P16">$9-av0</text:p>
          </table:table-cell>
          <table:table-cell table:style-name="t9.B3" office:value-type="string">
            <text:p text:style-name="P16">$9-o0</text:p>
          </table:table-cell>
          <table:table-cell table:style-name="t9.B3" office:value-type="string">
            <text:p text:style-name="P9"><text:span text:style-name="T65">±</text:span><text:span text:style-name="T59">20</text:span></text:p>
          </table:table-cell>
          <table:table-cell table:style-name="t9.B3" office:value-type="string">
            <text:p text:style-name="P16">$9-q0</text:p>
          </table:table-cell>
          <table:table-cell table:style-name="t9.I3" office:value-type="string">
            <text:p text:style-name="P35">±20</text:p>
          </table:table-cell>
        </table:table-row>
        <table:table-row>
          <table:table-cell table:style-name="t9.A3" office:value-type="string">
            <text:p text:style-name="P15">4.0 mSv/h</text:p>
          </table:table-cell>
          <table:table-cell table:style-name="t9.B3" office:value-type="string">
            <text:p text:style-name="P16">$9-n1</text:p>
          </table:table-cell>
          <table:table-cell table:style-name="t9.B3" office:value-type="string">
            <text:p text:style-name="P16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47">$9-m11</text:p>
              <text:p text:style-name="P47">$9-m12</text:p>
              <text:p text:style-name="P47">$9-m13</text:p>
              <text:p text:style-name="P47">$9-m14</text:p>
            </text:section>
          </table:table-cell>
          <table:table-cell table:style-name="t9.B3" office:value-type="string">
            <text:p text:style-name="P16">$9-av1</text:p>
          </table:table-cell>
          <table:table-cell table:style-name="t9.B3" office:value-type="string">
            <text:p text:style-name="P16">$9-o1</text:p>
          </table:table-cell>
          <table:table-cell table:style-name="t9.B3" office:value-type="string">
            <text:p text:style-name="P9"><text:span text:style-name="T65">±</text:span><text:span text:style-name="T59">19</text:span></text:p>
          </table:table-cell>
          <table:table-cell table:style-name="t9.B3" office:value-type="string">
            <text:p text:style-name="P16">$9-q1</text:p>
          </table:table-cell>
          <table:table-cell table:style-name="t9.I3" office:value-type="string">
            <text:p text:style-name="P35">±15</text:p>
          </table:table-cell>
        </table:table-row>
        <table:table-row>
          <table:table-cell table:style-name="t9.A3" office:value-type="string">
            <text:p text:style-name="P15">80<text:span text:style-name="T34">.</text:span>0 mSv/h</text:p>
          </table:table-cell>
          <table:table-cell table:style-name="t9.B3" office:value-type="string">
            <text:p text:style-name="P16">$9-n2</text:p>
          </table:table-cell>
          <table:table-cell table:style-name="t9.B3" office:value-type="string">
            <text:p text:style-name="P16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47">$9-m21</text:p>
              <text:p text:style-name="P47">$9-m22</text:p>
              <text:p text:style-name="P47">$9-m23</text:p>
              <text:p text:style-name="P47">$9-m24</text:p>
            </text:section>
          </table:table-cell>
          <table:table-cell table:style-name="t9.B3" office:value-type="string">
            <text:p text:style-name="P16">$9-av2</text:p>
          </table:table-cell>
          <table:table-cell table:style-name="t9.B3" office:value-type="string">
            <text:p text:style-name="P16">$9-o2</text:p>
          </table:table-cell>
          <table:table-cell table:style-name="t9.B3" office:value-type="string">
            <text:p text:style-name="P9"><text:span text:style-name="T65">±</text:span><text:span text:style-name="T59">19</text:span></text:p>
          </table:table-cell>
          <table:table-cell table:style-name="t9.B3" office:value-type="string">
            <text:p text:style-name="P16">$9-q2</text:p>
          </table:table-cell>
          <table:table-cell table:style-name="t9.I3" office:value-type="string">
            <text:p text:style-name="P35">±15</text:p>
          </table:table-cell>
        </table:table-row>
        <table:table-row>
          <table:table-cell table:style-name="t9.A3" office:value-type="string">
            <text:p text:style-name="P18"><text:span text:style-name="T21">4</text:span>00 mSv/h</text:p>
          </table:table-cell>
          <table:table-cell table:style-name="t9.B3" office:value-type="string">
            <text:p text:style-name="P16">$9-n3</text:p>
          </table:table-cell>
          <table:table-cell table:style-name="t9.B3" office:value-type="string">
            <text:p text:style-name="P16">$9-d3</text:p>
          </table:table-cell>
          <table:table-cell table:style-name="t9.D3" office:value-type="string">
            <text:section text:style-name="Sect1" text:name="Раздел93">
              <text:p text:style-name="P3">$9-m30</text:p>
              <text:p text:style-name="P47">$9-m31</text:p>
              <text:p text:style-name="P47">$9-m32</text:p>
              <text:p text:style-name="P47">$9-m33</text:p>
              <text:p text:style-name="P47">$9-m34</text:p>
            </text:section>
          </table:table-cell>
          <table:table-cell table:style-name="t9.B3" office:value-type="string">
            <text:p text:style-name="P16">$9-av3</text:p>
          </table:table-cell>
          <table:table-cell table:style-name="t9.B3" office:value-type="string">
            <text:p text:style-name="P16">$9-o3</text:p>
          </table:table-cell>
          <table:table-cell table:style-name="t9.B3" office:value-type="string">
            <text:p text:style-name="P9"><text:span text:style-name="T65">±</text:span><text:span text:style-name="T59">19</text:span></text:p>
          </table:table-cell>
          <table:table-cell table:style-name="t9.B3" office:value-type="string">
            <text:p text:style-name="P16">$9-q3</text:p>
          </table:table-cell>
          <table:table-cell table:style-name="t9.I3" office:value-type="string">
            <text:p text:style-name="P35">±15</text:p>
          </table:table-cell>
        </table:table-row>
        <table:table-row>
          <table:table-cell table:style-name="t9.A3" office:value-type="string">
            <text:p text:style-name="P18">800 mSv/h</text:p>
          </table:table-cell>
          <table:table-cell table:style-name="t9.B3" office:value-type="string">
            <text:p text:style-name="P16">$9-n<text:span text:style-name="T34">3</text:span></text:p>
          </table:table-cell>
          <table:table-cell table:style-name="t9.B3" office:value-type="string">
            <text:p text:style-name="P16">$9-d<text:span text:style-name="T34">3</text:span></text:p>
          </table:table-cell>
          <table:table-cell table:style-name="t9.D3" office:value-type="string">
            <text:section text:style-name="Sect1" text:name="Раздел45">
              <text:p text:style-name="P3">$9-<text:span text:style-name="T34">m30</text:span></text:p>
              <text:p text:style-name="P47">$9-<text:span text:style-name="T34">m31</text:span></text:p>
              <text:p text:style-name="P47">$9-<text:span text:style-name="T34">m32</text:span></text:p>
              <text:p text:style-name="P47">$9-<text:span text:style-name="T34">m33</text:span></text:p>
              <text:p text:style-name="P47">$9-<text:span text:style-name="T34">m34</text:span></text:p>
            </text:section>
          </table:table-cell>
          <table:table-cell table:style-name="t9.B3" office:value-type="string">
            <text:p text:style-name="P16">$9-av<text:span text:style-name="T34">3</text:span></text:p>
          </table:table-cell>
          <table:table-cell table:style-name="t9.B3" office:value-type="string">
            <text:p text:style-name="P16">$9-o<text:span text:style-name="T34">3</text:span></text:p>
          </table:table-cell>
          <table:table-cell table:style-name="t9.B3" office:value-type="string">
            <text:p text:style-name="P9"><text:span text:style-name="T65">±</text:span><text:span text:style-name="T59">19</text:span></text:p>
          </table:table-cell>
          <table:table-cell table:style-name="t9.B3" office:value-type="string">
            <text:p text:style-name="P16">$9-q<text:span text:style-name="T34">3</text:span></text:p>
          </table:table-cell>
          <table:table-cell table:style-name="t9.I3" office:value-type="string">
            <text:p text:style-name="P35">±15</text:p>
          </table:table-cell>
        </table:table-row>
        <table:table-row>
          <table:table-cell table:style-name="t9.A3" office:value-type="string">
            <text:p text:style-name="P15">4.0 Sv/h</text:p>
          </table:table-cell>
          <table:table-cell table:style-name="t9.B3" office:value-type="string">
            <text:p text:style-name="P16">$9-n<text:span text:style-name="T34">5</text:span></text:p>
          </table:table-cell>
          <table:table-cell table:style-name="t9.B3" office:value-type="string">
            <text:p text:style-name="P16">$9-d<text:span text:style-name="T34">5</text:span></text:p>
          </table:table-cell>
          <table:table-cell table:style-name="t9.D3" office:value-type="string">
            <text:section text:style-name="Sect1" text:name="Раздел77">
              <text:p text:style-name="P3">$9-<text:span text:style-name="T34">m</text:span><text:span text:style-name="T21">5</text:span><text:span text:style-name="T34">0</text:span></text:p>
              <text:p text:style-name="P47">$9-<text:span text:style-name="T34">m</text:span><text:span text:style-name="T21">5</text:span><text:span text:style-name="T34">1</text:span></text:p>
              <text:p text:style-name="P47">$9-<text:span text:style-name="T34">m</text:span><text:span text:style-name="T21">5</text:span><text:span text:style-name="T34">2</text:span></text:p>
              <text:p text:style-name="P47">$9-<text:span text:style-name="T34">m</text:span><text:span text:style-name="T21">5</text:span><text:span text:style-name="T34">3</text:span></text:p>
              <text:p text:style-name="P47">$9-<text:span text:style-name="T34">m</text:span><text:span text:style-name="T21">5</text:span><text:span text:style-name="T34">4</text:span></text:p>
            </text:section>
          </table:table-cell>
          <table:table-cell table:style-name="t9.B3" office:value-type="string">
            <text:p text:style-name="P16">$9-av<text:span text:style-name="T34">5</text:span></text:p>
          </table:table-cell>
          <table:table-cell table:style-name="t9.B3" office:value-type="string">
            <text:p text:style-name="P16">$9-o<text:span text:style-name="T34">5</text:span></text:p>
          </table:table-cell>
          <table:table-cell table:style-name="t9.B3" office:value-type="string">
            <text:p text:style-name="P9"><text:span text:style-name="T65">±</text:span><text:span text:style-name="T59">19</text:span></text:p>
          </table:table-cell>
          <table:table-cell table:style-name="t9.B3" office:value-type="string">
            <text:p text:style-name="P16">$9-q<text:span text:style-name="T34">5</text:span></text:p>
          </table:table-cell>
          <table:table-cell table:style-name="t9.I3" office:value-type="string">
            <text:p text:style-name="P35">±15</text:p>
          </table:table-cell>
        </table:table-row>
        <table:table-row>
          <table:table-cell table:style-name="t9.A10" office:value-type="string">
            <text:p text:style-name="P15"><text:span text:style-name="T34">8</text:span>.0 Sv/h</text:p>
          </table:table-cell>
          <table:table-cell table:style-name="t9.B10" office:value-type="string">
            <text:p text:style-name="P16">$9-n<text:span text:style-name="T34">6</text:span></text:p>
          </table:table-cell>
          <table:table-cell table:style-name="t9.B10" office:value-type="string">
            <text:p text:style-name="P16">$9-d<text:span text:style-name="T34">6</text:span></text:p>
          </table:table-cell>
          <table:table-cell table:style-name="t9.D10" office:value-type="string">
            <text:section text:style-name="Sect1" text:name="Раздел78">
              <text:p text:style-name="P3">$9-<text:span text:style-name="T34">m60</text:span></text:p>
              <text:p text:style-name="P47">$9-<text:span text:style-name="T34">m61</text:span></text:p>
              <text:p text:style-name="P47">$9-<text:span text:style-name="T34">m</text:span><text:span text:style-name="T21">6</text:span><text:span text:style-name="T34">2</text:span></text:p>
              <text:p text:style-name="P47">$9-<text:span text:style-name="T34">m</text:span><text:span text:style-name="T21">6</text:span><text:span text:style-name="T34">3</text:span></text:p>
              <text:p text:style-name="P47">$9-<text:span text:style-name="T34">m</text:span><text:span text:style-name="T21">6</text:span><text:span text:style-name="T34">4</text:span></text:p>
            </text:section>
          </table:table-cell>
          <table:table-cell table:style-name="t9.B10" office:value-type="string">
            <text:p text:style-name="P16">$9-av<text:span text:style-name="T34">6</text:span></text:p>
          </table:table-cell>
          <table:table-cell table:style-name="t9.B10" office:value-type="string">
            <text:p text:style-name="P16">$9-o<text:span text:style-name="T34">6</text:span></text:p>
          </table:table-cell>
          <table:table-cell table:style-name="t9.B10" office:value-type="string">
            <text:p text:style-name="P9"><text:span text:style-name="T65">±</text:span><text:span text:style-name="T59">19</text:span></text:p>
          </table:table-cell>
          <table:table-cell table:style-name="t9.B10" office:value-type="string">
            <text:p text:style-name="P16">$9-q<text:span text:style-name="T34">6</text:span></text:p>
          </table:table-cell>
          <table:table-cell table:style-name="t9.I10" office:value-type="string">
            <text:p text:style-name="P35">±15</text:p>
          </table:table-cell>
        </table:table-row>
      </table:table>
      <table:table table:name="s9" table:style-name="s9">
        <table:table-column table:style-name="s9.A" table:number-columns-repeated="9"/>
        <table:table-column table:style-name="s9.J"/>
        <table:table-row>
          <table:table-cell table:style-name="s9.A1" table:number-columns-spanned="10" office:value-type="string">
            <text:p text:style-name="P52"><text:span text:style-name="T21">AT2503B/2 (</text:span><text:span text:style-name="T73">γ</text:span><text:span text:style-name="T21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43"><text:span text:style-name="T30">Actual dose value</text:span>,</text:p>
            <text:p text:style-name="P43"><text:span text:style-name="T23">H</text:span><text:span text:style-name="T40">p</text:span><text:span text:style-name="T39">0</text:span><text:span text:style-name="T21">(10)</text:span></text:p>
          </table:table-cell>
          <table:table-cell table:style-name="s9.B2" table:number-rows-spanned="2" office:value-type="string">
            <text:p text:style-name="P4">Dose rate,</text:p>
            <text:p text:style-name="P45"><text:span text:style-name="T35">Ḣ</text:span><text:span text:style-name="T45">oi</text:span><text:span text:style-name="T57">(10) /</text:span></text:p>
            <text:p text:style-name="P57">t, s</text:p>
          </table:table-cell>
          <table:table-cell table:style-name="s9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9.B2" table:number-columns-spanned="3" office:value-type="string">
            <text:p text:style-name="P44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3">Response variation</text:p>
            <text:p text:style-name="P60"><text:span text:style-name="T54">R</text:span><text:span text:style-name="T43">w</text:span><text:span text:style-name="T40">i</text:span><text:span text:style-name="T34">,</text:span> %</text:p>
          </table:table-cell>
          <table:table-cell table:style-name="s9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9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9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43"><text:span text:style-name="T23">H</text:span><text:span text:style-name="T40">pi</text:span><text:span text:style-name="T21">(10)</text:span></text:p>
          </table:table-cell>
          <table:table-cell table:style-name="s9.D3" office:value-type="string">
            <text:p text:style-name="P43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9.D3" office:value-type="string">
            <text:p text:style-name="P43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5">4.0 <text:span text:style-name="T34">µSv</text:span></text:p>
          </table:table-cell>
          <table:table-cell table:style-name="s9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9.B4" office:value-type="string">
            <text:p text:style-name="P8"><text:s text:c="2"/>$9-<text:span text:style-name="T21">dn</text:span>_<text:span text:style-name="T34">1 <text:s/></text:span></text:p>
            <text:p text:style-name="P19"><text:span text:style-name="T34">$9-</text:span><text:span text:style-name="T21">dd_1</text:span></text:p>
          </table:table-cell>
          <table:table-cell table:style-name="s9.B4" office:value-type="string">
            <text:p text:style-name="P16">$9-d_dev_<text:span text:style-name="T34">1</text:span></text:p>
          </table:table-cell>
          <table:table-cell table:style-name="s9.B4" office:value-type="string">
            <text:p text:style-name="P16">$9-dose_<text:span text:style-name="T34">1</text:span></text:p>
          </table:table-cell>
          <table:table-cell table:style-name="s9.B4" office:value-type="string">
            <text:p text:style-name="P16">$9-d_res_<text:span text:style-name="T34">1</text:span></text:p>
          </table:table-cell>
          <table:table-cell table:style-name="s9.B4" office:value-type="string">
            <text:p text:style-name="P16">$9-o_pog_<text:span text:style-name="T34">1</text:span></text:p>
          </table:table-cell>
          <table:table-cell table:style-name="s9.B4" office:value-type="string">
            <text:p text:style-name="P26">±20</text:p>
          </table:table-cell>
          <table:table-cell table:style-name="s9.B4" office:value-type="string">
            <text:p text:style-name="P16">$9-d_gran_<text:span text:style-name="T34">1</text:span></text:p>
          </table:table-cell>
          <table:table-cell table:style-name="s9.J4" office:value-type="string">
            <text:p text:style-name="P9"><text:span text:style-name="T65">±</text:span>15.2</text:p>
          </table:table-cell>
        </table:table-row>
        <table:table-row>
          <table:table-cell table:style-name="s9.A5" office:value-type="string">
            <text:p text:style-name="P15">4.0 mSv</text:p>
          </table:table-cell>
          <table:table-cell table:style-name="s9.B5" office:value-type="string">
            <text:p text:style-name="P8"><text:s text:c="2"/><text:span text:style-name="T34">8</text:span><text:span text:style-name="T21">0 m</text:span><text:span text:style-name="T34">Sv/h</text:span> <text:s/></text:p>
            <text:p text:style-name="P9">180s</text:p>
          </table:table-cell>
          <table:table-cell table:style-name="s9.B5" office:value-type="string">
            <text:p text:style-name="P8"><text:s text:c="2"/>$9-<text:span text:style-name="T21">dn</text:span>_<text:span text:style-name="T34">2 <text:s/></text:span></text:p>
            <text:p text:style-name="P19"><text:span text:style-name="T34">$9-</text:span><text:span text:style-name="T21">dd_</text:span><text:span text:style-name="T34">2</text:span></text:p>
          </table:table-cell>
          <table:table-cell table:style-name="s9.B5" office:value-type="string">
            <text:p text:style-name="P16">$9-d_dev_<text:span text:style-name="T34">2</text:span></text:p>
          </table:table-cell>
          <table:table-cell table:style-name="s9.B5" office:value-type="string">
            <text:p text:style-name="P16">$9-dose_<text:span text:style-name="T34">2</text:span></text:p>
          </table:table-cell>
          <table:table-cell table:style-name="s9.B5" office:value-type="string">
            <text:p text:style-name="P16">$9-d_res_<text:span text:style-name="T34">2</text:span></text:p>
          </table:table-cell>
          <table:table-cell table:style-name="s9.B5" office:value-type="string">
            <text:p text:style-name="P16">$9-o_pog_<text:span text:style-name="T34">2</text:span></text:p>
          </table:table-cell>
          <table:table-cell table:style-name="s9.B5" office:value-type="string">
            <text:p text:style-name="P26">±19</text:p>
          </table:table-cell>
          <table:table-cell table:style-name="s9.B5" office:value-type="string">
            <text:p text:style-name="P16">$9-d_gran_<text:span text:style-name="T34">2</text:span></text:p>
          </table:table-cell>
          <table:table-cell table:style-name="s9.J5" office:value-type="string">
            <text:p text:style-name="P9"><text:span text:style-name="T66">±</text:span>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52"><text:span text:style-name="T2">AT2503B/2 </text:span><text:span text:style-name="T21">(</text:span><text:span text:style-name="T73">γ</text:span><text:span text:style-name="T21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10.B2" office:value-type="string">
            <text:p text:style-name="P59">Radia-tion source <text:s/>number</text:p>
          </table:table-cell>
          <table:table-cell table:style-name="t10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10.B2" office:value-type="string">
            <text:p text:style-name="P42"><text:span text:style-name="T21">Dose rate measurement at check point</text:span>,</text:p>
            <text:p text:style-name="P42"><text:span text:style-name="T48">Ḣ</text:span><text:span text:style-name="T71">*</text:span><text:span text:style-name="T40">i</text:span><text:span text:style-name="T50">(10)</text:span></text:p>
          </table:table-cell>
          <table:table-cell table:style-name="t10.B2" office:value-type="string">
            <text:p text:style-name="P38"><text:span text:style-name="T21">Average value</text:span>, </text:p>
            <text:p text:style-name="P39"><text:span text:style-name="T23">H</text:span><text:span text:style-name="T40">pi</text:span><text:span text:style-name="T50">(10)</text:span></text:p>
          </table:table-cell>
          <table:table-cell table:style-name="t10.B2" office:value-type="string">
            <text:p text:style-name="P15"><text:span text:style-name="T31">Relative <text:s/>measure-ment</text:span> <text:span text:style-name="T21">error</text:span></text:p>
            <text:p text:style-name="P60"><text:span text:style-name="T35">θ</text:span><text:span text:style-name="T44">пр</text:span><text:span text:style-name="T40">i</text:span><text:span text:style-name="T34">,</text:span> %</text:p>
          </table:table-cell>
          <table:table-cell table:style-name="t10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10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10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44">Background</text:p>
          </table:table-cell>
          <table:table-cell table:style-name="t10.B3" office:value-type="string">
            <text:p text:style-name="P47">—</text:p>
          </table:table-cell>
          <table:table-cell table:style-name="t10.B3" office:value-type="string">
            <text:p text:style-name="P16">$10-d0</text:p>
          </table:table-cell>
          <table:table-cell table:style-name="t10.D3" office:value-type="string">
            <text:section text:style-name="Sect1" text:name="Раздел46">
              <text:p text:style-name="P47">$10-bg0</text:p>
              <text:p text:style-name="P47">$10-bg1</text:p>
              <text:p text:style-name="P47">$10-bg2</text:p>
              <text:p text:style-name="P47">$10-bg3</text:p>
              <text:p text:style-name="P47">$10-bg4</text:p>
              <text:p text:style-name="P47">$10-bg5</text:p>
              <text:p text:style-name="P47">$10-bg6</text:p>
              <text:p text:style-name="P47">$10-bg7</text:p>
              <text:p text:style-name="P43"/>
            </text:section>
          </table:table-cell>
          <table:table-cell table:style-name="t10.B3" office:value-type="string">
            <text:p text:style-name="P16">$10-av-bg</text:p>
          </table:table-cell>
          <table:table-cell table:style-name="t10.B3" office:value-type="string">
            <text:p text:style-name="P16">—</text:p>
          </table:table-cell>
          <table:table-cell table:style-name="t10.B3" office:value-type="string">
            <text:p text:style-name="P16">—</text:p>
          </table:table-cell>
          <table:table-cell table:style-name="t10.B3" office:value-type="string">
            <text:p text:style-name="P16">—</text:p>
          </table:table-cell>
          <table:table-cell table:style-name="t10.I3" office:value-type="string">
            <text:p text:style-name="P11">—</text:p>
          </table:table-cell>
        </table:table-row>
        <table:table-row>
          <table:table-cell table:style-name="t10.A3" office:value-type="string">
            <text:p text:style-name="P15">0.80 µSv/h</text:p>
          </table:table-cell>
          <table:table-cell table:style-name="t10.B3" office:value-type="string">
            <text:p text:style-name="P16">$10-n0</text:p>
          </table:table-cell>
          <table:table-cell table:style-name="t10.B3" office:value-type="string">
            <text:p text:style-name="P16">$10-d0</text:p>
          </table:table-cell>
          <table:table-cell table:style-name="t10.D3" office:value-type="string">
            <text:section text:style-name="Sect1" text:name="Раздел47">
              <text:p text:style-name="P47">$10-m00</text:p>
              <text:p text:style-name="P47">$10-m01</text:p>
              <text:p text:style-name="P47">$10-m02</text:p>
              <text:p text:style-name="P47">$10-m03</text:p>
              <text:p text:style-name="P47">$10-m04</text:p>
              <text:p text:style-name="P47">$10-m05</text:p>
              <text:p text:style-name="P47">$10-m06</text:p>
              <text:p text:style-name="P47">$10-m07</text:p>
              <text:p text:style-name="P47"/>
            </text:section>
          </table:table-cell>
          <table:table-cell table:style-name="t10.B3" office:value-type="string">
            <text:p text:style-name="P16">$10-av0</text:p>
          </table:table-cell>
          <table:table-cell table:style-name="t10.B3" office:value-type="string">
            <text:p text:style-name="P16">$10-o0</text:p>
          </table:table-cell>
          <table:table-cell table:style-name="t10.B3" office:value-type="string">
            <text:p text:style-name="P9"><text:span text:style-name="T65">±</text:span><text:span text:style-name="T59">20</text:span></text:p>
          </table:table-cell>
          <table:table-cell table:style-name="t10.B3" office:value-type="string">
            <text:p text:style-name="P16">$10-q0</text:p>
          </table:table-cell>
          <table:table-cell table:style-name="t10.I3" office:value-type="string">
            <text:p text:style-name="P35">±20</text:p>
          </table:table-cell>
        </table:table-row>
        <table:table-row>
          <table:table-cell table:style-name="t10.A3" office:value-type="string">
            <text:p text:style-name="P15">4.0 mSv/h</text:p>
          </table:table-cell>
          <table:table-cell table:style-name="t10.B3" office:value-type="string">
            <text:p text:style-name="P16">$10-n1</text:p>
          </table:table-cell>
          <table:table-cell table:style-name="t10.B3" office:value-type="string">
            <text:p text:style-name="P16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47">$10-m11</text:p>
              <text:p text:style-name="P47">$10-m12</text:p>
              <text:p text:style-name="P47">$10-m13</text:p>
              <text:p text:style-name="P47">$10-m14</text:p>
            </text:section>
          </table:table-cell>
          <table:table-cell table:style-name="t10.B3" office:value-type="string">
            <text:p text:style-name="P16">$10-av1</text:p>
          </table:table-cell>
          <table:table-cell table:style-name="t10.B3" office:value-type="string">
            <text:p text:style-name="P16">$10-o1</text:p>
          </table:table-cell>
          <table:table-cell table:style-name="t10.B3" office:value-type="string">
            <text:p text:style-name="P9"><text:span text:style-name="T65">±</text:span><text:span text:style-name="T59">19</text:span></text:p>
          </table:table-cell>
          <table:table-cell table:style-name="t10.B3" office:value-type="string">
            <text:p text:style-name="P16">$10-q1</text:p>
          </table:table-cell>
          <table:table-cell table:style-name="t10.I3" office:value-type="string">
            <text:p text:style-name="P35">±15</text:p>
          </table:table-cell>
        </table:table-row>
        <table:table-row>
          <table:table-cell table:style-name="t10.A3" office:value-type="string">
            <text:p text:style-name="P15">80<text:span text:style-name="T34">.</text:span>0 mSv/h</text:p>
          </table:table-cell>
          <table:table-cell table:style-name="t10.B3" office:value-type="string">
            <text:p text:style-name="P16">$10-n2</text:p>
          </table:table-cell>
          <table:table-cell table:style-name="t10.B3" office:value-type="string">
            <text:p text:style-name="P16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47">$10-m21</text:p>
              <text:p text:style-name="P47">$10-m22</text:p>
              <text:p text:style-name="P47">$10-m23</text:p>
              <text:p text:style-name="P47">$10-m24</text:p>
            </text:section>
          </table:table-cell>
          <table:table-cell table:style-name="t10.B3" office:value-type="string">
            <text:p text:style-name="P16">$10-av2</text:p>
          </table:table-cell>
          <table:table-cell table:style-name="t10.B3" office:value-type="string">
            <text:p text:style-name="P16">$10-o2</text:p>
          </table:table-cell>
          <table:table-cell table:style-name="t10.B3" office:value-type="string">
            <text:p text:style-name="P9"><text:span text:style-name="T65">±</text:span><text:span text:style-name="T59">19</text:span></text:p>
          </table:table-cell>
          <table:table-cell table:style-name="t10.B3" office:value-type="string">
            <text:p text:style-name="P16">$10-q2</text:p>
          </table:table-cell>
          <table:table-cell table:style-name="t10.I3" office:value-type="string">
            <text:p text:style-name="P35">±15</text:p>
          </table:table-cell>
        </table:table-row>
        <table:table-row>
          <table:table-cell table:style-name="t10.A3" office:value-type="string">
            <text:p text:style-name="P18"><text:span text:style-name="T21">4</text:span>00 mSv/h</text:p>
          </table:table-cell>
          <table:table-cell table:style-name="t10.B3" office:value-type="string">
            <text:p text:style-name="P16">$10-n3</text:p>
          </table:table-cell>
          <table:table-cell table:style-name="t10.B3" office:value-type="string">
            <text:p text:style-name="P16">$10-d3</text:p>
          </table:table-cell>
          <table:table-cell table:style-name="t10.D3" office:value-type="string">
            <text:section text:style-name="Sect1" text:name="Раздел94">
              <text:p text:style-name="P3">$10-m30</text:p>
              <text:p text:style-name="P47">$10-m31</text:p>
              <text:p text:style-name="P47">$10-m32</text:p>
              <text:p text:style-name="P47">$10-m33</text:p>
              <text:p text:style-name="P47">$10-m34</text:p>
            </text:section>
          </table:table-cell>
          <table:table-cell table:style-name="t10.B3" office:value-type="string">
            <text:p text:style-name="P16">$10-av3</text:p>
          </table:table-cell>
          <table:table-cell table:style-name="t10.B3" office:value-type="string">
            <text:p text:style-name="P16">$10-o3</text:p>
          </table:table-cell>
          <table:table-cell table:style-name="t10.B3" office:value-type="string">
            <text:p text:style-name="P9"><text:span text:style-name="T65">±</text:span><text:span text:style-name="T59">19</text:span></text:p>
          </table:table-cell>
          <table:table-cell table:style-name="t10.B3" office:value-type="string">
            <text:p text:style-name="P16">$10-q3</text:p>
          </table:table-cell>
          <table:table-cell table:style-name="t10.I3" office:value-type="string">
            <text:p text:style-name="P35">±15</text:p>
          </table:table-cell>
        </table:table-row>
        <table:table-row>
          <table:table-cell table:style-name="t10.A3" office:value-type="string">
            <text:p text:style-name="P18">800 mSv/h</text:p>
          </table:table-cell>
          <table:table-cell table:style-name="t10.B3" office:value-type="string">
            <text:p text:style-name="P16">$10-n<text:span text:style-name="T34">4</text:span></text:p>
          </table:table-cell>
          <table:table-cell table:style-name="t10.B3" office:value-type="string">
            <text:p text:style-name="P16">$10-d<text:span text:style-name="T34">4</text:span></text:p>
          </table:table-cell>
          <table:table-cell table:style-name="t10.D3" office:value-type="string">
            <text:section text:style-name="Sect1" text:name="Раздел50">
              <text:p text:style-name="P3">$10-<text:span text:style-name="T34">m</text:span><text:span text:style-name="T21">4</text:span><text:span text:style-name="T34">0</text:span></text:p>
              <text:p text:style-name="P47">$10-<text:span text:style-name="T34">m</text:span><text:span text:style-name="T21">4</text:span><text:span text:style-name="T34">1</text:span></text:p>
              <text:p text:style-name="P47">$10-<text:span text:style-name="T34">m</text:span><text:span text:style-name="T21">4</text:span><text:span text:style-name="T34">2</text:span></text:p>
              <text:p text:style-name="P47">$10-<text:span text:style-name="T34">m</text:span><text:span text:style-name="T21">4</text:span><text:span text:style-name="T34">3</text:span></text:p>
              <text:p text:style-name="P47">$10-<text:span text:style-name="T34">m</text:span><text:span text:style-name="T21">4</text:span><text:span text:style-name="T34">4</text:span></text:p>
            </text:section>
          </table:table-cell>
          <table:table-cell table:style-name="t10.B3" office:value-type="string">
            <text:p text:style-name="P16">$10-av<text:span text:style-name="T34">4</text:span></text:p>
          </table:table-cell>
          <table:table-cell table:style-name="t10.B3" office:value-type="string">
            <text:p text:style-name="P16">$10-o<text:span text:style-name="T34">4</text:span></text:p>
          </table:table-cell>
          <table:table-cell table:style-name="t10.B3" office:value-type="string">
            <text:p text:style-name="P9"><text:span text:style-name="T65">±</text:span><text:span text:style-name="T59">19</text:span></text:p>
          </table:table-cell>
          <table:table-cell table:style-name="t10.B3" office:value-type="string">
            <text:p text:style-name="P16">$10-q<text:span text:style-name="T34">4</text:span></text:p>
          </table:table-cell>
          <table:table-cell table:style-name="t10.I3" office:value-type="string">
            <text:p text:style-name="P35">±15</text:p>
          </table:table-cell>
        </table:table-row>
        <table:table-row>
          <table:table-cell table:style-name="t10.A3" office:value-type="string">
            <text:p text:style-name="P15">4.0 Sv/h</text:p>
          </table:table-cell>
          <table:table-cell table:style-name="t10.B3" office:value-type="string">
            <text:p text:style-name="P16">$10-n<text:span text:style-name="T34">5</text:span></text:p>
          </table:table-cell>
          <table:table-cell table:style-name="t10.B3" office:value-type="string">
            <text:p text:style-name="P16">$10-d<text:span text:style-name="T34">5</text:span></text:p>
          </table:table-cell>
          <table:table-cell table:style-name="t10.D3" office:value-type="string">
            <text:section text:style-name="Sect1" text:name="Раздел79">
              <text:p text:style-name="P3">$10-<text:span text:style-name="T34">m</text:span><text:span text:style-name="T21">5</text:span><text:span text:style-name="T34">0</text:span></text:p>
              <text:p text:style-name="P47">$10-<text:span text:style-name="T34">m</text:span><text:span text:style-name="T21">5</text:span><text:span text:style-name="T34">1</text:span></text:p>
              <text:p text:style-name="P47">$10-<text:span text:style-name="T34">m</text:span><text:span text:style-name="T21">5</text:span><text:span text:style-name="T34">2</text:span></text:p>
              <text:p text:style-name="P47">$10-<text:span text:style-name="T34">m</text:span><text:span text:style-name="T21">5</text:span><text:span text:style-name="T34">3</text:span></text:p>
              <text:p text:style-name="P47">$10-<text:span text:style-name="T34">m</text:span><text:span text:style-name="T21">5</text:span><text:span text:style-name="T34">4</text:span></text:p>
            </text:section>
          </table:table-cell>
          <table:table-cell table:style-name="t10.B3" office:value-type="string">
            <text:p text:style-name="P16">$10-av<text:span text:style-name="T34">5</text:span></text:p>
          </table:table-cell>
          <table:table-cell table:style-name="t10.B3" office:value-type="string">
            <text:p text:style-name="P16">$10-o<text:span text:style-name="T34">5</text:span></text:p>
          </table:table-cell>
          <table:table-cell table:style-name="t10.B3" office:value-type="string">
            <text:p text:style-name="P9"><text:span text:style-name="T65">±</text:span><text:span text:style-name="T59">19</text:span></text:p>
          </table:table-cell>
          <table:table-cell table:style-name="t10.B3" office:value-type="string">
            <text:p text:style-name="P16">$10-q<text:span text:style-name="T34">5</text:span></text:p>
          </table:table-cell>
          <table:table-cell table:style-name="t10.I3" office:value-type="string">
            <text:p text:style-name="P35">±15</text:p>
          </table:table-cell>
        </table:table-row>
        <table:table-row>
          <table:table-cell table:style-name="t10.A10" office:value-type="string">
            <text:p text:style-name="P15"><text:span text:style-name="T34">8</text:span>.0 Sv/h</text:p>
          </table:table-cell>
          <table:table-cell table:style-name="t10.B10" office:value-type="string">
            <text:p text:style-name="P16">$10-n<text:span text:style-name="T34">6</text:span></text:p>
          </table:table-cell>
          <table:table-cell table:style-name="t10.B10" office:value-type="string">
            <text:p text:style-name="P16">$10-d<text:span text:style-name="T34">6</text:span></text:p>
          </table:table-cell>
          <table:table-cell table:style-name="t10.D10" office:value-type="string">
            <text:section text:style-name="Sect1" text:name="Раздел80">
              <text:p text:style-name="P3">$10-<text:span text:style-name="T34">m60</text:span></text:p>
              <text:p text:style-name="P47">$10-<text:span text:style-name="T34">m61</text:span></text:p>
              <text:p text:style-name="P47">$10-<text:span text:style-name="T34">m</text:span><text:span text:style-name="T21">6</text:span><text:span text:style-name="T34">2</text:span></text:p>
              <text:p text:style-name="P47">$10-<text:span text:style-name="T34">m</text:span><text:span text:style-name="T21">6</text:span><text:span text:style-name="T34">3</text:span></text:p>
              <text:p text:style-name="P47">$10-<text:span text:style-name="T34">m</text:span><text:span text:style-name="T21">6</text:span><text:span text:style-name="T34">4</text:span></text:p>
            </text:section>
          </table:table-cell>
          <table:table-cell table:style-name="t10.B10" office:value-type="string">
            <text:p text:style-name="P16">$10-av<text:span text:style-name="T34">6</text:span></text:p>
          </table:table-cell>
          <table:table-cell table:style-name="t10.B10" office:value-type="string">
            <text:p text:style-name="P16">$10-o<text:span text:style-name="T34">6</text:span></text:p>
          </table:table-cell>
          <table:table-cell table:style-name="t10.B10" office:value-type="string">
            <text:p text:style-name="P9"><text:span text:style-name="T65">±</text:span><text:span text:style-name="T59">19</text:span></text:p>
          </table:table-cell>
          <table:table-cell table:style-name="t10.B10" office:value-type="string">
            <text:p text:style-name="P16">$10-q<text:span text:style-name="T34">6</text:span></text:p>
          </table:table-cell>
          <table:table-cell table:style-name="t10.I10" office:value-type="string">
            <text:p text:style-name="P35">±15</text:p>
          </table:table-cell>
        </table:table-row>
      </table:table>
      <table:table table:name="s10" table:style-name="s10">
        <table:table-column table:style-name="s10.A" table:number-columns-repeated="9"/>
        <table:table-column table:style-name="s10.J"/>
        <table:table-row>
          <table:table-cell table:style-name="s10.A1" table:number-columns-spanned="10" office:value-type="string">
            <text:p text:style-name="P52"><text:span text:style-name="T21">AT2503B/2 (</text:span><text:span text:style-name="T73">γ</text:span><text:span text:style-name="T21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43"><text:span text:style-name="T30">Actual dose value</text:span>,</text:p>
            <text:p text:style-name="P43"><text:span text:style-name="T23">H</text:span><text:span text:style-name="T40">p</text:span><text:span text:style-name="T39">0</text:span><text:span text:style-name="T21">(10)</text:span></text:p>
          </table:table-cell>
          <table:table-cell table:style-name="s10.B2" table:number-rows-spanned="2" office:value-type="string">
            <text:p text:style-name="P4">Dose rate,</text:p>
            <text:p text:style-name="P45"><text:span text:style-name="T35">Ḣ</text:span><text:span text:style-name="T45">oi</text:span><text:span text:style-name="T57">(10) /</text:span></text:p>
            <text:p text:style-name="P57">t, s</text:p>
          </table:table-cell>
          <table:table-cell table:style-name="s10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10.B2" table:number-columns-spanned="3" office:value-type="string">
            <text:p text:style-name="P44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3">Response variation</text:p>
            <text:p text:style-name="P60"><text:span text:style-name="T54">R</text:span><text:span text:style-name="T43">w</text:span><text:span text:style-name="T40">i</text:span><text:span text:style-name="T34">,</text:span> %</text:p>
          </table:table-cell>
          <table:table-cell table:style-name="s10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10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10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43"><text:span text:style-name="T23">H</text:span><text:span text:style-name="T40">pi</text:span><text:span text:style-name="T21">(10)</text:span></text:p>
          </table:table-cell>
          <table:table-cell table:style-name="s10.D3" office:value-type="string">
            <text:p text:style-name="P43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10.D3" office:value-type="string">
            <text:p text:style-name="P43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5">4.0 <text:span text:style-name="T34">µSv</text:span></text:p>
          </table:table-cell>
          <table:table-cell table:style-name="s10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10.B4" office:value-type="string">
            <text:p text:style-name="P8"><text:s text:c="2"/>$10-<text:span text:style-name="T21">dn</text:span>_<text:span text:style-name="T34">1 <text:s/></text:span></text:p>
            <text:p text:style-name="P19"><text:span text:style-name="T34">$10-</text:span><text:span text:style-name="T21">dd_1</text:span></text:p>
          </table:table-cell>
          <table:table-cell table:style-name="s10.B4" office:value-type="string">
            <text:p text:style-name="P16">$10-d_dev_<text:span text:style-name="T34">1</text:span></text:p>
          </table:table-cell>
          <table:table-cell table:style-name="s10.B4" office:value-type="string">
            <text:p text:style-name="P16">$10-dose_<text:span text:style-name="T34">1</text:span></text:p>
          </table:table-cell>
          <table:table-cell table:style-name="s10.B4" office:value-type="string">
            <text:p text:style-name="P16">$10-d_res_<text:span text:style-name="T34">1</text:span></text:p>
          </table:table-cell>
          <table:table-cell table:style-name="s10.B4" office:value-type="string">
            <text:p text:style-name="P16">$10-o_pog_<text:span text:style-name="T34">1</text:span></text:p>
          </table:table-cell>
          <table:table-cell table:style-name="s10.B4" office:value-type="string">
            <text:p text:style-name="P26">±20</text:p>
          </table:table-cell>
          <table:table-cell table:style-name="s10.B4" office:value-type="string">
            <text:p text:style-name="P16">$10-d_gran_<text:span text:style-name="T34">1</text:span></text:p>
          </table:table-cell>
          <table:table-cell table:style-name="s10.J4" office:value-type="string">
            <text:p text:style-name="P9"><text:span text:style-name="T65">±</text:span>15.2</text:p>
          </table:table-cell>
        </table:table-row>
        <table:table-row>
          <table:table-cell table:style-name="s10.A5" office:value-type="string">
            <text:p text:style-name="P15">4.0 mSv</text:p>
          </table:table-cell>
          <table:table-cell table:style-name="s10.B5" office:value-type="string">
            <text:p text:style-name="P8"><text:s text:c="2"/><text:span text:style-name="T34">8</text:span><text:span text:style-name="T21">0 m</text:span><text:span text:style-name="T34">Sv/h</text:span> <text:s/></text:p>
            <text:p text:style-name="P9">180s</text:p>
          </table:table-cell>
          <table:table-cell table:style-name="s10.B5" office:value-type="string">
            <text:p text:style-name="P8"><text:s text:c="2"/>$10-<text:span text:style-name="T21">dn</text:span>_<text:span text:style-name="T34">2 <text:s/></text:span></text:p>
            <text:p text:style-name="P19"><text:span text:style-name="T34">$10-</text:span><text:span text:style-name="T21">dd_</text:span><text:span text:style-name="T34">2</text:span></text:p>
          </table:table-cell>
          <table:table-cell table:style-name="s10.B5" office:value-type="string">
            <text:p text:style-name="P16">$10-d_dev_<text:span text:style-name="T34">2</text:span></text:p>
          </table:table-cell>
          <table:table-cell table:style-name="s10.B5" office:value-type="string">
            <text:p text:style-name="P16">$10-dose_<text:span text:style-name="T34">2</text:span></text:p>
          </table:table-cell>
          <table:table-cell table:style-name="s10.B5" office:value-type="string">
            <text:p text:style-name="P16">$10-d_res_<text:span text:style-name="T34">2</text:span></text:p>
          </table:table-cell>
          <table:table-cell table:style-name="s10.B5" office:value-type="string">
            <text:p text:style-name="P16">$10-o_pog_<text:span text:style-name="T34">2</text:span></text:p>
          </table:table-cell>
          <table:table-cell table:style-name="s10.B5" office:value-type="string">
            <text:p text:style-name="P26">±19</text:p>
          </table:table-cell>
          <table:table-cell table:style-name="s10.B5" office:value-type="string">
            <text:p text:style-name="P16">$10-d_gran_<text:span text:style-name="T34">2</text:span></text:p>
          </table:table-cell>
          <table:table-cell table:style-name="s10.J5" office:value-type="string">
            <text:p text:style-name="P9"><text:span text:style-name="T66">±</text:span>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52"><text:span text:style-name="T2">AT2503B/2 </text:span><text:span text:style-name="T21">(</text:span><text:span text:style-name="T73">γ</text:span><text:span text:style-name="T21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11.B2" office:value-type="string">
            <text:p text:style-name="P59">Radia-tion source <text:s/>number</text:p>
          </table:table-cell>
          <table:table-cell table:style-name="t11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11.B2" office:value-type="string">
            <text:p text:style-name="P42"><text:span text:style-name="T21">Dose rate measurement at check point</text:span>,</text:p>
            <text:p text:style-name="P42"><text:span text:style-name="T48">Ḣ</text:span><text:span text:style-name="T71">*</text:span><text:span text:style-name="T40">i</text:span><text:span text:style-name="T50">(10)</text:span></text:p>
          </table:table-cell>
          <table:table-cell table:style-name="t11.B2" office:value-type="string">
            <text:p text:style-name="P38"><text:span text:style-name="T21">Average value</text:span>, </text:p>
            <text:p text:style-name="P39"><text:span text:style-name="T23">H</text:span><text:span text:style-name="T40">pi</text:span><text:span text:style-name="T50">(10)</text:span></text:p>
          </table:table-cell>
          <table:table-cell table:style-name="t11.B2" office:value-type="string">
            <text:p text:style-name="P15"><text:span text:style-name="T31">Relative <text:s/>measure-ment</text:span> <text:span text:style-name="T21">error</text:span></text:p>
            <text:p text:style-name="P60"><text:span text:style-name="T35">θ</text:span><text:span text:style-name="T44">пр</text:span><text:span text:style-name="T40">i</text:span><text:span text:style-name="T34">,</text:span> %</text:p>
          </table:table-cell>
          <table:table-cell table:style-name="t11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11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11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44">Background</text:p>
          </table:table-cell>
          <table:table-cell table:style-name="t11.B3" office:value-type="string">
            <text:p text:style-name="P47">—</text:p>
          </table:table-cell>
          <table:table-cell table:style-name="t11.B3" office:value-type="string">
            <text:p text:style-name="P16">$11-d0</text:p>
          </table:table-cell>
          <table:table-cell table:style-name="t11.D3" office:value-type="string">
            <text:section text:style-name="Sect1" text:name="Раздел51">
              <text:p text:style-name="P47">$11-bg0</text:p>
              <text:p text:style-name="P47">$11-bg1</text:p>
              <text:p text:style-name="P47">$11-bg2</text:p>
              <text:p text:style-name="P47">$11-bg3</text:p>
              <text:p text:style-name="P47">$11-bg4</text:p>
              <text:p text:style-name="P47">$11-bg5</text:p>
              <text:p text:style-name="P47">$11-bg6</text:p>
              <text:p text:style-name="P47">$11-bg7</text:p>
              <text:p text:style-name="P43"/>
            </text:section>
          </table:table-cell>
          <table:table-cell table:style-name="t11.B3" office:value-type="string">
            <text:p text:style-name="P16">$11-av-bg</text:p>
          </table:table-cell>
          <table:table-cell table:style-name="t11.B3" office:value-type="string">
            <text:p text:style-name="P16">—</text:p>
          </table:table-cell>
          <table:table-cell table:style-name="t11.B3" office:value-type="string">
            <text:p text:style-name="P16">—</text:p>
          </table:table-cell>
          <table:table-cell table:style-name="t11.B3" office:value-type="string">
            <text:p text:style-name="P16">—</text:p>
          </table:table-cell>
          <table:table-cell table:style-name="t11.I3" office:value-type="string">
            <text:p text:style-name="P11">—</text:p>
          </table:table-cell>
        </table:table-row>
        <table:table-row>
          <table:table-cell table:style-name="t11.A3" office:value-type="string">
            <text:p text:style-name="P15">0.80 µSv/h</text:p>
          </table:table-cell>
          <table:table-cell table:style-name="t11.B3" office:value-type="string">
            <text:p text:style-name="P16">$11-n0</text:p>
          </table:table-cell>
          <table:table-cell table:style-name="t11.B3" office:value-type="string">
            <text:p text:style-name="P16">$11-d0</text:p>
          </table:table-cell>
          <table:table-cell table:style-name="t11.D3" office:value-type="string">
            <text:section text:style-name="Sect1" text:name="Раздел52">
              <text:p text:style-name="P47">$11-m00</text:p>
              <text:p text:style-name="P47">$11-m01</text:p>
              <text:p text:style-name="P47">$11-m02</text:p>
              <text:p text:style-name="P47">$11-m03</text:p>
              <text:p text:style-name="P47">$11-m04</text:p>
              <text:p text:style-name="P47">$11-m05</text:p>
              <text:p text:style-name="P47">$11-m06</text:p>
              <text:p text:style-name="P47">$11-m07</text:p>
              <text:p text:style-name="P47"/>
            </text:section>
          </table:table-cell>
          <table:table-cell table:style-name="t11.B3" office:value-type="string">
            <text:p text:style-name="P16">$11-av0</text:p>
          </table:table-cell>
          <table:table-cell table:style-name="t11.B3" office:value-type="string">
            <text:p text:style-name="P16">$11-o0</text:p>
          </table:table-cell>
          <table:table-cell table:style-name="t11.B3" office:value-type="string">
            <text:p text:style-name="P9"><text:span text:style-name="T65">±</text:span><text:span text:style-name="T59">20</text:span></text:p>
          </table:table-cell>
          <table:table-cell table:style-name="t11.B3" office:value-type="string">
            <text:p text:style-name="P16">$11-q0</text:p>
          </table:table-cell>
          <table:table-cell table:style-name="t11.I3" office:value-type="string">
            <text:p text:style-name="P35">±20</text:p>
          </table:table-cell>
        </table:table-row>
        <table:table-row>
          <table:table-cell table:style-name="t11.A3" office:value-type="string">
            <text:p text:style-name="P15">4.0 mSv/h</text:p>
          </table:table-cell>
          <table:table-cell table:style-name="t11.B3" office:value-type="string">
            <text:p text:style-name="P16">$11-n1</text:p>
          </table:table-cell>
          <table:table-cell table:style-name="t11.B3" office:value-type="string">
            <text:p text:style-name="P16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47">$11-m11</text:p>
              <text:p text:style-name="P47">$11-m12</text:p>
              <text:p text:style-name="P47">$11-m13</text:p>
              <text:p text:style-name="P47">$11-m14</text:p>
            </text:section>
          </table:table-cell>
          <table:table-cell table:style-name="t11.B3" office:value-type="string">
            <text:p text:style-name="P16">$11-av1</text:p>
          </table:table-cell>
          <table:table-cell table:style-name="t11.B3" office:value-type="string">
            <text:p text:style-name="P16">$11-o1</text:p>
          </table:table-cell>
          <table:table-cell table:style-name="t11.B3" office:value-type="string">
            <text:p text:style-name="P9"><text:span text:style-name="T65">±</text:span><text:span text:style-name="T59">19</text:span></text:p>
          </table:table-cell>
          <table:table-cell table:style-name="t11.B3" office:value-type="string">
            <text:p text:style-name="P16">$11-q1</text:p>
          </table:table-cell>
          <table:table-cell table:style-name="t11.I3" office:value-type="string">
            <text:p text:style-name="P35">±15</text:p>
          </table:table-cell>
        </table:table-row>
        <table:table-row>
          <table:table-cell table:style-name="t11.A3" office:value-type="string">
            <text:p text:style-name="P15">80<text:span text:style-name="T34">.</text:span>0 mSv/h</text:p>
          </table:table-cell>
          <table:table-cell table:style-name="t11.B3" office:value-type="string">
            <text:p text:style-name="P16">$11-n2</text:p>
          </table:table-cell>
          <table:table-cell table:style-name="t11.B3" office:value-type="string">
            <text:p text:style-name="P16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47">$11-m21</text:p>
              <text:p text:style-name="P47">$11-m22</text:p>
              <text:p text:style-name="P47">$11-m23</text:p>
              <text:p text:style-name="P47">$11-m24</text:p>
            </text:section>
          </table:table-cell>
          <table:table-cell table:style-name="t11.B3" office:value-type="string">
            <text:p text:style-name="P16">$11-av2</text:p>
          </table:table-cell>
          <table:table-cell table:style-name="t11.B3" office:value-type="string">
            <text:p text:style-name="P16">$11-o2</text:p>
          </table:table-cell>
          <table:table-cell table:style-name="t11.B3" office:value-type="string">
            <text:p text:style-name="P9"><text:span text:style-name="T65">±</text:span><text:span text:style-name="T59">19</text:span></text:p>
          </table:table-cell>
          <table:table-cell table:style-name="t11.B3" office:value-type="string">
            <text:p text:style-name="P16">$11-q2</text:p>
          </table:table-cell>
          <table:table-cell table:style-name="t11.I3" office:value-type="string">
            <text:p text:style-name="P35">±15</text:p>
          </table:table-cell>
        </table:table-row>
        <table:table-row>
          <table:table-cell table:style-name="t11.A3" office:value-type="string">
            <text:p text:style-name="P18"><text:span text:style-name="T21">4</text:span>00 mSv/h</text:p>
          </table:table-cell>
          <table:table-cell table:style-name="t11.B3" office:value-type="string">
            <text:p text:style-name="P16">$11-n3</text:p>
          </table:table-cell>
          <table:table-cell table:style-name="t11.B3" office:value-type="string">
            <text:p text:style-name="P16">$11-d3</text:p>
          </table:table-cell>
          <table:table-cell table:style-name="t11.D3" office:value-type="string">
            <text:section text:style-name="Sect1" text:name="Раздел95">
              <text:p text:style-name="P3">$11-m30</text:p>
              <text:p text:style-name="P47">$11-m31</text:p>
              <text:p text:style-name="P47">$11-m32</text:p>
              <text:p text:style-name="P47">$11-m33</text:p>
              <text:p text:style-name="P47">$11-m34</text:p>
            </text:section>
          </table:table-cell>
          <table:table-cell table:style-name="t11.B3" office:value-type="string">
            <text:p text:style-name="P16">$11-av3</text:p>
          </table:table-cell>
          <table:table-cell table:style-name="t11.B3" office:value-type="string">
            <text:p text:style-name="P16">$11-o3</text:p>
          </table:table-cell>
          <table:table-cell table:style-name="t11.B3" office:value-type="string">
            <text:p text:style-name="P9"><text:span text:style-name="T65">±</text:span><text:span text:style-name="T59">19</text:span></text:p>
          </table:table-cell>
          <table:table-cell table:style-name="t11.B3" office:value-type="string">
            <text:p text:style-name="P16">$11-q3</text:p>
          </table:table-cell>
          <table:table-cell table:style-name="t11.I3" office:value-type="string">
            <text:p text:style-name="P35">±15</text:p>
          </table:table-cell>
        </table:table-row>
        <table:table-row>
          <table:table-cell table:style-name="t11.A3" office:value-type="string">
            <text:p text:style-name="P18">800 mSv/h</text:p>
          </table:table-cell>
          <table:table-cell table:style-name="t11.B3" office:value-type="string">
            <text:p text:style-name="P16">$11-n<text:span text:style-name="T34">4</text:span></text:p>
          </table:table-cell>
          <table:table-cell table:style-name="t11.B3" office:value-type="string">
            <text:p text:style-name="P16">$11-d<text:span text:style-name="T34">4</text:span></text:p>
          </table:table-cell>
          <table:table-cell table:style-name="t11.D3" office:value-type="string">
            <text:section text:style-name="Sect1" text:name="Раздел55">
              <text:p text:style-name="P3">$11-<text:span text:style-name="T34">m</text:span><text:span text:style-name="T21">4</text:span><text:span text:style-name="T34">0</text:span></text:p>
              <text:p text:style-name="P47">$11-<text:span text:style-name="T34">m</text:span><text:span text:style-name="T21">4</text:span><text:span text:style-name="T34">1</text:span></text:p>
              <text:p text:style-name="P47">$11-<text:span text:style-name="T34">m</text:span><text:span text:style-name="T21">4</text:span><text:span text:style-name="T34">2</text:span></text:p>
              <text:p text:style-name="P47">$11-<text:span text:style-name="T34">m</text:span><text:span text:style-name="T21">4</text:span><text:span text:style-name="T34">3</text:span></text:p>
              <text:p text:style-name="P47">$11-<text:span text:style-name="T34">m</text:span><text:span text:style-name="T21">4</text:span><text:span text:style-name="T34">4</text:span></text:p>
            </text:section>
          </table:table-cell>
          <table:table-cell table:style-name="t11.B3" office:value-type="string">
            <text:p text:style-name="P16">$11-av<text:span text:style-name="T34">4</text:span></text:p>
          </table:table-cell>
          <table:table-cell table:style-name="t11.B3" office:value-type="string">
            <text:p text:style-name="P16">$11-o<text:span text:style-name="T34">4</text:span></text:p>
          </table:table-cell>
          <table:table-cell table:style-name="t11.B3" office:value-type="string">
            <text:p text:style-name="P9"><text:span text:style-name="T65">±</text:span><text:span text:style-name="T59">19</text:span></text:p>
          </table:table-cell>
          <table:table-cell table:style-name="t11.B3" office:value-type="string">
            <text:p text:style-name="P16">$11-q<text:span text:style-name="T34">4</text:span></text:p>
          </table:table-cell>
          <table:table-cell table:style-name="t11.I3" office:value-type="string">
            <text:p text:style-name="P35">±15</text:p>
          </table:table-cell>
        </table:table-row>
        <table:table-row>
          <table:table-cell table:style-name="t11.A3" office:value-type="string">
            <text:p text:style-name="P15">4.0 Sv/h</text:p>
          </table:table-cell>
          <table:table-cell table:style-name="t11.B3" office:value-type="string">
            <text:p text:style-name="P16">$11-n<text:span text:style-name="T34">5</text:span></text:p>
          </table:table-cell>
          <table:table-cell table:style-name="t11.B3" office:value-type="string">
            <text:p text:style-name="P16">$11-d<text:span text:style-name="T34">5</text:span></text:p>
          </table:table-cell>
          <table:table-cell table:style-name="t11.D3" office:value-type="string">
            <text:section text:style-name="Sect1" text:name="Раздел81">
              <text:p text:style-name="P3">$11-<text:span text:style-name="T34">m</text:span><text:span text:style-name="T21">5</text:span><text:span text:style-name="T34">0</text:span></text:p>
              <text:p text:style-name="P47">$11-<text:span text:style-name="T34">m</text:span><text:span text:style-name="T21">5</text:span><text:span text:style-name="T34">1</text:span></text:p>
              <text:p text:style-name="P47">$11-<text:span text:style-name="T34">m</text:span><text:span text:style-name="T21">5</text:span><text:span text:style-name="T34">2</text:span></text:p>
              <text:p text:style-name="P47">$11-<text:span text:style-name="T34">m</text:span><text:span text:style-name="T21">5</text:span><text:span text:style-name="T34">3</text:span></text:p>
              <text:p text:style-name="P47">$11-<text:span text:style-name="T34">m</text:span><text:span text:style-name="T21">5</text:span><text:span text:style-name="T34">4</text:span></text:p>
            </text:section>
          </table:table-cell>
          <table:table-cell table:style-name="t11.B3" office:value-type="string">
            <text:p text:style-name="P16">$11-av<text:span text:style-name="T34">5</text:span></text:p>
          </table:table-cell>
          <table:table-cell table:style-name="t11.B3" office:value-type="string">
            <text:p text:style-name="P16">$11-o<text:span text:style-name="T34">5</text:span></text:p>
          </table:table-cell>
          <table:table-cell table:style-name="t11.B3" office:value-type="string">
            <text:p text:style-name="P9"><text:span text:style-name="T65">±</text:span><text:span text:style-name="T59">19</text:span></text:p>
          </table:table-cell>
          <table:table-cell table:style-name="t11.B3" office:value-type="string">
            <text:p text:style-name="P16">$11-q<text:span text:style-name="T34">5</text:span></text:p>
          </table:table-cell>
          <table:table-cell table:style-name="t11.I3" office:value-type="string">
            <text:p text:style-name="P35">±15</text:p>
          </table:table-cell>
        </table:table-row>
        <table:table-row>
          <table:table-cell table:style-name="t11.A10" office:value-type="string">
            <text:p text:style-name="P15"><text:span text:style-name="T34">8</text:span>.0 Sv/h</text:p>
          </table:table-cell>
          <table:table-cell table:style-name="t11.B10" office:value-type="string">
            <text:p text:style-name="P16">$11-n<text:span text:style-name="T34">6</text:span></text:p>
          </table:table-cell>
          <table:table-cell table:style-name="t11.B10" office:value-type="string">
            <text:p text:style-name="P16">$11-d<text:span text:style-name="T34">6</text:span></text:p>
          </table:table-cell>
          <table:table-cell table:style-name="t11.D10" office:value-type="string">
            <text:section text:style-name="Sect1" text:name="Раздел82">
              <text:p text:style-name="P3">$11-<text:span text:style-name="T34">m60</text:span></text:p>
              <text:p text:style-name="P47">$11-<text:span text:style-name="T34">m61</text:span></text:p>
              <text:p text:style-name="P47">$11-<text:span text:style-name="T34">m</text:span><text:span text:style-name="T21">6</text:span><text:span text:style-name="T34">2</text:span></text:p>
              <text:p text:style-name="P47">$11-<text:span text:style-name="T34">m</text:span><text:span text:style-name="T21">6</text:span><text:span text:style-name="T34">3</text:span></text:p>
              <text:p text:style-name="P47">$11-<text:span text:style-name="T34">m</text:span><text:span text:style-name="T21">6</text:span><text:span text:style-name="T34">4</text:span></text:p>
            </text:section>
          </table:table-cell>
          <table:table-cell table:style-name="t11.B10" office:value-type="string">
            <text:p text:style-name="P16">$11-av<text:span text:style-name="T34">6</text:span></text:p>
          </table:table-cell>
          <table:table-cell table:style-name="t11.B10" office:value-type="string">
            <text:p text:style-name="P16">$11-o<text:span text:style-name="T34">6</text:span></text:p>
          </table:table-cell>
          <table:table-cell table:style-name="t11.B10" office:value-type="string">
            <text:p text:style-name="P9"><text:span text:style-name="T65">±</text:span><text:span text:style-name="T59">19</text:span></text:p>
          </table:table-cell>
          <table:table-cell table:style-name="t11.B10" office:value-type="string">
            <text:p text:style-name="P16">$11-q<text:span text:style-name="T34">6</text:span></text:p>
          </table:table-cell>
          <table:table-cell table:style-name="t11.I10" office:value-type="string">
            <text:p text:style-name="P35">±15</text:p>
          </table:table-cell>
        </table:table-row>
      </table:table>
      <table:table table:name="s11" table:style-name="s11">
        <table:table-column table:style-name="s11.A" table:number-columns-repeated="9"/>
        <table:table-column table:style-name="s11.J"/>
        <table:table-row>
          <table:table-cell table:style-name="s11.A1" table:number-columns-spanned="10" office:value-type="string">
            <text:p text:style-name="P52"><text:span text:style-name="T21">AT2503B/2 (</text:span><text:span text:style-name="T73">γ</text:span><text:span text:style-name="T21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43"><text:span text:style-name="T30">Actual dose value</text:span>,</text:p>
            <text:p text:style-name="P43"><text:span text:style-name="T23">H</text:span><text:span text:style-name="T40">p</text:span><text:span text:style-name="T39">0</text:span><text:span text:style-name="T21">(10)</text:span></text:p>
          </table:table-cell>
          <table:table-cell table:style-name="s11.B2" table:number-rows-spanned="2" office:value-type="string">
            <text:p text:style-name="P4">Dose rate,</text:p>
            <text:p text:style-name="P45"><text:span text:style-name="T35">Ḣ</text:span><text:span text:style-name="T45">oi</text:span><text:span text:style-name="T57">(10) /</text:span></text:p>
            <text:p text:style-name="P57">t, s</text:p>
          </table:table-cell>
          <table:table-cell table:style-name="s11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11.B2" table:number-columns-spanned="3" office:value-type="string">
            <text:p text:style-name="P44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3">Response variation</text:p>
            <text:p text:style-name="P60"><text:span text:style-name="T54">R</text:span><text:span text:style-name="T43">w</text:span><text:span text:style-name="T40">i</text:span><text:span text:style-name="T34">,</text:span> %</text:p>
          </table:table-cell>
          <table:table-cell table:style-name="s11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11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11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43"><text:span text:style-name="T23">H</text:span><text:span text:style-name="T40">pi</text:span><text:span text:style-name="T21">(10)</text:span></text:p>
          </table:table-cell>
          <table:table-cell table:style-name="s11.D3" office:value-type="string">
            <text:p text:style-name="P43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11.D3" office:value-type="string">
            <text:p text:style-name="P43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5">4.0 <text:span text:style-name="T34">µSv</text:span></text:p>
          </table:table-cell>
          <table:table-cell table:style-name="s11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11.B4" office:value-type="string">
            <text:p text:style-name="P8"><text:s text:c="2"/>$11-<text:span text:style-name="T21">dn</text:span>_<text:span text:style-name="T34">1 <text:s/></text:span></text:p>
            <text:p text:style-name="P19"><text:span text:style-name="T34">$11-</text:span><text:span text:style-name="T21">dd_1</text:span></text:p>
          </table:table-cell>
          <table:table-cell table:style-name="s11.B4" office:value-type="string">
            <text:p text:style-name="P16">$11-d_dev_<text:span text:style-name="T34">1</text:span></text:p>
          </table:table-cell>
          <table:table-cell table:style-name="s11.B4" office:value-type="string">
            <text:p text:style-name="P16">$11-dose_<text:span text:style-name="T34">1</text:span></text:p>
          </table:table-cell>
          <table:table-cell table:style-name="s11.B4" office:value-type="string">
            <text:p text:style-name="P16">$11-d_res_<text:span text:style-name="T34">1</text:span></text:p>
          </table:table-cell>
          <table:table-cell table:style-name="s11.B4" office:value-type="string">
            <text:p text:style-name="P16">$11-o_pog_<text:span text:style-name="T34">1</text:span></text:p>
          </table:table-cell>
          <table:table-cell table:style-name="s11.B4" office:value-type="string">
            <text:p text:style-name="P26">±20</text:p>
          </table:table-cell>
          <table:table-cell table:style-name="s11.B4" office:value-type="string">
            <text:p text:style-name="P16">$11-d_gran_<text:span text:style-name="T34">1</text:span></text:p>
          </table:table-cell>
          <table:table-cell table:style-name="s11.J4" office:value-type="string">
            <text:p text:style-name="P9"><text:span text:style-name="T65">±</text:span>15.2</text:p>
          </table:table-cell>
        </table:table-row>
        <table:table-row>
          <table:table-cell table:style-name="s11.A5" office:value-type="string">
            <text:p text:style-name="P15">4.0 mSv</text:p>
          </table:table-cell>
          <table:table-cell table:style-name="s11.B5" office:value-type="string">
            <text:p text:style-name="P8"><text:s text:c="2"/><text:span text:style-name="T34">8</text:span><text:span text:style-name="T21">0 m</text:span><text:span text:style-name="T34">Sv/h</text:span> <text:s/></text:p>
            <text:p text:style-name="P9">180s</text:p>
          </table:table-cell>
          <table:table-cell table:style-name="s11.B5" office:value-type="string">
            <text:p text:style-name="P8"><text:s text:c="2"/>$11-<text:span text:style-name="T21">dn</text:span>_<text:span text:style-name="T34">2 <text:s/></text:span></text:p>
            <text:p text:style-name="P19"><text:span text:style-name="T34">$11-</text:span><text:span text:style-name="T21">dd_</text:span><text:span text:style-name="T34">2</text:span></text:p>
          </table:table-cell>
          <table:table-cell table:style-name="s11.B5" office:value-type="string">
            <text:p text:style-name="P16">$11-d_dev_<text:span text:style-name="T34">2</text:span></text:p>
          </table:table-cell>
          <table:table-cell table:style-name="s11.B5" office:value-type="string">
            <text:p text:style-name="P16">$11-dose_<text:span text:style-name="T34">2</text:span></text:p>
          </table:table-cell>
          <table:table-cell table:style-name="s11.B5" office:value-type="string">
            <text:p text:style-name="P16">$11-d_res_<text:span text:style-name="T34">2</text:span></text:p>
          </table:table-cell>
          <table:table-cell table:style-name="s11.B5" office:value-type="string">
            <text:p text:style-name="P16">$11-o_pog_<text:span text:style-name="T34">2</text:span></text:p>
          </table:table-cell>
          <table:table-cell table:style-name="s11.B5" office:value-type="string">
            <text:p text:style-name="P26">±19</text:p>
          </table:table-cell>
          <table:table-cell table:style-name="s11.B5" office:value-type="string">
            <text:p text:style-name="P16">$11-d_gran_<text:span text:style-name="T34">2</text:span></text:p>
          </table:table-cell>
          <table:table-cell table:style-name="s11.J5" office:value-type="string">
            <text:p text:style-name="P9"><text:span text:style-name="T66">±</text:span>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52"><text:span text:style-name="T2">AT2503B/2 </text:span><text:span text:style-name="T21">(</text:span><text:span text:style-name="T73">γ</text:span><text:span text:style-name="T21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0">Dose rate at check point,</text:p>
            <text:p text:style-name="P14"><text:span text:style-name="T48">Ḣ</text:span><text:span text:style-name="T40">oi</text:span><text:span text:style-name="T50">(10)</text:span></text:p>
          </table:table-cell>
          <table:table-cell table:style-name="t12.B2" office:value-type="string">
            <text:p text:style-name="P59">Radia-tion source <text:s/>number</text:p>
          </table:table-cell>
          <table:table-cell table:style-name="t12.B2" office:value-type="string">
            <text:p text:style-name="P15"><text:span text:style-name="T21">Distance to source</text:span>, </text:p>
            <text:p text:style-name="P12">R, сm</text:p>
          </table:table-cell>
          <table:table-cell table:style-name="t12.B2" office:value-type="string">
            <text:p text:style-name="P42"><text:span text:style-name="T21">Dose rate measurement at check point</text:span>,</text:p>
            <text:p text:style-name="P42"><text:span text:style-name="T48">Ḣ</text:span><text:span text:style-name="T71">*</text:span><text:span text:style-name="T40">i</text:span><text:span text:style-name="T50">(10)</text:span></text:p>
          </table:table-cell>
          <table:table-cell table:style-name="t12.B2" office:value-type="string">
            <text:p text:style-name="P38"><text:span text:style-name="T21">Average value</text:span>, </text:p>
            <text:p text:style-name="P39"><text:span text:style-name="T23">H</text:span><text:span text:style-name="T40">pi</text:span><text:span text:style-name="T50">(10)</text:span></text:p>
          </table:table-cell>
          <table:table-cell table:style-name="t12.B2" office:value-type="string">
            <text:p text:style-name="P15"><text:span text:style-name="T31">Relative <text:s/>measure-ment</text:span> <text:span text:style-name="T21">error</text:span></text:p>
            <text:p text:style-name="P60"><text:span text:style-name="T35">θ</text:span><text:span text:style-name="T44">пр</text:span><text:span text:style-name="T40">i</text:span><text:span text:style-name="T34">,</text:span> %</text:p>
          </table:table-cell>
          <table:table-cell table:style-name="t12.B2" office:value-type="string">
            <text:p text:style-name="P17"><text:span text:style-name="T72">Relative standard deviation</text:span>,</text:p>
            <text:p text:style-name="P17"><text:span text:style-name="T21">S</text:span><text:span text:style-name="T40">i</text:span><text:span text:style-name="T21">, %</text:span></text:p>
          </table:table-cell>
          <table:table-cell table:style-name="t12.B2" office:value-type="string">
            <text:p text:style-name="P32"><text:span text:style-name="T21">Confidence limit of the intrinsic <text:s/>relative error</text:span> <text:span text:style-name="T27">Δ</text:span><text:span text:style-name="T40">i</text:span><text:span text:style-name="T21">,</text:span> %</text:p>
          </table:table-cell>
          <table:table-cell table:style-name="t12.I2" office:value-type="string">
            <text:p text:style-name="P24">Limits of intrinsic relative</text:p>
            <text:p text:style-name="P25"><text:span text:style-name="T21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44">Background</text:p>
          </table:table-cell>
          <table:table-cell table:style-name="t12.B3" office:value-type="string">
            <text:p text:style-name="P47">—</text:p>
          </table:table-cell>
          <table:table-cell table:style-name="t12.B3" office:value-type="string">
            <text:p text:style-name="P16">$12-d0</text:p>
          </table:table-cell>
          <table:table-cell table:style-name="t12.D3" office:value-type="string">
            <text:section text:style-name="Sect1" text:name="Раздел56">
              <text:p text:style-name="P47">$12-bg0</text:p>
              <text:p text:style-name="P47">$12-bg1</text:p>
              <text:p text:style-name="P47">$12-bg2</text:p>
              <text:p text:style-name="P47">$12-bg3</text:p>
              <text:p text:style-name="P47">$12-bg4</text:p>
              <text:p text:style-name="P47">$12-bg5</text:p>
              <text:p text:style-name="P47">$12-bg6</text:p>
              <text:p text:style-name="P47">$12-bg7</text:p>
              <text:p text:style-name="P43"/>
            </text:section>
          </table:table-cell>
          <table:table-cell table:style-name="t12.B3" office:value-type="string">
            <text:p text:style-name="P16">$12-av-bg</text:p>
          </table:table-cell>
          <table:table-cell table:style-name="t12.B3" office:value-type="string">
            <text:p text:style-name="P16">—</text:p>
          </table:table-cell>
          <table:table-cell table:style-name="t12.B3" office:value-type="string">
            <text:p text:style-name="P16">—</text:p>
          </table:table-cell>
          <table:table-cell table:style-name="t12.B3" office:value-type="string">
            <text:p text:style-name="P16">—</text:p>
          </table:table-cell>
          <table:table-cell table:style-name="t12.I3" office:value-type="string">
            <text:p text:style-name="P11">—</text:p>
          </table:table-cell>
        </table:table-row>
        <table:table-row>
          <table:table-cell table:style-name="t12.A3" office:value-type="string">
            <text:p text:style-name="P15">0.80 µSv/h</text:p>
          </table:table-cell>
          <table:table-cell table:style-name="t12.B3" office:value-type="string">
            <text:p text:style-name="P16">$12-n0</text:p>
          </table:table-cell>
          <table:table-cell table:style-name="t12.B3" office:value-type="string">
            <text:p text:style-name="P16">$12-d0</text:p>
          </table:table-cell>
          <table:table-cell table:style-name="t12.D3" office:value-type="string">
            <text:section text:style-name="Sect1" text:name="Раздел57">
              <text:p text:style-name="P47">$12-m00</text:p>
              <text:p text:style-name="P47">$12-m01</text:p>
              <text:p text:style-name="P47">$12-m02</text:p>
              <text:p text:style-name="P47">$12-m03</text:p>
              <text:p text:style-name="P47">$12-m04</text:p>
              <text:p text:style-name="P47">$12-m05</text:p>
              <text:p text:style-name="P47">$12-m06</text:p>
              <text:p text:style-name="P47">$12-m07</text:p>
              <text:p text:style-name="P47"/>
            </text:section>
          </table:table-cell>
          <table:table-cell table:style-name="t12.B3" office:value-type="string">
            <text:p text:style-name="P16">$12-av0</text:p>
          </table:table-cell>
          <table:table-cell table:style-name="t12.B3" office:value-type="string">
            <text:p text:style-name="P16">$12-o0</text:p>
          </table:table-cell>
          <table:table-cell table:style-name="t12.B3" office:value-type="string">
            <text:p text:style-name="P9"><text:span text:style-name="T65">±</text:span><text:span text:style-name="T59">20</text:span></text:p>
          </table:table-cell>
          <table:table-cell table:style-name="t12.B3" office:value-type="string">
            <text:p text:style-name="P16">$12-q0</text:p>
          </table:table-cell>
          <table:table-cell table:style-name="t12.I3" office:value-type="string">
            <text:p text:style-name="P35">±20</text:p>
          </table:table-cell>
        </table:table-row>
        <table:table-row>
          <table:table-cell table:style-name="t12.A3" office:value-type="string">
            <text:p text:style-name="P15">4.0 mSv/h</text:p>
          </table:table-cell>
          <table:table-cell table:style-name="t12.B3" office:value-type="string">
            <text:p text:style-name="P16">$12-n1</text:p>
          </table:table-cell>
          <table:table-cell table:style-name="t12.B3" office:value-type="string">
            <text:p text:style-name="P16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47">$12-m11</text:p>
              <text:p text:style-name="P47">$12-m12</text:p>
              <text:p text:style-name="P47">$12-m13</text:p>
              <text:p text:style-name="P47">$12-m14</text:p>
            </text:section>
          </table:table-cell>
          <table:table-cell table:style-name="t12.B3" office:value-type="string">
            <text:p text:style-name="P16">$12-av1</text:p>
          </table:table-cell>
          <table:table-cell table:style-name="t12.B3" office:value-type="string">
            <text:p text:style-name="P16">$12-o1</text:p>
          </table:table-cell>
          <table:table-cell table:style-name="t12.B3" office:value-type="string">
            <text:p text:style-name="P9"><text:span text:style-name="T65">±</text:span><text:span text:style-name="T59">19</text:span></text:p>
          </table:table-cell>
          <table:table-cell table:style-name="t12.B3" office:value-type="string">
            <text:p text:style-name="P16">$12-q1</text:p>
          </table:table-cell>
          <table:table-cell table:style-name="t12.I3" office:value-type="string">
            <text:p text:style-name="P35">±15</text:p>
          </table:table-cell>
        </table:table-row>
        <table:table-row>
          <table:table-cell table:style-name="t12.A3" office:value-type="string">
            <text:p text:style-name="P15">80<text:span text:style-name="T34">.</text:span>0 mSv/h</text:p>
          </table:table-cell>
          <table:table-cell table:style-name="t12.B3" office:value-type="string">
            <text:p text:style-name="P16">$12-n2</text:p>
          </table:table-cell>
          <table:table-cell table:style-name="t12.B3" office:value-type="string">
            <text:p text:style-name="P16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47">$12-m21</text:p>
              <text:p text:style-name="P47">$12-m22</text:p>
              <text:p text:style-name="P47">$12-m23</text:p>
              <text:p text:style-name="P47">$12-m24</text:p>
            </text:section>
          </table:table-cell>
          <table:table-cell table:style-name="t12.B3" office:value-type="string">
            <text:p text:style-name="P16">$12-av2</text:p>
          </table:table-cell>
          <table:table-cell table:style-name="t12.B3" office:value-type="string">
            <text:p text:style-name="P16">$12-o2</text:p>
          </table:table-cell>
          <table:table-cell table:style-name="t12.B3" office:value-type="string">
            <text:p text:style-name="P9"><text:span text:style-name="T65">±</text:span><text:span text:style-name="T59">19</text:span></text:p>
          </table:table-cell>
          <table:table-cell table:style-name="t12.B3" office:value-type="string">
            <text:p text:style-name="P16">$12-q2</text:p>
          </table:table-cell>
          <table:table-cell table:style-name="t12.I3" office:value-type="string">
            <text:p text:style-name="P35">±15</text:p>
          </table:table-cell>
        </table:table-row>
        <table:table-row>
          <table:table-cell table:style-name="t12.A3" office:value-type="string">
            <text:p text:style-name="P18"><text:span text:style-name="T21">4</text:span>00 mSv/h</text:p>
          </table:table-cell>
          <table:table-cell table:style-name="t12.B3" office:value-type="string">
            <text:p text:style-name="P16">$12-n3</text:p>
          </table:table-cell>
          <table:table-cell table:style-name="t12.B3" office:value-type="string">
            <text:p text:style-name="P16">$12-d3</text:p>
          </table:table-cell>
          <table:table-cell table:style-name="t12.D3" office:value-type="string">
            <text:section text:style-name="Sect1" text:name="Раздел96">
              <text:p text:style-name="P3">$12-m30</text:p>
              <text:p text:style-name="P47">$12-m31</text:p>
              <text:p text:style-name="P47">$12-m32</text:p>
              <text:p text:style-name="P47">$12-m33</text:p>
              <text:p text:style-name="P47">$12-m34</text:p>
            </text:section>
          </table:table-cell>
          <table:table-cell table:style-name="t12.B3" office:value-type="string">
            <text:p text:style-name="P16">$12-av3</text:p>
          </table:table-cell>
          <table:table-cell table:style-name="t12.B3" office:value-type="string">
            <text:p text:style-name="P16">$12-o3</text:p>
          </table:table-cell>
          <table:table-cell table:style-name="t12.B3" office:value-type="string">
            <text:p text:style-name="P9"><text:span text:style-name="T65">±</text:span><text:span text:style-name="T59">19</text:span></text:p>
          </table:table-cell>
          <table:table-cell table:style-name="t12.B3" office:value-type="string">
            <text:p text:style-name="P16">$12-q3</text:p>
          </table:table-cell>
          <table:table-cell table:style-name="t12.I3" office:value-type="string">
            <text:p text:style-name="P35">±15</text:p>
          </table:table-cell>
        </table:table-row>
        <table:table-row>
          <table:table-cell table:style-name="t12.A3" office:value-type="string">
            <text:p text:style-name="P18">800 mSv/h</text:p>
          </table:table-cell>
          <table:table-cell table:style-name="t12.B3" office:value-type="string">
            <text:p text:style-name="P16">$12-n<text:span text:style-name="T34">4</text:span></text:p>
          </table:table-cell>
          <table:table-cell table:style-name="t12.B3" office:value-type="string">
            <text:p text:style-name="P16">$12-d<text:span text:style-name="T34">4</text:span></text:p>
          </table:table-cell>
          <table:table-cell table:style-name="t12.D3" office:value-type="string">
            <text:section text:style-name="Sect1" text:name="Раздел60">
              <text:p text:style-name="P3">$12-<text:span text:style-name="T34">m</text:span><text:span text:style-name="T21">4</text:span><text:span text:style-name="T34">0</text:span></text:p>
              <text:p text:style-name="P47">$12-<text:span text:style-name="T34">m</text:span><text:span text:style-name="T21">4</text:span><text:span text:style-name="T34">1</text:span></text:p>
              <text:p text:style-name="P47">$12-<text:span text:style-name="T34">m</text:span><text:span text:style-name="T21">4</text:span><text:span text:style-name="T34">2</text:span></text:p>
              <text:p text:style-name="P47">$12-<text:span text:style-name="T34">m</text:span><text:span text:style-name="T21">4</text:span><text:span text:style-name="T34">3</text:span></text:p>
              <text:p text:style-name="P47">$12-<text:span text:style-name="T34">m</text:span><text:span text:style-name="T21">4</text:span><text:span text:style-name="T34">4</text:span></text:p>
            </text:section>
          </table:table-cell>
          <table:table-cell table:style-name="t12.B3" office:value-type="string">
            <text:p text:style-name="P16">$12-av<text:span text:style-name="T34">4</text:span></text:p>
          </table:table-cell>
          <table:table-cell table:style-name="t12.B3" office:value-type="string">
            <text:p text:style-name="P16">$12-o<text:span text:style-name="T34">4</text:span></text:p>
          </table:table-cell>
          <table:table-cell table:style-name="t12.B3" office:value-type="string">
            <text:p text:style-name="P9"><text:span text:style-name="T65">±</text:span><text:span text:style-name="T59">19</text:span></text:p>
          </table:table-cell>
          <table:table-cell table:style-name="t12.B3" office:value-type="string">
            <text:p text:style-name="P16">$12-q<text:span text:style-name="T34">4</text:span></text:p>
          </table:table-cell>
          <table:table-cell table:style-name="t12.I3" office:value-type="string">
            <text:p text:style-name="P35">±15</text:p>
          </table:table-cell>
        </table:table-row>
        <table:table-row>
          <table:table-cell table:style-name="t12.A3" office:value-type="string">
            <text:p text:style-name="P15">4.0 Sv/h</text:p>
          </table:table-cell>
          <table:table-cell table:style-name="t12.B3" office:value-type="string">
            <text:p text:style-name="P16">$12-n<text:span text:style-name="T34">5</text:span></text:p>
          </table:table-cell>
          <table:table-cell table:style-name="t12.B3" office:value-type="string">
            <text:p text:style-name="P16">$12-d<text:span text:style-name="T34">5</text:span></text:p>
          </table:table-cell>
          <table:table-cell table:style-name="t12.D3" office:value-type="string">
            <text:section text:style-name="Sect1" text:name="Раздел83">
              <text:p text:style-name="P3">$12-<text:span text:style-name="T34">m</text:span><text:span text:style-name="T21">5</text:span><text:span text:style-name="T34">0</text:span></text:p>
              <text:p text:style-name="P47">$12-<text:span text:style-name="T34">m</text:span><text:span text:style-name="T21">5</text:span><text:span text:style-name="T34">1</text:span></text:p>
              <text:p text:style-name="P47">$12-<text:span text:style-name="T34">m</text:span><text:span text:style-name="T21">5</text:span><text:span text:style-name="T34">2</text:span></text:p>
              <text:p text:style-name="P47">$12-<text:span text:style-name="T34">m</text:span><text:span text:style-name="T21">5</text:span><text:span text:style-name="T34">3</text:span></text:p>
              <text:p text:style-name="P47">$12-<text:span text:style-name="T34">m</text:span><text:span text:style-name="T21">5</text:span><text:span text:style-name="T34">4</text:span></text:p>
            </text:section>
          </table:table-cell>
          <table:table-cell table:style-name="t12.B3" office:value-type="string">
            <text:p text:style-name="P16">$12-av<text:span text:style-name="T34">5</text:span></text:p>
          </table:table-cell>
          <table:table-cell table:style-name="t12.B3" office:value-type="string">
            <text:p text:style-name="P16">$12-o<text:span text:style-name="T34">5</text:span></text:p>
          </table:table-cell>
          <table:table-cell table:style-name="t12.B3" office:value-type="string">
            <text:p text:style-name="P9"><text:span text:style-name="T65">±</text:span><text:span text:style-name="T59">19</text:span></text:p>
          </table:table-cell>
          <table:table-cell table:style-name="t12.B3" office:value-type="string">
            <text:p text:style-name="P16">$12-q<text:span text:style-name="T34">5</text:span></text:p>
          </table:table-cell>
          <table:table-cell table:style-name="t12.I3" office:value-type="string">
            <text:p text:style-name="P35">±15</text:p>
          </table:table-cell>
        </table:table-row>
        <table:table-row>
          <table:table-cell table:style-name="t12.A10" office:value-type="string">
            <text:p text:style-name="P15"><text:span text:style-name="T34">8</text:span>.0 Sv/h</text:p>
          </table:table-cell>
          <table:table-cell table:style-name="t12.B10" office:value-type="string">
            <text:p text:style-name="P16">$12-n<text:span text:style-name="T34">6</text:span></text:p>
          </table:table-cell>
          <table:table-cell table:style-name="t12.B10" office:value-type="string">
            <text:p text:style-name="P16">$12-d<text:span text:style-name="T34">6</text:span></text:p>
          </table:table-cell>
          <table:table-cell table:style-name="t12.D10" office:value-type="string">
            <text:section text:style-name="Sect1" text:name="Раздел84">
              <text:p text:style-name="P3">$12-<text:span text:style-name="T34">m60</text:span></text:p>
              <text:p text:style-name="P47">$12-<text:span text:style-name="T34">m61</text:span></text:p>
              <text:p text:style-name="P47">$12-<text:span text:style-name="T34">m</text:span><text:span text:style-name="T21">6</text:span><text:span text:style-name="T34">2</text:span></text:p>
              <text:p text:style-name="P47">$12-<text:span text:style-name="T34">m</text:span><text:span text:style-name="T21">6</text:span><text:span text:style-name="T34">3</text:span></text:p>
              <text:p text:style-name="P47">$12-<text:span text:style-name="T34">m</text:span><text:span text:style-name="T21">6</text:span><text:span text:style-name="T34">4</text:span></text:p>
            </text:section>
          </table:table-cell>
          <table:table-cell table:style-name="t12.B10" office:value-type="string">
            <text:p text:style-name="P16">$12-av<text:span text:style-name="T34">6</text:span></text:p>
          </table:table-cell>
          <table:table-cell table:style-name="t12.B10" office:value-type="string">
            <text:p text:style-name="P16">$12-o<text:span text:style-name="T34">6</text:span></text:p>
          </table:table-cell>
          <table:table-cell table:style-name="t12.B10" office:value-type="string">
            <text:p text:style-name="P9"><text:span text:style-name="T65">±</text:span><text:span text:style-name="T59">19</text:span></text:p>
          </table:table-cell>
          <table:table-cell table:style-name="t12.B10" office:value-type="string">
            <text:p text:style-name="P16">$12-q<text:span text:style-name="T34">6</text:span></text:p>
          </table:table-cell>
          <table:table-cell table:style-name="t12.I10" office:value-type="string">
            <text:p text:style-name="P35">±15</text:p>
          </table:table-cell>
        </table:table-row>
      </table:table>
      <table:table table:name="s12" table:style-name="s12">
        <table:table-column table:style-name="s12.A" table:number-columns-repeated="9"/>
        <table:table-column table:style-name="s12.J"/>
        <table:table-row>
          <table:table-cell table:style-name="s12.A1" table:number-columns-spanned="10" office:value-type="string">
            <text:p text:style-name="P52"><text:span text:style-name="T21">AT2503B/2 (</text:span><text:span text:style-name="T73">γ</text:span><text:span text:style-name="T21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43"><text:span text:style-name="T30">Actual dose value</text:span>,</text:p>
            <text:p text:style-name="P43"><text:span text:style-name="T23">H</text:span><text:span text:style-name="T40">p</text:span><text:span text:style-name="T39">0</text:span><text:span text:style-name="T21">(10)</text:span></text:p>
          </table:table-cell>
          <table:table-cell table:style-name="s12.B2" table:number-rows-spanned="2" office:value-type="string">
            <text:p text:style-name="P4">Dose rate,</text:p>
            <text:p text:style-name="P45"><text:span text:style-name="T35">Ḣ</text:span><text:span text:style-name="T45">oi</text:span><text:span text:style-name="T57">(10) /</text:span></text:p>
            <text:p text:style-name="P57">t, s</text:p>
          </table:table-cell>
          <table:table-cell table:style-name="s12.B2" table:number-rows-spanned="2" office:value-type="string">
            <text:p text:style-name="P58">Radiati<text:span text:style-name="T74">on source / </text:span></text:p>
            <text:p text:style-name="P56">d, cm</text:p>
          </table:table-cell>
          <table:table-cell table:style-name="s12.B2" table:number-columns-spanned="3" office:value-type="string">
            <text:p text:style-name="P44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3">Response variation</text:p>
            <text:p text:style-name="P60"><text:span text:style-name="T54">R</text:span><text:span text:style-name="T43">w</text:span><text:span text:style-name="T40">i</text:span><text:span text:style-name="T34">,</text:span> %</text:p>
          </table:table-cell>
          <table:table-cell table:style-name="s12.B2" table:number-rows-spanned="2" office:value-type="string">
            <text:p text:style-name="P31"><text:span text:style-name="T21">Response variation limits, </text:span><text:span text:style-name="T27">R</text:span><text:span text:style-name="T43">w</text:span><text:span text:style-name="T40">i</text:span><text:span text:style-name="T21">, %</text:span></text:p>
          </table:table-cell>
          <table:table-cell table:style-name="s12.B2" table:number-rows-spanned="2" office:value-type="string">
            <text:p text:style-name="P32"><text:span text:style-name="T21">Coefficient of variation </text:span><text:span text:style-name="T22">v</text:span><text:span text:style-name="T40">i</text:span><text:span text:style-name="T21">,</text:span> %</text:p>
          </table:table-cell>
          <table:table-cell table:style-name="s12.J2" table:number-rows-spanned="2" office:value-type="string">
            <text:p text:style-name="P23">Coefficient</text:p>
            <text:p text:style-name="P25"><text:span text:style-name="T32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43"><text:span text:style-name="T23">H</text:span><text:span text:style-name="T40">pi</text:span><text:span text:style-name="T21">(10)</text:span></text:p>
          </table:table-cell>
          <table:table-cell table:style-name="s12.D3" office:value-type="string">
            <text:p text:style-name="P43"><text:span text:style-name="T23">H</text:span><text:span text:style-name="T40">pi</text:span><text:span text:style-name="T21">(10)</text:span><text:span text:style-name="T39">meas</text:span><text:span text:style-name="T38">.</text:span></text:p>
          </table:table-cell>
          <table:table-cell table:style-name="s12.D3" office:value-type="string">
            <text:p text:style-name="P43"><text:span text:style-name="T23">H</text:span><text:span text:style-name="T40">pi</text:span><text:span text:style-name="T27">(10)</text:span><text:span text:style-name="T43">meas</text:span><text:span text:style-name="T45">.</text:span><text:span text:style-name="T56">-</text:span><text:span text:style-name="T23">H</text:span><text:span text:style-name="T40">p</text:span><text:span text:style-name="T39">0</text:span><text:span text:style-name="T21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5">4.0 <text:span text:style-name="T34">µSv</text:span></text:p>
          </table:table-cell>
          <table:table-cell table:style-name="s12.B4" office:value-type="string">
            <text:p text:style-name="P8"><text:s text:c="2"/>4<text:span text:style-name="T21">0 </text:span><text:span text:style-name="T34">µSv/h</text:span> <text:s/></text:p>
            <text:p text:style-name="P9"><text:span text:style-name="T34">360</text:span>s</text:p>
          </table:table-cell>
          <table:table-cell table:style-name="s12.B4" office:value-type="string">
            <text:p text:style-name="P8"><text:s text:c="2"/>$12-<text:span text:style-name="T21">dn</text:span>_<text:span text:style-name="T34">1 <text:s/></text:span></text:p>
            <text:p text:style-name="P19"><text:span text:style-name="T34">$12-</text:span><text:span text:style-name="T21">dd_1</text:span></text:p>
          </table:table-cell>
          <table:table-cell table:style-name="s12.B4" office:value-type="string">
            <text:p text:style-name="P16">$12-d_dev_<text:span text:style-name="T34">1</text:span></text:p>
          </table:table-cell>
          <table:table-cell table:style-name="s12.B4" office:value-type="string">
            <text:p text:style-name="P16">$12-dose_<text:span text:style-name="T34">1</text:span></text:p>
          </table:table-cell>
          <table:table-cell table:style-name="s12.B4" office:value-type="string">
            <text:p text:style-name="P16">$12-d_res_<text:span text:style-name="T34">1</text:span></text:p>
          </table:table-cell>
          <table:table-cell table:style-name="s12.B4" office:value-type="string">
            <text:p text:style-name="P16">$12-o_pog_<text:span text:style-name="T34">1</text:span></text:p>
          </table:table-cell>
          <table:table-cell table:style-name="s12.B4" office:value-type="string">
            <text:p text:style-name="P26">±20</text:p>
          </table:table-cell>
          <table:table-cell table:style-name="s12.B4" office:value-type="string">
            <text:p text:style-name="P16">$12-d_gran_<text:span text:style-name="T34">1</text:span></text:p>
          </table:table-cell>
          <table:table-cell table:style-name="s12.J4" office:value-type="string">
            <text:p text:style-name="P9"><text:span text:style-name="T65">±</text:span>15.2</text:p>
          </table:table-cell>
        </table:table-row>
        <table:table-row>
          <table:table-cell table:style-name="s12.A5" office:value-type="string">
            <text:p text:style-name="P15">4.0 mSv</text:p>
          </table:table-cell>
          <table:table-cell table:style-name="s12.B5" office:value-type="string">
            <text:p text:style-name="P8"><text:s text:c="2"/><text:span text:style-name="T34">8</text:span><text:span text:style-name="T21">0 m</text:span><text:span text:style-name="T34">Sv/h</text:span> <text:s/></text:p>
            <text:p text:style-name="P9">180s</text:p>
          </table:table-cell>
          <table:table-cell table:style-name="s12.B5" office:value-type="string">
            <text:p text:style-name="P8"><text:s text:c="2"/>$12-<text:span text:style-name="T21">dn</text:span>_<text:span text:style-name="T34">2 <text:s/></text:span></text:p>
            <text:p text:style-name="P19"><text:span text:style-name="T34">$12-</text:span><text:span text:style-name="T21">dd_</text:span><text:span text:style-name="T34">2</text:span></text:p>
          </table:table-cell>
          <table:table-cell table:style-name="s12.B5" office:value-type="string">
            <text:p text:style-name="P16">$12-d_dev_<text:span text:style-name="T34">2</text:span></text:p>
          </table:table-cell>
          <table:table-cell table:style-name="s12.B5" office:value-type="string">
            <text:p text:style-name="P16">$12-dose_<text:span text:style-name="T34">2</text:span></text:p>
          </table:table-cell>
          <table:table-cell table:style-name="s12.B5" office:value-type="string">
            <text:p text:style-name="P16">$12-d_res_<text:span text:style-name="T34">2</text:span></text:p>
          </table:table-cell>
          <table:table-cell table:style-name="s12.B5" office:value-type="string">
            <text:p text:style-name="P16">$12-o_pog_<text:span text:style-name="T34">2</text:span></text:p>
          </table:table-cell>
          <table:table-cell table:style-name="s12.B5" office:value-type="string">
            <text:p text:style-name="P26">±19</text:p>
          </table:table-cell>
          <table:table-cell table:style-name="s12.B5" office:value-type="string">
            <text:p text:style-name="P16">$12-d_gran_<text:span text:style-name="T34">2</text:span></text:p>
          </table:table-cell>
          <table:table-cell table:style-name="s12.J5" office:value-type="string">
            <text:p text:style-name="P9"><text:span text:style-name="T66">±</text:span>5</text:p>
          </table:table-cell>
        </table:table-row>
      </table:table>
      <text:p text:style-name="P5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9">Calibrated by:</text:p>
          </table:table-cell>
          <table:table-cell table:style-name="Таблица1.A1" office:value-type="string">
            <text:p text:style-name="P50">$calibratedBy</text:p>
          </table:table-cell>
          <table:table-cell table:style-name="Таблица1.A1" office:value-type="string">
            <text:p text:style-name="P41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A1" office:value-type="string">
            <text:p text:style-name="P40"/>
          </table:table-cell>
          <table:table-cell table:style-name="Таблица1.C2" office:value-type="string">
            <text:p text:style-name="P48">(signature)</text:p>
          </table:table-cell>
        </table:table-row>
        <table:table-row>
          <table:table-cell table:style-name="Таблица1.A1" office:value-type="string">
            <text:p text:style-name="P49">Technical control:</text:p>
          </table:table-cell>
          <table:table-cell table:style-name="Таблица1.A1" office:value-type="string">
            <text:p text:style-name="P51">$controlledBy</text:p>
          </table:table-cell>
          <table:table-cell table:style-name="Таблица1.A1" office:value-type="string">
            <text:p text:style-name="P41"><text:s text:c="36"/></text:p>
          </table:table-cell>
        </table:table-row>
        <table:table-row>
          <table:table-cell table:style-name="Таблица1.A1" office:value-type="string">
            <text:p text:style-name="P40"/>
          </table:table-cell>
          <table:table-cell table:style-name="Таблица1.B4" office:value-type="string">
            <text:p text:style-name="P40"/>
          </table:table-cell>
          <table:table-cell table:style-name="Таблица1.C2" office:value-type="string">
            <text:p text:style-name="P48">(signature)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2</text:span><text:span text:style-name="MT2"><text:tab/>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12T16:58:18.15</dc:date>
    <meta:editing-duration>P3DT16H21M42S</meta:editing-duration>
    <meta:editing-cycles>463</meta:editing-cycles>
    <meta:generator>OpenOffice/4.1.6$Win32 OpenOffice.org_project/416m1$Build-9790</meta:generator>
    <meta:document-statistic meta:table-count="25" meta:image-count="1" meta:object-count="0" meta:page-count="7" meta:paragraph-count="2059" meta:word-count="3077" meta:character-count="18388"/>
  </office:meta>
</office:document-meta>
</file>